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2"/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29"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econdPolynomial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16373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27" office:value-type="string" calcext:value-type="string">
            <text:p>f(r) = C0*R0+C1*R1+C2*R2</text:p>
          </table:table-cell>
          <table:table-cell table:style-name="ce9"/>
          <table:table-cell table:number-columns-repeated="3"/>
          <table:table-cell table:style-name="ce9"/>
          <table:table-cell table:number-columns-repeated="2"/>
          <table:table-cell>
            <draw:frame draw:z-index="0" draw:name="Chart 2" draw:style-name="gr1" svg:width="9.0898in" svg:height="5.1362in" svg:x="0.2114in" svg:y="0.0287in">
              <draw:object draw:notify-on-update-of-ranges="SecondPolynomial.I13:SecondPolynomial.I13 SecondPolynomial.I14:SecondPolynomial.I64 SecondPolynomial.J13:SecondPolynomial.J13 SecondPolynomial.J14:SecondPolynomial.J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number-columns-repeated="8"/>
          <table:table-cell table:style-name="ce10"/>
          <table:table-cell table:style-name="Default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office:value-type="string" calcext:value-type="string">
            <text:p><text:s/>= C0</text:p>
          </table:table-cell>
          <table:table-cell table:number-columns-repeated="3"/>
          <table:table-cell table:style-name="ce30" office:value-type="string" calcext:value-type="string">
            <text:p>C0=</text:p>
          </table:table-cell>
          <table:table-cell table:style-name="ce14" office:value-type="float" office:value="1.14" calcext:value-type="float">
            <text:p>1.14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2" calcext:value-type="float">
            <text:p>2.00</text:p>
          </table:table-cell>
          <table:table-cell office:value-type="string" calcext:value-type="string">
            <text:p><text:s/>= C1</text:p>
          </table:table-cell>
          <table:table-cell table:number-columns-repeated="3"/>
          <table:table-cell table:style-name="ce30" office:value-type="string" calcext:value-type="string">
            <text:p>C1=</text:p>
          </table:table-cell>
          <table:table-cell table:style-name="ce14" office:value-type="float" office:value="1.98" calcext:value-type="float">
            <text:p>1.98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/>
          <table:table-cell table:style-name="ce5"/>
          <table:table-cell/>
          <table:table-cell office:value-type="float" office:value="3" calcext:value-type="float">
            <text:p>3.00</text:p>
          </table:table-cell>
          <table:table-cell office:value-type="string" calcext:value-type="string">
            <text:p><text:s/>= C2</text:p>
          </table:table-cell>
          <table:table-cell table:number-columns-repeated="3"/>
          <table:table-cell table:style-name="ce30" office:value-type="string" calcext:value-type="string">
            <text:p>C2=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table:style-name="ce4" office:value-type="string" calcext:value-type="string">
            <text:p><text:s/>= Noise Magnitude</text:p>
          </table:table-cell>
          <table:table-cell table:number-columns-repeated="3"/>
          <table:table-cell table:style-name="ce30" office:value-type="string" calcext:value-type="string">
            <text:p><text:s/>C''' O(N^2)</text:p>
          </table:table-cell>
          <table:table-cell table:style-name="ce14" office:value-type="float" office:value="3.3" calcext:value-type="float">
            <text:p>3.3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style-name="ro1">
          <table:table-cell table:number-columns-repeated="3"/>
          <table:table-cell table:style-name="Default"/>
          <table:table-cell table:style-name="ce4"/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16"/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/>
          <table:table-cell table:style-name="Default"/>
          <table:table-cell/>
          <table:table-cell table:style-name="Default"/>
          <table:table-cell table:style-name="ce3" office:value-type="string" calcext:value-type="string">
            <text:p>BigO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^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f</text:p>
          </table:table-cell>
          <table:table-cell/>
          <table:table-cell table:style-name="ce9" office:value-type="string" calcext:value-type="string">
            <text:p>Curve Fit</text:p>
          </table:table-cell>
          <table:table-cell table:style-name="ce9" office:value-type="string" calcext:value-type="string">
            <text:p>C'''g(N^2)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14]^0"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table:formula="of:=[.D14]*[.D14]" office:value-type="float" office:value="0.0625" calcext:value-type="float">
            <text:p>0.06</text:p>
          </table:table-cell>
          <table:table-cell table:formula="of:=(RAND()*2-1)*[.$D$8]" office:value-type="float" office:value="0.357751875005291" calcext:value-type="float">
            <text:p>0.36</text:p>
          </table:table-cell>
          <table:table-cell table:formula="of:=[.$D$5]*[.C14]+[.$D$6]*[.D14]+[.$D$7]*[.E14]+[.F14]" office:value-type="float" office:value="2.04525187500529" calcext:value-type="float">
            <text:p>2.05</text:p>
          </table:table-cell>
          <table:table-cell/>
          <table:table-cell table:formula="of:=[.$J$5]*[.C14]+[.$J$6]*[.D14]+[.$J$7]*[.E14]" office:value-type="float" office:value="1.8225" calcext:value-type="float">
            <text:p>1.82</text:p>
          </table:table-cell>
          <table:table-cell table:style-name="ce32" table:formula="of:=[.E14]*[.$J$8]" office:value-type="float" office:value="0.20625" calcext:value-type="float">
            <text:p>0.21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15]^0"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table:formula="of:=[.D15]*[.D15]" office:value-type="float" office:value="0.25" calcext:value-type="float">
            <text:p>0.25</text:p>
          </table:table-cell>
          <table:table-cell table:formula="of:=(RAND()*2-1)*[.$D$8]" office:value-type="float" office:value="0.804688793806789" calcext:value-type="float">
            <text:p>0.80</text:p>
          </table:table-cell>
          <table:table-cell table:formula="of:=[.$D$5]*[.C15]+[.$D$6]*[.D15]+[.$D$7]*[.E15]+[.F15]" office:value-type="float" office:value="3.55468879380679" calcext:value-type="float">
            <text:p>3.55</text:p>
          </table:table-cell>
          <table:table-cell/>
          <table:table-cell table:formula="of:=[.$J$5]*[.C15]+[.$J$6]*[.D15]+[.$J$7]*[.E15]" office:value-type="float" office:value="2.88" calcext:value-type="float">
            <text:p>2.88</text:p>
          </table:table-cell>
          <table:table-cell table:style-name="ce32" table:formula="of:=[.E15]*[.$J$8]" office:value-type="float" office:value="0.825" calcext:value-type="float">
            <text:p>0.83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D16]^0"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formula="of:=[.D16]*[.D16]" office:value-type="float" office:value="0.5625" calcext:value-type="float">
            <text:p>0.56</text:p>
          </table:table-cell>
          <table:table-cell table:formula="of:=(RAND()*2-1)*[.$D$8]" office:value-type="float" office:value="0.978560287175865" calcext:value-type="float">
            <text:p>0.98</text:p>
          </table:table-cell>
          <table:table-cell table:formula="of:=[.$D$5]*[.C16]+[.$D$6]*[.D16]+[.$D$7]*[.E16]+[.F16]" office:value-type="float" office:value="5.16606028717587" calcext:value-type="float">
            <text:p>5.17</text:p>
          </table:table-cell>
          <table:table-cell/>
          <table:table-cell table:formula="of:=[.$J$5]*[.C16]+[.$J$6]*[.D16]+[.$J$7]*[.E16]" office:value-type="float" office:value="4.3125" calcext:value-type="float">
            <text:p>4.31</text:p>
          </table:table-cell>
          <table:table-cell table:style-name="ce32" table:formula="of:=[.E16]*[.$J$8]" office:value-type="float" office:value="1.85625" calcext:value-type="float">
            <text:p>1.86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17]^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[.D17]*[.D17]" office:value-type="float" office:value="1" calcext:value-type="float">
            <text:p>1.00</text:p>
          </table:table-cell>
          <table:table-cell table:formula="of:=(RAND()*2-1)*[.$D$8]" office:value-type="float" office:value="-0.813290277367062" calcext:value-type="float">
            <text:p>-0.81</text:p>
          </table:table-cell>
          <table:table-cell table:formula="of:=[.$D$5]*[.C17]+[.$D$6]*[.D17]+[.$D$7]*[.E17]+[.F17]" office:value-type="float" office:value="5.18670972263294" calcext:value-type="float">
            <text:p>5.19</text:p>
          </table:table-cell>
          <table:table-cell/>
          <table:table-cell table:formula="of:=[.$J$5]*[.C17]+[.$J$6]*[.D17]+[.$J$7]*[.E17]" office:value-type="float" office:value="6.12" calcext:value-type="float">
            <text:p>6.12</text:p>
          </table:table-cell>
          <table:table-cell table:style-name="ce32" table:formula="of:=[.E17]*[.$J$8]" office:value-type="float" office:value="3.3" calcext:value-type="float">
            <text:p>3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18]^0" office:value-type="float" office:value="1" calcext:value-type="float">
            <text:p>1.00</text:p>
          </table:table-cell>
          <table:table-cell office:value-type="float" office:value="1.25" calcext:value-type="float">
            <text:p>1.25</text:p>
          </table:table-cell>
          <table:table-cell table:formula="of:=[.D18]*[.D18]" office:value-type="float" office:value="1.5625" calcext:value-type="float">
            <text:p>1.56</text:p>
          </table:table-cell>
          <table:table-cell table:formula="of:=(RAND()*2-1)*[.$D$8]" office:value-type="float" office:value="-0.7334693195403" calcext:value-type="float">
            <text:p>-0.73</text:p>
          </table:table-cell>
          <table:table-cell table:formula="of:=[.$D$5]*[.C18]+[.$D$6]*[.D18]+[.$D$7]*[.E18]+[.F18]" office:value-type="float" office:value="7.4540306804597" calcext:value-type="float">
            <text:p>7.45</text:p>
          </table:table-cell>
          <table:table-cell/>
          <table:table-cell table:formula="of:=[.$J$5]*[.C18]+[.$J$6]*[.D18]+[.$J$7]*[.E18]" office:value-type="float" office:value="8.3025" calcext:value-type="float">
            <text:p>8.30</text:p>
          </table:table-cell>
          <table:table-cell table:style-name="ce32" table:formula="of:=[.E18]*[.$J$8]" office:value-type="float" office:value="5.15625" calcext:value-type="float">
            <text:p>5.16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19]^0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formula="of:=[.D19]*[.D19]" office:value-type="float" office:value="2.25" calcext:value-type="float">
            <text:p>2.25</text:p>
          </table:table-cell>
          <table:table-cell table:formula="of:=(RAND()*2-1)*[.$D$8]" office:value-type="float" office:value="0.794494056826779" calcext:value-type="float">
            <text:p>0.79</text:p>
          </table:table-cell>
          <table:table-cell table:formula="of:=[.$D$5]*[.C19]+[.$D$6]*[.D19]+[.$D$7]*[.E19]+[.F19]" office:value-type="float" office:value="11.5444940568268" calcext:value-type="float">
            <text:p>11.54</text:p>
          </table:table-cell>
          <table:table-cell/>
          <table:table-cell table:formula="of:=[.$J$5]*[.C19]+[.$J$6]*[.D19]+[.$J$7]*[.E19]" office:value-type="float" office:value="10.86" calcext:value-type="float">
            <text:p>10.86</text:p>
          </table:table-cell>
          <table:table-cell table:style-name="ce32" table:formula="of:=[.E19]*[.$J$8]" office:value-type="float" office:value="7.425" calcext:value-type="float">
            <text:p>7.43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D20]^0" office:value-type="float" office:value="1" calcext:value-type="float">
            <text:p>1.00</text:p>
          </table:table-cell>
          <table:table-cell office:value-type="float" office:value="1.75" calcext:value-type="float">
            <text:p>1.75</text:p>
          </table:table-cell>
          <table:table-cell table:formula="of:=[.D20]*[.D20]" office:value-type="float" office:value="3.0625" calcext:value-type="float">
            <text:p>3.06</text:p>
          </table:table-cell>
          <table:table-cell table:formula="of:=(RAND()*2-1)*[.$D$8]" office:value-type="float" office:value="-0.775604422631087" calcext:value-type="float">
            <text:p>-0.78</text:p>
          </table:table-cell>
          <table:table-cell table:formula="of:=[.$D$5]*[.C20]+[.$D$6]*[.D20]+[.$D$7]*[.E20]+[.F20]" office:value-type="float" office:value="12.9118955773689" calcext:value-type="float">
            <text:p>12.91</text:p>
          </table:table-cell>
          <table:table-cell/>
          <table:table-cell table:formula="of:=[.$J$5]*[.C20]+[.$J$6]*[.D20]+[.$J$7]*[.E20]" office:value-type="float" office:value="13.7925" calcext:value-type="float">
            <text:p>13.79</text:p>
          </table:table-cell>
          <table:table-cell table:style-name="ce32" table:formula="of:=[.E20]*[.$J$8]" office:value-type="float" office:value="10.10625" calcext:value-type="float">
            <text:p>10.11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21]^0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formula="of:=[.D21]*[.D21]" office:value-type="float" office:value="4" calcext:value-type="float">
            <text:p>4.00</text:p>
          </table:table-cell>
          <table:table-cell table:formula="of:=(RAND()*2-1)*[.$D$8]" office:value-type="float" office:value="0.802108532536864" calcext:value-type="float">
            <text:p>0.80</text:p>
          </table:table-cell>
          <table:table-cell table:formula="of:=[.$D$5]*[.C21]+[.$D$6]*[.D21]+[.$D$7]*[.E21]+[.F21]" office:value-type="float" office:value="17.8021085325369" calcext:value-type="float">
            <text:p>17.80</text:p>
          </table:table-cell>
          <table:table-cell/>
          <table:table-cell table:formula="of:=[.$J$5]*[.C21]+[.$J$6]*[.D21]+[.$J$7]*[.E21]" office:value-type="float" office:value="17.1" calcext:value-type="float">
            <text:p>17.10</text:p>
          </table:table-cell>
          <table:table-cell table:style-name="ce32" table:formula="of:=[.E21]*[.$J$8]" office:value-type="float" office:value="13.2" calcext:value-type="float">
            <text:p>13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22]^0" office:value-type="float" office:value="1" calcext:value-type="float">
            <text:p>1.00</text:p>
          </table:table-cell>
          <table:table-cell office:value-type="float" office:value="2.25" calcext:value-type="float">
            <text:p>2.25</text:p>
          </table:table-cell>
          <table:table-cell table:formula="of:=[.D22]*[.D22]" office:value-type="float" office:value="5.0625" calcext:value-type="float">
            <text:p>5.06</text:p>
          </table:table-cell>
          <table:table-cell table:formula="of:=(RAND()*2-1)*[.$D$8]" office:value-type="float" office:value="0.387027207360718" calcext:value-type="float">
            <text:p>0.39</text:p>
          </table:table-cell>
          <table:table-cell table:formula="of:=[.$D$5]*[.C22]+[.$D$6]*[.D22]+[.$D$7]*[.E22]+[.F22]" office:value-type="float" office:value="21.0745272073607" calcext:value-type="float">
            <text:p>21.07</text:p>
          </table:table-cell>
          <table:table-cell/>
          <table:table-cell table:formula="of:=[.$J$5]*[.C22]+[.$J$6]*[.D22]+[.$J$7]*[.E22]" office:value-type="float" office:value="20.7825" calcext:value-type="float">
            <text:p>20.78</text:p>
          </table:table-cell>
          <table:table-cell table:style-name="ce32" table:formula="of:=[.E22]*[.$J$8]" office:value-type="float" office:value="16.70625" calcext:value-type="float">
            <text:p>16.71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23]^0" office:value-type="float" office:value="1" calcext:value-type="float">
            <text:p>1.00</text:p>
          </table:table-cell>
          <table:table-cell office:value-type="float" office:value="2.5" calcext:value-type="float">
            <text:p>2.50</text:p>
          </table:table-cell>
          <table:table-cell table:formula="of:=[.D23]*[.D23]" office:value-type="float" office:value="6.25" calcext:value-type="float">
            <text:p>6.25</text:p>
          </table:table-cell>
          <table:table-cell table:formula="of:=(RAND()*2-1)*[.$D$8]" office:value-type="float" office:value="0.383815310245798" calcext:value-type="float">
            <text:p>0.38</text:p>
          </table:table-cell>
          <table:table-cell table:formula="of:=[.$D$5]*[.C23]+[.$D$6]*[.D23]+[.$D$7]*[.E23]+[.F23]" office:value-type="float" office:value="25.1338153102458" calcext:value-type="float">
            <text:p>25.13</text:p>
          </table:table-cell>
          <table:table-cell/>
          <table:table-cell table:formula="of:=[.$J$5]*[.C23]+[.$J$6]*[.D23]+[.$J$7]*[.E23]" office:value-type="float" office:value="24.84" calcext:value-type="float">
            <text:p>24.84</text:p>
          </table:table-cell>
          <table:table-cell table:style-name="ce32" table:formula="of:=[.E23]*[.$J$8]" office:value-type="float" office:value="20.625" calcext:value-type="float">
            <text:p>20.63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D24]^0" office:value-type="float" office:value="1" calcext:value-type="float">
            <text:p>1.00</text:p>
          </table:table-cell>
          <table:table-cell office:value-type="float" office:value="2.75" calcext:value-type="float">
            <text:p>2.75</text:p>
          </table:table-cell>
          <table:table-cell table:formula="of:=[.D24]*[.D24]" office:value-type="float" office:value="7.5625" calcext:value-type="float">
            <text:p>7.56</text:p>
          </table:table-cell>
          <table:table-cell table:formula="of:=(RAND()*2-1)*[.$D$8]" office:value-type="float" office:value="0.774513256101264" calcext:value-type="float">
            <text:p>0.77</text:p>
          </table:table-cell>
          <table:table-cell table:formula="of:=[.$D$5]*[.C24]+[.$D$6]*[.D24]+[.$D$7]*[.E24]+[.F24]" office:value-type="float" office:value="29.9620132561013" calcext:value-type="float">
            <text:p>29.96</text:p>
          </table:table-cell>
          <table:table-cell/>
          <table:table-cell table:formula="of:=[.$J$5]*[.C24]+[.$J$6]*[.D24]+[.$J$7]*[.E24]" office:value-type="float" office:value="29.2725" calcext:value-type="float">
            <text:p>29.27</text:p>
          </table:table-cell>
          <table:table-cell table:style-name="ce32" table:formula="of:=[.E24]*[.$J$8]" office:value-type="float" office:value="24.95625" calcext:value-type="float">
            <text:p>24.96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25]^0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table:formula="of:=[.D25]*[.D25]" office:value-type="float" office:value="9" calcext:value-type="float">
            <text:p>9.00</text:p>
          </table:table-cell>
          <table:table-cell table:formula="of:=(RAND()*2-1)*[.$D$8]" office:value-type="float" office:value="0.605357303135621" calcext:value-type="float">
            <text:p>0.61</text:p>
          </table:table-cell>
          <table:table-cell table:formula="of:=[.$D$5]*[.C25]+[.$D$6]*[.D25]+[.$D$7]*[.E25]+[.F25]" office:value-type="float" office:value="34.6053573031356" calcext:value-type="float">
            <text:p>34.61</text:p>
          </table:table-cell>
          <table:table-cell/>
          <table:table-cell table:formula="of:=[.$J$5]*[.C25]+[.$J$6]*[.D25]+[.$J$7]*[.E25]" office:value-type="float" office:value="34.08" calcext:value-type="float">
            <text:p>34.08</text:p>
          </table:table-cell>
          <table:table-cell table:style-name="ce32" table:formula="of:=[.E25]*[.$J$8]" office:value-type="float" office:value="29.7" calcext:value-type="float">
            <text:p>29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D26]^0" office:value-type="float" office:value="1" calcext:value-type="float">
            <text:p>1.00</text:p>
          </table:table-cell>
          <table:table-cell office:value-type="float" office:value="3.25" calcext:value-type="float">
            <text:p>3.25</text:p>
          </table:table-cell>
          <table:table-cell table:formula="of:=[.D26]*[.D26]" office:value-type="float" office:value="10.5625" calcext:value-type="float">
            <text:p>10.56</text:p>
          </table:table-cell>
          <table:table-cell table:formula="of:=(RAND()*2-1)*[.$D$8]" office:value-type="float" office:value="-0.967413043926312" calcext:value-type="float">
            <text:p>-0.97</text:p>
          </table:table-cell>
          <table:table-cell table:formula="of:=[.$D$5]*[.C26]+[.$D$6]*[.D26]+[.$D$7]*[.E26]+[.F26]" office:value-type="float" office:value="38.2200869560737" calcext:value-type="float">
            <text:p>38.22</text:p>
          </table:table-cell>
          <table:table-cell/>
          <table:table-cell table:formula="of:=[.$J$5]*[.C26]+[.$J$6]*[.D26]+[.$J$7]*[.E26]" office:value-type="float" office:value="39.2625" calcext:value-type="float">
            <text:p>39.26</text:p>
          </table:table-cell>
          <table:table-cell table:style-name="ce32" table:formula="of:=[.E26]*[.$J$8]" office:value-type="float" office:value="34.85625" calcext:value-type="float">
            <text:p>34.86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D27]^0" office:value-type="float" office:value="1" calcext:value-type="float">
            <text:p>1.00</text:p>
          </table:table-cell>
          <table:table-cell office:value-type="float" office:value="3.5" calcext:value-type="float">
            <text:p>3.50</text:p>
          </table:table-cell>
          <table:table-cell table:formula="of:=[.D27]*[.D27]" office:value-type="float" office:value="12.25" calcext:value-type="float">
            <text:p>12.25</text:p>
          </table:table-cell>
          <table:table-cell table:formula="of:=(RAND()*2-1)*[.$D$8]" office:value-type="float" office:value="0.840627176706667" calcext:value-type="float">
            <text:p>0.84</text:p>
          </table:table-cell>
          <table:table-cell table:formula="of:=[.$D$5]*[.C27]+[.$D$6]*[.D27]+[.$D$7]*[.E27]+[.F27]" office:value-type="float" office:value="45.5906271767067" calcext:value-type="float">
            <text:p>45.59</text:p>
          </table:table-cell>
          <table:table-cell/>
          <table:table-cell table:formula="of:=[.$J$5]*[.C27]+[.$J$6]*[.D27]+[.$J$7]*[.E27]" office:value-type="float" office:value="44.82" calcext:value-type="float">
            <text:p>44.82</text:p>
          </table:table-cell>
          <table:table-cell table:style-name="ce32" table:formula="of:=[.E27]*[.$J$8]" office:value-type="float" office:value="40.425" calcext:value-type="float">
            <text:p>40.43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28]^0" office:value-type="float" office:value="1" calcext:value-type="float">
            <text:p>1.00</text:p>
          </table:table-cell>
          <table:table-cell office:value-type="float" office:value="3.75" calcext:value-type="float">
            <text:p>3.75</text:p>
          </table:table-cell>
          <table:table-cell table:formula="of:=[.D28]*[.D28]" office:value-type="float" office:value="14.0625" calcext:value-type="float">
            <text:p>14.06</text:p>
          </table:table-cell>
          <table:table-cell table:formula="of:=(RAND()*2-1)*[.$D$8]" office:value-type="float" office:value="-0.573969022834028" calcext:value-type="float">
            <text:p>-0.57</text:p>
          </table:table-cell>
          <table:table-cell table:formula="of:=[.$D$5]*[.C28]+[.$D$6]*[.D28]+[.$D$7]*[.E28]+[.F28]" office:value-type="float" office:value="50.113530977166" calcext:value-type="float">
            <text:p>50.11</text:p>
          </table:table-cell>
          <table:table-cell/>
          <table:table-cell table:formula="of:=[.$J$5]*[.C28]+[.$J$6]*[.D28]+[.$J$7]*[.E28]" office:value-type="float" office:value="50.7525" calcext:value-type="float">
            <text:p>50.75</text:p>
          </table:table-cell>
          <table:table-cell table:style-name="ce32" table:formula="of:=[.E28]*[.$J$8]" office:value-type="float" office:value="46.40625" calcext:value-type="float">
            <text:p>46.41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29]^0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table:formula="of:=[.D29]*[.D29]" office:value-type="float" office:value="16" calcext:value-type="float">
            <text:p>16.00</text:p>
          </table:table-cell>
          <table:table-cell table:formula="of:=(RAND()*2-1)*[.$D$8]" office:value-type="float" office:value="0.202399263191814" calcext:value-type="float">
            <text:p>0.20</text:p>
          </table:table-cell>
          <table:table-cell table:formula="of:=[.$D$5]*[.C29]+[.$D$6]*[.D29]+[.$D$7]*[.E29]+[.F29]" office:value-type="float" office:value="57.2023992631918" calcext:value-type="float">
            <text:p>57.20</text:p>
          </table:table-cell>
          <table:table-cell/>
          <table:table-cell table:formula="of:=[.$J$5]*[.C29]+[.$J$6]*[.D29]+[.$J$7]*[.E29]" office:value-type="float" office:value="57.06" calcext:value-type="float">
            <text:p>57.06</text:p>
          </table:table-cell>
          <table:table-cell table:style-name="ce32" table:formula="of:=[.E29]*[.$J$8]" office:value-type="float" office:value="52.8" calcext:value-type="float">
            <text:p>52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D30]^0" office:value-type="float" office:value="1" calcext:value-type="float">
            <text:p>1.00</text:p>
          </table:table-cell>
          <table:table-cell office:value-type="float" office:value="4.25" calcext:value-type="float">
            <text:p>4.25</text:p>
          </table:table-cell>
          <table:table-cell table:formula="of:=[.D30]*[.D30]" office:value-type="float" office:value="18.0625" calcext:value-type="float">
            <text:p>18.06</text:p>
          </table:table-cell>
          <table:table-cell table:formula="of:=(RAND()*2-1)*[.$D$8]" office:value-type="float" office:value="0.773077586548939" calcext:value-type="float">
            <text:p>0.77</text:p>
          </table:table-cell>
          <table:table-cell table:formula="of:=[.$D$5]*[.C30]+[.$D$6]*[.D30]+[.$D$7]*[.E30]+[.F30]" office:value-type="float" office:value="64.4605775865489" calcext:value-type="float">
            <text:p>64.46</text:p>
          </table:table-cell>
          <table:table-cell/>
          <table:table-cell table:formula="of:=[.$J$5]*[.C30]+[.$J$6]*[.D30]+[.$J$7]*[.E30]" office:value-type="float" office:value="63.7425" calcext:value-type="float">
            <text:p>63.74</text:p>
          </table:table-cell>
          <table:table-cell table:style-name="ce32" table:formula="of:=[.E30]*[.$J$8]" office:value-type="float" office:value="59.60625" calcext:value-type="float">
            <text:p>59.61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31]^0" office:value-type="float" office:value="1" calcext:value-type="float">
            <text:p>1.00</text:p>
          </table:table-cell>
          <table:table-cell office:value-type="float" office:value="4.5" calcext:value-type="float">
            <text:p>4.50</text:p>
          </table:table-cell>
          <table:table-cell table:formula="of:=[.D31]*[.D31]" office:value-type="float" office:value="20.25" calcext:value-type="float">
            <text:p>20.25</text:p>
          </table:table-cell>
          <table:table-cell table:formula="of:=(RAND()*2-1)*[.$D$8]" office:value-type="float" office:value="0.811229134199212" calcext:value-type="float">
            <text:p>0.81</text:p>
          </table:table-cell>
          <table:table-cell table:formula="of:=[.$D$5]*[.C31]+[.$D$6]*[.D31]+[.$D$7]*[.E31]+[.F31]" office:value-type="float" office:value="71.5612291341992" calcext:value-type="float">
            <text:p>71.56</text:p>
          </table:table-cell>
          <table:table-cell/>
          <table:table-cell table:formula="of:=[.$J$5]*[.C31]+[.$J$6]*[.D31]+[.$J$7]*[.E31]" office:value-type="float" office:value="70.8" calcext:value-type="float">
            <text:p>70.80</text:p>
          </table:table-cell>
          <table:table-cell table:style-name="ce32" table:formula="of:=[.E31]*[.$J$8]" office:value-type="float" office:value="66.825" calcext:value-type="float">
            <text:p>66.83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D32]^0" office:value-type="float" office:value="1" calcext:value-type="float">
            <text:p>1.00</text:p>
          </table:table-cell>
          <table:table-cell office:value-type="float" office:value="4.75" calcext:value-type="float">
            <text:p>4.75</text:p>
          </table:table-cell>
          <table:table-cell table:formula="of:=[.D32]*[.D32]" office:value-type="float" office:value="22.5625" calcext:value-type="float">
            <text:p>22.56</text:p>
          </table:table-cell>
          <table:table-cell table:formula="of:=(RAND()*2-1)*[.$D$8]" office:value-type="float" office:value="-0.363818786642435" calcext:value-type="float">
            <text:p>-0.36</text:p>
          </table:table-cell>
          <table:table-cell table:formula="of:=[.$D$5]*[.C32]+[.$D$6]*[.D32]+[.$D$7]*[.E32]+[.F32]" office:value-type="float" office:value="77.8236812133576" calcext:value-type="float">
            <text:p>77.82</text:p>
          </table:table-cell>
          <table:table-cell/>
          <table:table-cell table:formula="of:=[.$J$5]*[.C32]+[.$J$6]*[.D32]+[.$J$7]*[.E32]" office:value-type="float" office:value="78.2325" calcext:value-type="float">
            <text:p>78.23</text:p>
          </table:table-cell>
          <table:table-cell table:style-name="ce32" table:formula="of:=[.E32]*[.$J$8]" office:value-type="float" office:value="74.45625" calcext:value-type="float">
            <text:p>74.46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33]^0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formula="of:=[.D33]*[.D33]" office:value-type="float" office:value="25" calcext:value-type="float">
            <text:p>25.00</text:p>
          </table:table-cell>
          <table:table-cell table:formula="of:=(RAND()*2-1)*[.$D$8]" office:value-type="float" office:value="0.261575912235976" calcext:value-type="float">
            <text:p>0.26</text:p>
          </table:table-cell>
          <table:table-cell table:formula="of:=[.$D$5]*[.C33]+[.$D$6]*[.D33]+[.$D$7]*[.E33]+[.F33]" office:value-type="float" office:value="86.261575912236" calcext:value-type="float">
            <text:p>86.26</text:p>
          </table:table-cell>
          <table:table-cell/>
          <table:table-cell table:formula="of:=[.$J$5]*[.C33]+[.$J$6]*[.D33]+[.$J$7]*[.E33]" office:value-type="float" office:value="86.04" calcext:value-type="float">
            <text:p>86.04</text:p>
          </table:table-cell>
          <table:table-cell table:style-name="ce32" table:formula="of:=[.E33]*[.$J$8]" office:value-type="float" office:value="82.5" calcext:value-type="float">
            <text:p>82.5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34]^0"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table:formula="of:=[.D34]*[.D34]" office:value-type="float" office:value="36" calcext:value-type="float">
            <text:p>36.00</text:p>
          </table:table-cell>
          <table:table-cell table:formula="of:=(RAND()*2-1)*[.$D$8]" office:value-type="float" office:value="0.0677037595960197" calcext:value-type="float">
            <text:p>0.07</text:p>
          </table:table-cell>
          <table:table-cell table:formula="of:=[.$D$5]*[.C34]+[.$D$6]*[.D34]+[.$D$7]*[.E34]+[.F34]" office:value-type="float" office:value="121.067703759596" calcext:value-type="float">
            <text:p>121.07</text:p>
          </table:table-cell>
          <table:table-cell/>
          <table:table-cell table:formula="of:=[.$J$5]*[.C34]+[.$J$6]*[.D34]+[.$J$7]*[.E34]" office:value-type="float" office:value="121.02" calcext:value-type="float">
            <text:p>121.02</text:p>
          </table:table-cell>
          <table:table-cell table:style-name="ce32" table:formula="of:=[.E34]*[.$J$8]" office:value-type="float" office:value="118.8" calcext:value-type="float">
            <text:p>118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D35]^0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table:formula="of:=[.D35]*[.D35]" office:value-type="float" office:value="49" calcext:value-type="float">
            <text:p>49.00</text:p>
          </table:table-cell>
          <table:table-cell table:formula="of:=(RAND()*2-1)*[.$D$8]" office:value-type="float" office:value="-0.866824404579414" calcext:value-type="float">
            <text:p>-0.87</text:p>
          </table:table-cell>
          <table:table-cell table:formula="of:=[.$D$5]*[.C35]+[.$D$6]*[.D35]+[.$D$7]*[.E35]+[.F35]" office:value-type="float" office:value="161.133175595421" calcext:value-type="float">
            <text:p>161.13</text:p>
          </table:table-cell>
          <table:table-cell/>
          <table:table-cell table:formula="of:=[.$J$5]*[.C35]+[.$J$6]*[.D35]+[.$J$7]*[.E35]" office:value-type="float" office:value="162" calcext:value-type="float">
            <text:p>162.00</text:p>
          </table:table-cell>
          <table:table-cell table:style-name="ce32" table:formula="of:=[.E35]*[.$J$8]" office:value-type="float" office:value="161.7" calcext:value-type="float">
            <text:p>161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D36]^0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table:formula="of:=[.D36]*[.D36]" office:value-type="float" office:value="64" calcext:value-type="float">
            <text:p>64.00</text:p>
          </table:table-cell>
          <table:table-cell table:formula="of:=(RAND()*2-1)*[.$D$8]" office:value-type="float" office:value="-0.129393044666208" calcext:value-type="float">
            <text:p>-0.13</text:p>
          </table:table-cell>
          <table:table-cell table:formula="of:=[.$D$5]*[.C36]+[.$D$6]*[.D36]+[.$D$7]*[.E36]+[.F36]" office:value-type="float" office:value="208.870606955334" calcext:value-type="float">
            <text:p>208.87</text:p>
          </table:table-cell>
          <table:table-cell/>
          <table:table-cell table:formula="of:=[.$J$5]*[.C36]+[.$J$6]*[.D36]+[.$J$7]*[.E36]" office:value-type="float" office:value="208.98" calcext:value-type="float">
            <text:p>208.98</text:p>
          </table:table-cell>
          <table:table-cell table:style-name="ce32" table:formula="of:=[.E36]*[.$J$8]" office:value-type="float" office:value="211.2" calcext:value-type="float">
            <text:p>211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37]^0"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formula="of:=[.D37]*[.D37]" office:value-type="float" office:value="81" calcext:value-type="float">
            <text:p>81.00</text:p>
          </table:table-cell>
          <table:table-cell table:formula="of:=(RAND()*2-1)*[.$D$8]" office:value-type="float" office:value="-0.686055355872928" calcext:value-type="float">
            <text:p>-0.69</text:p>
          </table:table-cell>
          <table:table-cell table:formula="of:=[.$D$5]*[.C37]+[.$D$6]*[.D37]+[.$D$7]*[.E37]+[.F37]" office:value-type="float" office:value="261.313944644127" calcext:value-type="float">
            <text:p>261.31</text:p>
          </table:table-cell>
          <table:table-cell/>
          <table:table-cell table:formula="of:=[.$J$5]*[.C37]+[.$J$6]*[.D37]+[.$J$7]*[.E37]" office:value-type="float" office:value="261.96" calcext:value-type="float">
            <text:p>261.96</text:p>
          </table:table-cell>
          <table:table-cell table:style-name="ce32" table:formula="of:=[.E37]*[.$J$8]" office:value-type="float" office:value="267.3" calcext:value-type="float">
            <text:p>267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D38]^0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D38]*[.D38]" office:value-type="float" office:value="100" calcext:value-type="float">
            <text:p>100.00</text:p>
          </table:table-cell>
          <table:table-cell table:formula="of:=(RAND()*2-1)*[.$D$8]" office:value-type="float" office:value="-0.479834207405981" calcext:value-type="float">
            <text:p>-0.48</text:p>
          </table:table-cell>
          <table:table-cell table:formula="of:=[.$D$5]*[.C38]+[.$D$6]*[.D38]+[.$D$7]*[.E38]+[.F38]" office:value-type="float" office:value="320.520165792594" calcext:value-type="float">
            <text:p>320.52</text:p>
          </table:table-cell>
          <table:table-cell/>
          <table:table-cell table:formula="of:=[.$J$5]*[.C38]+[.$J$6]*[.D38]+[.$J$7]*[.E38]" office:value-type="float" office:value="320.94" calcext:value-type="float">
            <text:p>320.94</text:p>
          </table:table-cell>
          <table:table-cell table:style-name="ce32" table:formula="of:=[.E38]*[.$J$8]" office:value-type="float" office:value="330" calcext:value-type="float">
            <text:p>330.0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D39]^0"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table:formula="of:=[.D39]*[.D39]" office:value-type="float" office:value="121" calcext:value-type="float">
            <text:p>121.00</text:p>
          </table:table-cell>
          <table:table-cell table:formula="of:=(RAND()*2-1)*[.$D$8]" office:value-type="float" office:value="-0.16561832138393" calcext:value-type="float">
            <text:p>-0.17</text:p>
          </table:table-cell>
          <table:table-cell table:formula="of:=[.$D$5]*[.C39]+[.$D$6]*[.D39]+[.$D$7]*[.E39]+[.F39]" office:value-type="float" office:value="385.834381678616" calcext:value-type="float">
            <text:p>385.83</text:p>
          </table:table-cell>
          <table:table-cell/>
          <table:table-cell table:formula="of:=[.$J$5]*[.C39]+[.$J$6]*[.D39]+[.$J$7]*[.E39]" office:value-type="float" office:value="385.92" calcext:value-type="float">
            <text:p>385.92</text:p>
          </table:table-cell>
          <table:table-cell table:style-name="ce32" table:formula="of:=[.E39]*[.$J$8]" office:value-type="float" office:value="399.3" calcext:value-type="float">
            <text:p>399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D40]^0"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table:formula="of:=[.D40]*[.D40]" office:value-type="float" office:value="144" calcext:value-type="float">
            <text:p>144.00</text:p>
          </table:table-cell>
          <table:table-cell table:formula="of:=(RAND()*2-1)*[.$D$8]" office:value-type="float" office:value="0.871513046764611" calcext:value-type="float">
            <text:p>0.87</text:p>
          </table:table-cell>
          <table:table-cell table:formula="of:=[.$D$5]*[.C40]+[.$D$6]*[.D40]+[.$D$7]*[.E40]+[.F40]" office:value-type="float" office:value="457.871513046765" calcext:value-type="float">
            <text:p>457.87</text:p>
          </table:table-cell>
          <table:table-cell/>
          <table:table-cell table:formula="of:=[.$J$5]*[.C40]+[.$J$6]*[.D40]+[.$J$7]*[.E40]" office:value-type="float" office:value="456.9" calcext:value-type="float">
            <text:p>456.90</text:p>
          </table:table-cell>
          <table:table-cell table:style-name="ce32" table:formula="of:=[.E40]*[.$J$8]" office:value-type="float" office:value="475.2" calcext:value-type="float">
            <text:p>475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D41]^0" office:value-type="float" office:value="1" calcext:value-type="float">
            <text:p>1.00</text:p>
          </table:table-cell>
          <table:table-cell office:value-type="float" office:value="13" calcext:value-type="float">
            <text:p>13.00</text:p>
          </table:table-cell>
          <table:table-cell table:formula="of:=[.D41]*[.D41]" office:value-type="float" office:value="169" calcext:value-type="float">
            <text:p>169.00</text:p>
          </table:table-cell>
          <table:table-cell table:formula="of:=(RAND()*2-1)*[.$D$8]" office:value-type="float" office:value="-0.659382387173759" calcext:value-type="float">
            <text:p>-0.66</text:p>
          </table:table-cell>
          <table:table-cell table:formula="of:=[.$D$5]*[.C41]+[.$D$6]*[.D41]+[.$D$7]*[.E41]+[.F41]" office:value-type="float" office:value="533.340617612826" calcext:value-type="float">
            <text:p>533.34</text:p>
          </table:table-cell>
          <table:table-cell/>
          <table:table-cell table:formula="of:=[.$J$5]*[.C41]+[.$J$6]*[.D41]+[.$J$7]*[.E41]" office:value-type="float" office:value="533.88" calcext:value-type="float">
            <text:p>533.88</text:p>
          </table:table-cell>
          <table:table-cell table:style-name="ce32" table:formula="of:=[.E41]*[.$J$8]" office:value-type="float" office:value="557.7" calcext:value-type="float">
            <text:p>557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D42]^0" office:value-type="float" office:value="1" calcext:value-type="float">
            <text:p>1.00</text:p>
          </table:table-cell>
          <table:table-cell office:value-type="float" office:value="14" calcext:value-type="float">
            <text:p>14.00</text:p>
          </table:table-cell>
          <table:table-cell table:formula="of:=[.D42]*[.D42]" office:value-type="float" office:value="196" calcext:value-type="float">
            <text:p>196.00</text:p>
          </table:table-cell>
          <table:table-cell table:formula="of:=(RAND()*2-1)*[.$D$8]" office:value-type="float" office:value="-0.611404577435206" calcext:value-type="float">
            <text:p>-0.61</text:p>
          </table:table-cell>
          <table:table-cell table:formula="of:=[.$D$5]*[.C42]+[.$D$6]*[.D42]+[.$D$7]*[.E42]+[.F42]" office:value-type="float" office:value="616.388595422565" calcext:value-type="float">
            <text:p>616.39</text:p>
          </table:table-cell>
          <table:table-cell/>
          <table:table-cell table:formula="of:=[.$J$5]*[.C42]+[.$J$6]*[.D42]+[.$J$7]*[.E42]" office:value-type="float" office:value="616.86" calcext:value-type="float">
            <text:p>616.86</text:p>
          </table:table-cell>
          <table:table-cell table:style-name="ce32" table:formula="of:=[.E42]*[.$J$8]" office:value-type="float" office:value="646.8" calcext:value-type="float">
            <text:p>646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D43]^0" office:value-type="float" office:value="1" calcext:value-type="float">
            <text:p>1.00</text:p>
          </table:table-cell>
          <table:table-cell office:value-type="float" office:value="15" calcext:value-type="float">
            <text:p>15.00</text:p>
          </table:table-cell>
          <table:table-cell table:formula="of:=[.D43]*[.D43]" office:value-type="float" office:value="225" calcext:value-type="float">
            <text:p>225.00</text:p>
          </table:table-cell>
          <table:table-cell table:formula="of:=(RAND()*2-1)*[.$D$8]" office:value-type="float" office:value="0.442307617219503" calcext:value-type="float">
            <text:p>0.44</text:p>
          </table:table-cell>
          <table:table-cell table:formula="of:=[.$D$5]*[.C43]+[.$D$6]*[.D43]+[.$D$7]*[.E43]+[.F43]" office:value-type="float" office:value="706.44230761722" calcext:value-type="float">
            <text:p>706.44</text:p>
          </table:table-cell>
          <table:table-cell/>
          <table:table-cell table:formula="of:=[.$J$5]*[.C43]+[.$J$6]*[.D43]+[.$J$7]*[.E43]" office:value-type="float" office:value="705.84" calcext:value-type="float">
            <text:p>705.84</text:p>
          </table:table-cell>
          <table:table-cell table:style-name="ce32" table:formula="of:=[.E43]*[.$J$8]" office:value-type="float" office:value="742.5" calcext:value-type="float">
            <text:p>742.5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D44]^0" office:value-type="float" office:value="1" calcext:value-type="float">
            <text:p>1.00</text:p>
          </table:table-cell>
          <table:table-cell office:value-type="float" office:value="16" calcext:value-type="float">
            <text:p>16.00</text:p>
          </table:table-cell>
          <table:table-cell table:formula="of:=[.D44]*[.D44]" office:value-type="float" office:value="256" calcext:value-type="float">
            <text:p>256.00</text:p>
          </table:table-cell>
          <table:table-cell table:formula="of:=(RAND()*2-1)*[.$D$8]" office:value-type="float" office:value="-0.0634316144051383" calcext:value-type="float">
            <text:p>-0.06</text:p>
          </table:table-cell>
          <table:table-cell table:formula="of:=[.$D$5]*[.C44]+[.$D$6]*[.D44]+[.$D$7]*[.E44]+[.F44]" office:value-type="float" office:value="800.936568385595" calcext:value-type="float">
            <text:p>800.94</text:p>
          </table:table-cell>
          <table:table-cell/>
          <table:table-cell table:formula="of:=[.$J$5]*[.C44]+[.$J$6]*[.D44]+[.$J$7]*[.E44]" office:value-type="float" office:value="800.82" calcext:value-type="float">
            <text:p>800.82</text:p>
          </table:table-cell>
          <table:table-cell table:style-name="ce32" table:formula="of:=[.E44]*[.$J$8]" office:value-type="float" office:value="844.8" calcext:value-type="float">
            <text:p>844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D45]^0" office:value-type="float" office:value="1" calcext:value-type="float">
            <text:p>1.00</text:p>
          </table:table-cell>
          <table:table-cell office:value-type="float" office:value="17" calcext:value-type="float">
            <text:p>17.00</text:p>
          </table:table-cell>
          <table:table-cell table:formula="of:=[.D45]*[.D45]" office:value-type="float" office:value="289" calcext:value-type="float">
            <text:p>289.00</text:p>
          </table:table-cell>
          <table:table-cell table:formula="of:=(RAND()*2-1)*[.$D$8]" office:value-type="float" office:value="-0.568620746617852" calcext:value-type="float">
            <text:p>-0.57</text:p>
          </table:table-cell>
          <table:table-cell table:formula="of:=[.$D$5]*[.C45]+[.$D$6]*[.D45]+[.$D$7]*[.E45]+[.F45]" office:value-type="float" office:value="901.431379253382" calcext:value-type="float">
            <text:p>901.43</text:p>
          </table:table-cell>
          <table:table-cell/>
          <table:table-cell table:formula="of:=[.$J$5]*[.C45]+[.$J$6]*[.D45]+[.$J$7]*[.E45]" office:value-type="float" office:value="901.8" calcext:value-type="float">
            <text:p>901.80</text:p>
          </table:table-cell>
          <table:table-cell table:style-name="ce32" table:formula="of:=[.E45]*[.$J$8]" office:value-type="float" office:value="953.7" calcext:value-type="float">
            <text:p>953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D46]^0" office:value-type="float" office:value="1" calcext:value-type="float">
            <text:p>1.00</text:p>
          </table:table-cell>
          <table:table-cell office:value-type="float" office:value="18" calcext:value-type="float">
            <text:p>18.00</text:p>
          </table:table-cell>
          <table:table-cell table:formula="of:=[.D46]*[.D46]" office:value-type="float" office:value="324" calcext:value-type="float">
            <text:p>324.00</text:p>
          </table:table-cell>
          <table:table-cell table:formula="of:=(RAND()*2-1)*[.$D$8]" office:value-type="float" office:value="-0.429553187790859" calcext:value-type="float">
            <text:p>-0.43</text:p>
          </table:table-cell>
          <table:table-cell table:formula="of:=[.$D$5]*[.C46]+[.$D$6]*[.D46]+[.$D$7]*[.E46]+[.F46]" office:value-type="float" office:value="1008.57044681221" calcext:value-type="float">
            <text:p>1008.57</text:p>
          </table:table-cell>
          <table:table-cell/>
          <table:table-cell table:formula="of:=[.$J$5]*[.C46]+[.$J$6]*[.D46]+[.$J$7]*[.E46]" office:value-type="float" office:value="1008.78" calcext:value-type="float">
            <text:p>1008.78</text:p>
          </table:table-cell>
          <table:table-cell table:style-name="ce32" table:formula="of:=[.E46]*[.$J$8]" office:value-type="float" office:value="1069.2" calcext:value-type="float">
            <text:p>1069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D47]^0" office:value-type="float" office:value="1" calcext:value-type="float">
            <text:p>1.00</text:p>
          </table:table-cell>
          <table:table-cell office:value-type="float" office:value="19" calcext:value-type="float">
            <text:p>19.00</text:p>
          </table:table-cell>
          <table:table-cell table:formula="of:=[.D47]*[.D47]" office:value-type="float" office:value="361" calcext:value-type="float">
            <text:p>361.00</text:p>
          </table:table-cell>
          <table:table-cell table:formula="of:=(RAND()*2-1)*[.$D$8]" office:value-type="float" office:value="-0.716298933280897" calcext:value-type="float">
            <text:p>-0.72</text:p>
          </table:table-cell>
          <table:table-cell table:formula="of:=[.$D$5]*[.C47]+[.$D$6]*[.D47]+[.$D$7]*[.E47]+[.F47]" office:value-type="float" office:value="1121.28370106672" calcext:value-type="float">
            <text:p>1121.28</text:p>
          </table:table-cell>
          <table:table-cell/>
          <table:table-cell table:formula="of:=[.$J$5]*[.C47]+[.$J$6]*[.D47]+[.$J$7]*[.E47]" office:value-type="float" office:value="1121.76" calcext:value-type="float">
            <text:p>1121.76</text:p>
          </table:table-cell>
          <table:table-cell table:style-name="ce32" table:formula="of:=[.E47]*[.$J$8]" office:value-type="float" office:value="1191.3" calcext:value-type="float">
            <text:p>1191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D48]^0" office:value-type="float" office:value="1" calcext:value-type="float">
            <text:p>1.00</text:p>
          </table:table-cell>
          <table:table-cell office:value-type="float" office:value="20" calcext:value-type="float">
            <text:p>20.00</text:p>
          </table:table-cell>
          <table:table-cell table:formula="of:=[.D48]*[.D48]" office:value-type="float" office:value="400" calcext:value-type="float">
            <text:p>400.00</text:p>
          </table:table-cell>
          <table:table-cell table:formula="of:=(RAND()*2-1)*[.$D$8]" office:value-type="float" office:value="0.188554323763006" calcext:value-type="float">
            <text:p>0.19</text:p>
          </table:table-cell>
          <table:table-cell table:formula="of:=[.$D$5]*[.C48]+[.$D$6]*[.D48]+[.$D$7]*[.E48]+[.F48]" office:value-type="float" office:value="1241.18855432376" calcext:value-type="float">
            <text:p>1241.19</text:p>
          </table:table-cell>
          <table:table-cell/>
          <table:table-cell table:formula="of:=[.$J$5]*[.C48]+[.$J$6]*[.D48]+[.$J$7]*[.E48]" office:value-type="float" office:value="1240.74" calcext:value-type="float">
            <text:p>1240.74</text:p>
          </table:table-cell>
          <table:table-cell table:style-name="ce32" table:formula="of:=[.E48]*[.$J$8]" office:value-type="float" office:value="1320" calcext:value-type="float">
            <text:p>1320.0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D49]^0" office:value-type="float" office:value="1" calcext:value-type="float">
            <text:p>1.00</text:p>
          </table:table-cell>
          <table:table-cell office:value-type="float" office:value="21" calcext:value-type="float">
            <text:p>21.00</text:p>
          </table:table-cell>
          <table:table-cell table:formula="of:=[.D49]*[.D49]" office:value-type="float" office:value="441" calcext:value-type="float">
            <text:p>441.00</text:p>
          </table:table-cell>
          <table:table-cell table:formula="of:=(RAND()*2-1)*[.$D$8]" office:value-type="float" office:value="-0.859083901507135" calcext:value-type="float">
            <text:p>-0.86</text:p>
          </table:table-cell>
          <table:table-cell table:formula="of:=[.$D$5]*[.C49]+[.$D$6]*[.D49]+[.$D$7]*[.E49]+[.F49]" office:value-type="float" office:value="1365.14091609849" calcext:value-type="float">
            <text:p>1365.14</text:p>
          </table:table-cell>
          <table:table-cell/>
          <table:table-cell table:formula="of:=[.$J$5]*[.C49]+[.$J$6]*[.D49]+[.$J$7]*[.E49]" office:value-type="float" office:value="1365.72" calcext:value-type="float">
            <text:p>1365.72</text:p>
          </table:table-cell>
          <table:table-cell table:style-name="ce32" table:formula="of:=[.E49]*[.$J$8]" office:value-type="float" office:value="1455.3" calcext:value-type="float">
            <text:p>1455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D50]^0" office:value-type="float" office:value="1" calcext:value-type="float">
            <text:p>1.00</text:p>
          </table:table-cell>
          <table:table-cell office:value-type="float" office:value="22" calcext:value-type="float">
            <text:p>22.00</text:p>
          </table:table-cell>
          <table:table-cell table:formula="of:=[.D50]*[.D50]" office:value-type="float" office:value="484" calcext:value-type="float">
            <text:p>484.00</text:p>
          </table:table-cell>
          <table:table-cell table:formula="of:=(RAND()*2-1)*[.$D$8]" office:value-type="float" office:value="0.578100405650156" calcext:value-type="float">
            <text:p>0.58</text:p>
          </table:table-cell>
          <table:table-cell table:formula="of:=[.$D$5]*[.C50]+[.$D$6]*[.D50]+[.$D$7]*[.E50]+[.F50]" office:value-type="float" office:value="1497.57810040565" calcext:value-type="float">
            <text:p>1497.58</text:p>
          </table:table-cell>
          <table:table-cell/>
          <table:table-cell table:formula="of:=[.$J$5]*[.C50]+[.$J$6]*[.D50]+[.$J$7]*[.E50]" office:value-type="float" office:value="1496.7" calcext:value-type="float">
            <text:p>1496.70</text:p>
          </table:table-cell>
          <table:table-cell table:style-name="ce32" table:formula="of:=[.E50]*[.$J$8]" office:value-type="float" office:value="1597.2" calcext:value-type="float">
            <text:p>1597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D51]^0" office:value-type="float" office:value="1" calcext:value-type="float">
            <text:p>1.00</text:p>
          </table:table-cell>
          <table:table-cell office:value-type="float" office:value="23" calcext:value-type="float">
            <text:p>23.00</text:p>
          </table:table-cell>
          <table:table-cell table:formula="of:=[.D51]*[.D51]" office:value-type="float" office:value="529" calcext:value-type="float">
            <text:p>529.00</text:p>
          </table:table-cell>
          <table:table-cell table:formula="of:=(RAND()*2-1)*[.$D$8]" office:value-type="float" office:value="0.821979864085213" calcext:value-type="float">
            <text:p>0.82</text:p>
          </table:table-cell>
          <table:table-cell table:formula="of:=[.$D$5]*[.C51]+[.$D$6]*[.D51]+[.$D$7]*[.E51]+[.F51]" office:value-type="float" office:value="1634.82197986409" calcext:value-type="float">
            <text:p>1634.82</text:p>
          </table:table-cell>
          <table:table-cell/>
          <table:table-cell table:formula="of:=[.$J$5]*[.C51]+[.$J$6]*[.D51]+[.$J$7]*[.E51]" office:value-type="float" office:value="1633.68" calcext:value-type="float">
            <text:p>1633.68</text:p>
          </table:table-cell>
          <table:table-cell table:style-name="ce32" table:formula="of:=[.E51]*[.$J$8]" office:value-type="float" office:value="1745.7" calcext:value-type="float">
            <text:p>1745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D52]^0" office:value-type="float" office:value="1" calcext:value-type="float">
            <text:p>1.00</text:p>
          </table:table-cell>
          <table:table-cell office:value-type="float" office:value="24" calcext:value-type="float">
            <text:p>24.00</text:p>
          </table:table-cell>
          <table:table-cell table:formula="of:=[.D52]*[.D52]" office:value-type="float" office:value="576" calcext:value-type="float">
            <text:p>576.00</text:p>
          </table:table-cell>
          <table:table-cell table:formula="of:=(RAND()*2-1)*[.$D$8]" office:value-type="float" office:value="-0.706114277014081" calcext:value-type="float">
            <text:p>-0.71</text:p>
          </table:table-cell>
          <table:table-cell table:formula="of:=[.$D$5]*[.C52]+[.$D$6]*[.D52]+[.$D$7]*[.E52]+[.F52]" office:value-type="float" office:value="1776.29388572299" calcext:value-type="float">
            <text:p>1776.29</text:p>
          </table:table-cell>
          <table:table-cell/>
          <table:table-cell table:formula="of:=[.$J$5]*[.C52]+[.$J$6]*[.D52]+[.$J$7]*[.E52]" office:value-type="float" office:value="1776.66" calcext:value-type="float">
            <text:p>1776.66</text:p>
          </table:table-cell>
          <table:table-cell table:style-name="ce32" table:formula="of:=[.E52]*[.$J$8]" office:value-type="float" office:value="1900.8" calcext:value-type="float">
            <text:p>1900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D53]^0" office:value-type="float" office:value="1" calcext:value-type="float">
            <text:p>1.00</text:p>
          </table:table-cell>
          <table:table-cell office:value-type="float" office:value="25" calcext:value-type="float">
            <text:p>25.00</text:p>
          </table:table-cell>
          <table:table-cell table:formula="of:=[.D53]*[.D53]" office:value-type="float" office:value="625" calcext:value-type="float">
            <text:p>625.00</text:p>
          </table:table-cell>
          <table:table-cell table:formula="of:=(RAND()*2-1)*[.$D$8]" office:value-type="float" office:value="-0.694304717042713" calcext:value-type="float">
            <text:p>-0.69</text:p>
          </table:table-cell>
          <table:table-cell table:formula="of:=[.$D$5]*[.C53]+[.$D$6]*[.D53]+[.$D$7]*[.E53]+[.F53]" office:value-type="float" office:value="1925.30569528296" calcext:value-type="float">
            <text:p>1925.31</text:p>
          </table:table-cell>
          <table:table-cell/>
          <table:table-cell table:formula="of:=[.$J$5]*[.C53]+[.$J$6]*[.D53]+[.$J$7]*[.E53]" office:value-type="float" office:value="1925.64" calcext:value-type="float">
            <text:p>1925.64</text:p>
          </table:table-cell>
          <table:table-cell table:style-name="ce32" table:formula="of:=[.E53]*[.$J$8]" office:value-type="float" office:value="2062.5" calcext:value-type="float">
            <text:p>2062.5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D54]^0" office:value-type="float" office:value="1" calcext:value-type="float">
            <text:p>1.00</text:p>
          </table:table-cell>
          <table:table-cell office:value-type="float" office:value="26" calcext:value-type="float">
            <text:p>26.00</text:p>
          </table:table-cell>
          <table:table-cell table:formula="of:=[.D54]*[.D54]" office:value-type="float" office:value="676" calcext:value-type="float">
            <text:p>676.00</text:p>
          </table:table-cell>
          <table:table-cell table:formula="of:=(RAND()*2-1)*[.$D$8]" office:value-type="float" office:value="-0.643661989359181" calcext:value-type="float">
            <text:p>-0.64</text:p>
          </table:table-cell>
          <table:table-cell table:formula="of:=[.$D$5]*[.C54]+[.$D$6]*[.D54]+[.$D$7]*[.E54]+[.F54]" office:value-type="float" office:value="2080.35633801064" calcext:value-type="float">
            <text:p>2080.36</text:p>
          </table:table-cell>
          <table:table-cell/>
          <table:table-cell table:formula="of:=[.$J$5]*[.C54]+[.$J$6]*[.D54]+[.$J$7]*[.E54]" office:value-type="float" office:value="2080.62" calcext:value-type="float">
            <text:p>2080.62</text:p>
          </table:table-cell>
          <table:table-cell table:style-name="ce32" table:formula="of:=[.E54]*[.$J$8]" office:value-type="float" office:value="2230.8" calcext:value-type="float">
            <text:p>2230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D55]^0" office:value-type="float" office:value="1" calcext:value-type="float">
            <text:p>1.00</text:p>
          </table:table-cell>
          <table:table-cell office:value-type="float" office:value="27" calcext:value-type="float">
            <text:p>27.00</text:p>
          </table:table-cell>
          <table:table-cell table:formula="of:=[.D55]*[.D55]" office:value-type="float" office:value="729" calcext:value-type="float">
            <text:p>729.00</text:p>
          </table:table-cell>
          <table:table-cell table:formula="of:=(RAND()*2-1)*[.$D$8]" office:value-type="float" office:value="-0.786433042777115" calcext:value-type="float">
            <text:p>-0.79</text:p>
          </table:table-cell>
          <table:table-cell table:formula="of:=[.$D$5]*[.C55]+[.$D$6]*[.D55]+[.$D$7]*[.E55]+[.F55]" office:value-type="float" office:value="2241.21356695722" calcext:value-type="float">
            <text:p>2241.21</text:p>
          </table:table-cell>
          <table:table-cell/>
          <table:table-cell table:formula="of:=[.$J$5]*[.C55]+[.$J$6]*[.D55]+[.$J$7]*[.E55]" office:value-type="float" office:value="2241.6" calcext:value-type="float">
            <text:p>2241.60</text:p>
          </table:table-cell>
          <table:table-cell table:style-name="ce32" table:formula="of:=[.E55]*[.$J$8]" office:value-type="float" office:value="2405.7" calcext:value-type="float">
            <text:p>2405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D56]^0" office:value-type="float" office:value="1" calcext:value-type="float">
            <text:p>1.00</text:p>
          </table:table-cell>
          <table:table-cell office:value-type="float" office:value="28" calcext:value-type="float">
            <text:p>28.00</text:p>
          </table:table-cell>
          <table:table-cell table:formula="of:=[.D56]*[.D56]" office:value-type="float" office:value="784" calcext:value-type="float">
            <text:p>784.00</text:p>
          </table:table-cell>
          <table:table-cell table:formula="of:=(RAND()*2-1)*[.$D$8]" office:value-type="float" office:value="0.568000409921961" calcext:value-type="float">
            <text:p>0.57</text:p>
          </table:table-cell>
          <table:table-cell table:formula="of:=[.$D$5]*[.C56]+[.$D$6]*[.D56]+[.$D$7]*[.E56]+[.F56]" office:value-type="float" office:value="2409.56800040992" calcext:value-type="float">
            <text:p>2409.57</text:p>
          </table:table-cell>
          <table:table-cell/>
          <table:table-cell table:formula="of:=[.$J$5]*[.C56]+[.$J$6]*[.D56]+[.$J$7]*[.E56]" office:value-type="float" office:value="2408.58" calcext:value-type="float">
            <text:p>2408.58</text:p>
          </table:table-cell>
          <table:table-cell table:style-name="ce32" table:formula="of:=[.E56]*[.$J$8]" office:value-type="float" office:value="2587.2" calcext:value-type="float">
            <text:p>2587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D57]^0" office:value-type="float" office:value="1" calcext:value-type="float">
            <text:p>1.00</text:p>
          </table:table-cell>
          <table:table-cell office:value-type="float" office:value="29" calcext:value-type="float">
            <text:p>29.00</text:p>
          </table:table-cell>
          <table:table-cell table:formula="of:=[.D57]*[.D57]" office:value-type="float" office:value="841" calcext:value-type="float">
            <text:p>841.00</text:p>
          </table:table-cell>
          <table:table-cell table:formula="of:=(RAND()*2-1)*[.$D$8]" office:value-type="float" office:value="0.427974519377776" calcext:value-type="float">
            <text:p>0.43</text:p>
          </table:table-cell>
          <table:table-cell table:formula="of:=[.$D$5]*[.C57]+[.$D$6]*[.D57]+[.$D$7]*[.E57]+[.F57]" office:value-type="float" office:value="2582.42797451938" calcext:value-type="float">
            <text:p>2582.43</text:p>
          </table:table-cell>
          <table:table-cell/>
          <table:table-cell table:formula="of:=[.$J$5]*[.C57]+[.$J$6]*[.D57]+[.$J$7]*[.E57]" office:value-type="float" office:value="2581.56" calcext:value-type="float">
            <text:p>2581.56</text:p>
          </table:table-cell>
          <table:table-cell table:style-name="ce32" table:formula="of:=[.E57]*[.$J$8]" office:value-type="float" office:value="2775.3" calcext:value-type="float">
            <text:p>2775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D58]^0" office:value-type="float" office:value="1" calcext:value-type="float">
            <text:p>1.00</text:p>
          </table:table-cell>
          <table:table-cell office:value-type="float" office:value="30" calcext:value-type="float">
            <text:p>30.00</text:p>
          </table:table-cell>
          <table:table-cell table:formula="of:=[.D58]*[.D58]" office:value-type="float" office:value="900" calcext:value-type="float">
            <text:p>900.00</text:p>
          </table:table-cell>
          <table:table-cell table:formula="of:=(RAND()*2-1)*[.$D$8]" office:value-type="float" office:value="-0.201145542636924" calcext:value-type="float">
            <text:p>-0.20</text:p>
          </table:table-cell>
          <table:table-cell table:formula="of:=[.$D$5]*[.C58]+[.$D$6]*[.D58]+[.$D$7]*[.E58]+[.F58]" office:value-type="float" office:value="2760.79885445736" calcext:value-type="float">
            <text:p>2760.80</text:p>
          </table:table-cell>
          <table:table-cell/>
          <table:table-cell table:formula="of:=[.$J$5]*[.C58]+[.$J$6]*[.D58]+[.$J$7]*[.E58]" office:value-type="float" office:value="2760.54" calcext:value-type="float">
            <text:p>2760.54</text:p>
          </table:table-cell>
          <table:table-cell table:style-name="ce32" table:formula="of:=[.E58]*[.$J$8]" office:value-type="float" office:value="2970" calcext:value-type="float">
            <text:p>2970.0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D59]^0" office:value-type="float" office:value="1" calcext:value-type="float">
            <text:p>1.00</text:p>
          </table:table-cell>
          <table:table-cell office:value-type="float" office:value="31" calcext:value-type="float">
            <text:p>31.00</text:p>
          </table:table-cell>
          <table:table-cell table:formula="of:=[.D59]*[.D59]" office:value-type="float" office:value="961" calcext:value-type="float">
            <text:p>961.00</text:p>
          </table:table-cell>
          <table:table-cell table:formula="of:=(RAND()*2-1)*[.$D$8]" office:value-type="float" office:value="0.215088877962949" calcext:value-type="float">
            <text:p>0.22</text:p>
          </table:table-cell>
          <table:table-cell table:formula="of:=[.$D$5]*[.C59]+[.$D$6]*[.D59]+[.$D$7]*[.E59]+[.F59]" office:value-type="float" office:value="2946.21508887796" calcext:value-type="float">
            <text:p>2946.22</text:p>
          </table:table-cell>
          <table:table-cell/>
          <table:table-cell table:formula="of:=[.$J$5]*[.C59]+[.$J$6]*[.D59]+[.$J$7]*[.E59]" office:value-type="float" office:value="2945.52" calcext:value-type="float">
            <text:p>2945.52</text:p>
          </table:table-cell>
          <table:table-cell table:style-name="ce32" table:formula="of:=[.E59]*[.$J$8]" office:value-type="float" office:value="3171.3" calcext:value-type="float">
            <text:p>3171.3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D60]^0" office:value-type="float" office:value="1" calcext:value-type="float">
            <text:p>1.00</text:p>
          </table:table-cell>
          <table:table-cell office:value-type="float" office:value="32" calcext:value-type="float">
            <text:p>32.00</text:p>
          </table:table-cell>
          <table:table-cell table:formula="of:=[.D60]*[.D60]" office:value-type="float" office:value="1024" calcext:value-type="float">
            <text:p>1024.00</text:p>
          </table:table-cell>
          <table:table-cell table:formula="of:=(RAND()*2-1)*[.$D$8]" office:value-type="float" office:value="0.700213400871568" calcext:value-type="float">
            <text:p>0.70</text:p>
          </table:table-cell>
          <table:table-cell table:formula="of:=[.$D$5]*[.C60]+[.$D$6]*[.D60]+[.$D$7]*[.E60]+[.F60]" office:value-type="float" office:value="3137.70021340087" calcext:value-type="float">
            <text:p>3137.70</text:p>
          </table:table-cell>
          <table:table-cell/>
          <table:table-cell table:formula="of:=[.$J$5]*[.C60]+[.$J$6]*[.D60]+[.$J$7]*[.E60]" office:value-type="float" office:value="3136.5" calcext:value-type="float">
            <text:p>3136.50</text:p>
          </table:table-cell>
          <table:table-cell table:style-name="ce32" table:formula="of:=[.E60]*[.$J$8]" office:value-type="float" office:value="3379.2" calcext:value-type="float">
            <text:p>3379.2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D61]^0" office:value-type="float" office:value="1" calcext:value-type="float">
            <text:p>1.00</text:p>
          </table:table-cell>
          <table:table-cell office:value-type="float" office:value="33" calcext:value-type="float">
            <text:p>33.00</text:p>
          </table:table-cell>
          <table:table-cell table:formula="of:=[.D61]*[.D61]" office:value-type="float" office:value="1089" calcext:value-type="float">
            <text:p>1089.00</text:p>
          </table:table-cell>
          <table:table-cell table:formula="of:=(RAND()*2-1)*[.$D$8]" office:value-type="float" office:value="-0.636606210394655" calcext:value-type="float">
            <text:p>-0.64</text:p>
          </table:table-cell>
          <table:table-cell table:formula="of:=[.$D$5]*[.C61]+[.$D$6]*[.D61]+[.$D$7]*[.E61]+[.F61]" office:value-type="float" office:value="3333.36339378961" calcext:value-type="float">
            <text:p>3333.36</text:p>
          </table:table-cell>
          <table:table-cell/>
          <table:table-cell table:formula="of:=[.$J$5]*[.C61]+[.$J$6]*[.D61]+[.$J$7]*[.E61]" office:value-type="float" office:value="3333.48" calcext:value-type="float">
            <text:p>3333.48</text:p>
          </table:table-cell>
          <table:table-cell table:style-name="ce32" table:formula="of:=[.E61]*[.$J$8]" office:value-type="float" office:value="3593.7" calcext:value-type="float">
            <text:p>3593.7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D62]^0" office:value-type="float" office:value="1" calcext:value-type="float">
            <text:p>1.00</text:p>
          </table:table-cell>
          <table:table-cell office:value-type="float" office:value="34" calcext:value-type="float">
            <text:p>34.00</text:p>
          </table:table-cell>
          <table:table-cell table:formula="of:=[.D62]*[.D62]" office:value-type="float" office:value="1156" calcext:value-type="float">
            <text:p>1156.00</text:p>
          </table:table-cell>
          <table:table-cell table:formula="of:=(RAND()*2-1)*[.$D$8]" office:value-type="float" office:value="-0.0344521113704637" calcext:value-type="float">
            <text:p>-0.03</text:p>
          </table:table-cell>
          <table:table-cell table:formula="of:=[.$D$5]*[.C62]+[.$D$6]*[.D62]+[.$D$7]*[.E62]+[.F62]" office:value-type="float" office:value="3536.96554788863" calcext:value-type="float">
            <text:p>3536.97</text:p>
          </table:table-cell>
          <table:table-cell/>
          <table:table-cell table:formula="of:=[.$J$5]*[.C62]+[.$J$6]*[.D62]+[.$J$7]*[.E62]" office:value-type="float" office:value="3536.46" calcext:value-type="float">
            <text:p>3536.46</text:p>
          </table:table-cell>
          <table:table-cell table:style-name="ce32" table:formula="of:=[.E62]*[.$J$8]" office:value-type="float" office:value="3814.8" calcext:value-type="float">
            <text:p>3814.80</text:p>
          </table:table-cell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63]^0" office:value-type="float" office:value="1" calcext:value-type="float">
            <text:p>1.00</text:p>
          </table:table-cell>
          <table:table-cell office:value-type="float" office:value="35" calcext:value-type="float">
            <text:p>35.00</text:p>
          </table:table-cell>
          <table:table-cell table:formula="of:=[.D63]*[.D63]" office:value-type="float" office:value="1225" calcext:value-type="float">
            <text:p>1225.00</text:p>
          </table:table-cell>
          <table:table-cell table:formula="of:=(RAND()*2-1)*[.$D$8]" office:value-type="float" office:value="0.264925128270036" calcext:value-type="float">
            <text:p>0.26</text:p>
          </table:table-cell>
          <table:table-cell table:formula="of:=[.$D$5]*[.C63]+[.$D$6]*[.D63]+[.$D$7]*[.E63]+[.F63]" office:value-type="float" office:value="3746.26492512827" calcext:value-type="float">
            <text:p>3746.26</text:p>
          </table:table-cell>
          <table:table-cell/>
          <table:table-cell table:formula="of:=[.$J$5]*[.C63]+[.$J$6]*[.D63]+[.$J$7]*[.E63]" office:value-type="float" office:value="3745.44" calcext:value-type="float">
            <text:p>3745.44</text:p>
          </table:table-cell>
          <table:table-cell table:style-name="ce32" table:formula="of:=[.E63]*[.$J$8]" office:value-type="float" office:value="4042.5" calcext:value-type="float">
            <text:p>4042.50</text:p>
          </table:table-cell>
          <table:table-cell table:style-name="Default"/>
          <table:table-cell table:number-columns-repeated="16373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Log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4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NLogN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7" office:value-type="string" calcext:value-type="string">
            <text:p>f(r) = C0*R0+C1*Log(R1)+C2*R1*Log(R1)</text:p>
          </table:table-cell>
          <table:table-cell table:style-name="ce9" table:number-columns-repeated="2"/>
          <table:table-cell table:number-columns-repeated="3"/>
          <table:table-cell table:style-name="ce1" table:number-columns-repeated="2"/>
          <table:table-cell table:number-columns-repeated="16373"/>
        </table:table-row>
        <table:table-row table:style-name="ro1">
          <table:table-cell table:number-columns-repeated="10"/>
          <table:table-cell table:style-name="Default"/>
          <table:table-cell table:number-columns-repeated="16373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office:value-type="string" calcext:value-type="string">
            <text:p><text:s/>= C0</text:p>
          </table:table-cell>
          <table:table-cell table:number-columns-repeated="4"/>
          <table:table-cell office:value-type="string" calcext:value-type="string">
            <text:p>C0=</text:p>
          </table:table-cell>
          <table:table-cell table:style-name="ce14" office:value-type="float" office:value="0.859" calcext:value-type="float">
            <text:p>0.85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2" calcext:value-type="float">
            <text:p>2.00</text:p>
          </table:table-cell>
          <table:table-cell office:value-type="string" calcext:value-type="string">
            <text:p><text:s/>= C1</text:p>
          </table:table-cell>
          <table:table-cell table:number-columns-repeated="4"/>
          <table:table-cell office:value-type="string" calcext:value-type="string">
            <text:p>C1=</text:p>
          </table:table-cell>
          <table:table-cell table:style-name="ce14" office:value-type="float" office:value="2.16" calcext:value-type="float">
            <text:p>2.16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/>
          <table:table-cell table:style-name="ce5"/>
          <table:table-cell/>
          <table:table-cell office:value-type="float" office:value="3" calcext:value-type="float">
            <text:p>3.00</text:p>
          </table:table-cell>
          <table:table-cell office:value-type="string" calcext:value-type="string">
            <text:p><text:s/>= C2</text:p>
          </table:table-cell>
          <table:table-cell table:number-columns-repeated="4"/>
          <table:table-cell office:value-type="string" calcext:value-type="string">
            <text:p>C2=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16372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table:style-name="ce4" office:value-type="string" calcext:value-type="string">
            <text:p><text:s/>= Noise Magnitude</text:p>
          </table:table-cell>
          <table:table-cell table:style-name="ce4"/>
          <table:table-cell table:number-columns-repeated="2"/>
          <table:table-cell table:style-name="ce9"/>
          <table:table-cell office:value-type="string" calcext:value-type="string">
            <text:p><text:s/>C''' O(N^2)</text:p>
          </table:table-cell>
          <table:table-cell table:style-name="ce14" office:value-type="float" office:value="3.3" calcext:value-type="float">
            <text:p>3.3</text:p>
          </table:table-cell>
          <table:table-cell table:style-name="Default"/>
          <table:table-cell table:number-columns-repeated="16372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2"/>
          <table:table-cell table:style-name="ce9"/>
          <table:table-cell/>
          <table:table-cell table:style-name="ce1"/>
          <table:table-cell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9"/>
          <table:table-cell/>
          <table:table-cell table:style-name="ce1"/>
          <table:table-cell table:number-columns-repeated="16373"/>
        </table:table-row>
        <table:table-row table:style-name="ro1">
          <table:table-cell/>
          <table:table-cell table:style-name="ce16"/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Default" table:number-columns-repeated="2"/>
          <table:table-cell/>
          <table:table-cell table:style-name="ce9" table:number-columns-repeated="2"/>
          <table:table-cell table:style-name="Default"/>
          <table:table-cell office:value-type="string" calcext:value-type="string">
            <text:p>BigO</text:p>
          </table:table-cell>
          <table:table-cell table:style-name="Default">
            <draw:frame draw:z-index="0" draw:name="Chart 1" draw:style-name="gr1" svg:width="10.1169in" svg:height="6.1256in" svg:x="0.3059in" svg:y="0.0071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^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Function</text:p>
          </table:table-cell>
          <table:table-cell table:style-name="ce9"/>
          <table:table-cell table:style-name="ce9" office:value-type="string" calcext:value-type="string">
            <text:p>Curve Fit</text:p>
          </table:table-cell>
          <table:table-cell table:style-name="ce9" office:value-type="string" calcext:value-type="string">
            <text:p>C'''g(N^2)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14]^0" office:value-type="float" office:value="1" calcext:value-type="float">
            <text:p>1.00</text:p>
          </table:table-cell>
          <table:table-cell office:value-type="float" office:value="0.25" calcext:value-type="float">
            <text:p>0.25</text:p>
          </table:table-cell>
          <table:table-cell table:formula="of:=LOG([.D14])" office:value-type="float" office:value="-0.602059991327962" calcext:value-type="float">
            <text:p>-0.60</text:p>
          </table:table-cell>
          <table:table-cell table:formula="of:=[.D14]*[.E14]" office:value-type="float" office:value="-0.150514997831991" calcext:value-type="float">
            <text:p>-0.15</text:p>
          </table:table-cell>
          <table:table-cell table:formula="of:=(RAND()*2-1)*[.$D$8]" office:value-type="float" office:value="-0.445559338449424" calcext:value-type="float">
            <text:p>-0.45</text:p>
          </table:table-cell>
          <table:table-cell table:formula="of:=[.$D$5]*[.C14]+[.$D$6]*[.E14]+[.$D$7]*[.F14]+[.G14]" office:value-type="float" office:value="-1.10122431460132" calcext:value-type="float">
            <text:p>-1.10</text:p>
          </table:table-cell>
          <table:table-cell table:style-name="ce9"/>
          <table:table-cell table:formula="of:=[.$K$7]*[.F14]+[.$K$6]*[.E14]+[.$K$5]*[.C14]" office:value-type="float" office:value="-0.89299457476437" calcext:value-type="float">
            <text:p>-0.89</text:p>
          </table:table-cell>
          <table:table-cell table:style-name="ce32" table:formula="of:=[.$K$8]*[.F14]" office:value-type="float" office:value="-0.496699492845569" calcext:value-type="float">
            <text:p>-0.5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15]^0"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table:formula="of:=LOG([.D15])" office:value-type="float" office:value="-0.301029995663981" calcext:value-type="float">
            <text:p>-0.30</text:p>
          </table:table-cell>
          <table:table-cell table:formula="of:=[.D15]*[.E15]" office:value-type="float" office:value="-0.150514997831991" calcext:value-type="float">
            <text:p>-0.15</text:p>
          </table:table-cell>
          <table:table-cell table:formula="of:=(RAND()*2-1)*[.$D$8]" office:value-type="float" office:value="-0.623973540568634" calcext:value-type="float">
            <text:p>-0.62</text:p>
          </table:table-cell>
          <table:table-cell table:formula="of:=[.$D$5]*[.C15]+[.$D$6]*[.E15]+[.$D$7]*[.F15]+[.G15]" office:value-type="float" office:value="-0.677578525392569" calcext:value-type="float">
            <text:p>-0.68</text:p>
          </table:table-cell>
          <table:table-cell table:style-name="ce9"/>
          <table:table-cell table:formula="of:=[.$K$7]*[.F15]+[.$K$6]*[.E15]+[.$K$5]*[.C15]" office:value-type="float" office:value="-0.242769784130171" calcext:value-type="float">
            <text:p>-0.24</text:p>
          </table:table-cell>
          <table:table-cell table:style-name="ce32" table:formula="of:=[.$K$8]*[.F15]" office:value-type="float" office:value="-0.496699492845569" calcext:value-type="float">
            <text:p>-0.5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D16]^0"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formula="of:=LOG([.D16])" office:value-type="float" office:value="-0.1249387366083" calcext:value-type="float">
            <text:p>-0.12</text:p>
          </table:table-cell>
          <table:table-cell table:formula="of:=[.D16]*[.E16]" office:value-type="float" office:value="-0.093704052456225" calcext:value-type="float">
            <text:p>-0.09</text:p>
          </table:table-cell>
          <table:table-cell table:formula="of:=(RAND()*2-1)*[.$D$8]" office:value-type="float" office:value="0.785389144295359" calcext:value-type="float">
            <text:p>0.79</text:p>
          </table:table-cell>
          <table:table-cell table:formula="of:=[.$D$5]*[.C16]+[.$D$6]*[.E16]+[.$D$7]*[.F16]+[.G16]" office:value-type="float" office:value="1.25439951371008" calcext:value-type="float">
            <text:p>1.25</text:p>
          </table:table-cell>
          <table:table-cell table:style-name="ce9"/>
          <table:table-cell table:formula="of:=[.$K$7]*[.F16]+[.$K$6]*[.E16]+[.$K$5]*[.C16]" office:value-type="float" office:value="0.308020171557397" calcext:value-type="float">
            <text:p>0.31</text:p>
          </table:table-cell>
          <table:table-cell table:style-name="ce32" table:formula="of:=[.$K$8]*[.F16]" office:value-type="float" office:value="-0.309223373105542" calcext:value-type="float">
            <text:p>-0.31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17]^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LOG([.D17])" office:value-type="float" office:value="0" calcext:value-type="float">
            <text:p>0.00</text:p>
          </table:table-cell>
          <table:table-cell table:formula="of:=[.D17]*[.E17]" office:value-type="float" office:value="0" calcext:value-type="float">
            <text:p>0.00</text:p>
          </table:table-cell>
          <table:table-cell table:formula="of:=(RAND()*2-1)*[.$D$8]" office:value-type="float" office:value="0.61528117384256" calcext:value-type="float">
            <text:p>0.62</text:p>
          </table:table-cell>
          <table:table-cell table:formula="of:=[.$D$5]*[.C17]+[.$D$6]*[.E17]+[.$D$7]*[.F17]+[.G17]" office:value-type="float" office:value="1.61528117384256" calcext:value-type="float">
            <text:p>1.62</text:p>
          </table:table-cell>
          <table:table-cell table:style-name="ce9"/>
          <table:table-cell table:formula="of:=[.$K$7]*[.F17]+[.$K$6]*[.E17]+[.$K$5]*[.C17]" office:value-type="float" office:value="0.859" calcext:value-type="float">
            <text:p>0.86</text:p>
          </table:table-cell>
          <table:table-cell table:style-name="ce32" table:formula="of:=[.$K$8]*[.F17]" office:value-type="float" office:value="0" calcext:value-type="float">
            <text:p>0.0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18]^0" office:value-type="float" office:value="1" calcext:value-type="float">
            <text:p>1.00</text:p>
          </table:table-cell>
          <table:table-cell office:value-type="float" office:value="1.25" calcext:value-type="float">
            <text:p>1.25</text:p>
          </table:table-cell>
          <table:table-cell table:formula="of:=LOG([.D18])" office:value-type="float" office:value="0.0969100130080564" calcext:value-type="float">
            <text:p>0.10</text:p>
          </table:table-cell>
          <table:table-cell table:formula="of:=[.D18]*[.E18]" office:value-type="float" office:value="0.121137516260071" calcext:value-type="float">
            <text:p>0.12</text:p>
          </table:table-cell>
          <table:table-cell table:formula="of:=(RAND()*2-1)*[.$D$8]" office:value-type="float" office:value="-0.626287850330789" calcext:value-type="float">
            <text:p>-0.63</text:p>
          </table:table-cell>
          <table:table-cell table:formula="of:=[.$D$5]*[.C18]+[.$D$6]*[.E18]+[.$D$7]*[.F18]+[.G18]" office:value-type="float" office:value="0.930944724465538" calcext:value-type="float">
            <text:p>0.93</text:p>
          </table:table-cell>
          <table:table-cell table:style-name="ce9"/>
          <table:table-cell table:formula="of:=[.$K$7]*[.F18]+[.$K$6]*[.E18]+[.$K$5]*[.C18]" office:value-type="float" office:value="1.43173817687761" calcext:value-type="float">
            <text:p>1.43</text:p>
          </table:table-cell>
          <table:table-cell table:style-name="ce32" table:formula="of:=[.$K$8]*[.F18]" office:value-type="float" office:value="0.399753803658233" calcext:value-type="float">
            <text:p>0.4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19]^0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formula="of:=LOG([.D19])" office:value-type="float" office:value="0.176091259055681" calcext:value-type="float">
            <text:p>0.18</text:p>
          </table:table-cell>
          <table:table-cell table:formula="of:=[.D19]*[.E19]" office:value-type="float" office:value="0.264136888583522" calcext:value-type="float">
            <text:p>0.26</text:p>
          </table:table-cell>
          <table:table-cell table:formula="of:=(RAND()*2-1)*[.$D$8]" office:value-type="float" office:value="0.948002675022965" calcext:value-type="float">
            <text:p>0.95</text:p>
          </table:table-cell>
          <table:table-cell table:formula="of:=[.$D$5]*[.C19]+[.$D$6]*[.E19]+[.$D$7]*[.F19]+[.G19]" office:value-type="float" office:value="3.09259585888489" calcext:value-type="float">
            <text:p>3.09</text:p>
          </table:table-cell>
          <table:table-cell/>
          <table:table-cell table:formula="of:=[.$K$7]*[.F19]+[.$K$6]*[.E19]+[.$K$5]*[.C19]" office:value-type="float" office:value="2.03176778531084" calcext:value-type="float">
            <text:p>2.03</text:p>
          </table:table-cell>
          <table:table-cell table:style-name="ce32" table:formula="of:=[.$K$8]*[.F19]" office:value-type="float" office:value="0.871651732325622" calcext:value-type="float">
            <text:p>0.87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D20]^0" office:value-type="float" office:value="1" calcext:value-type="float">
            <text:p>1.00</text:p>
          </table:table-cell>
          <table:table-cell office:value-type="float" office:value="1.75" calcext:value-type="float">
            <text:p>1.75</text:p>
          </table:table-cell>
          <table:table-cell table:formula="of:=LOG([.D20])" office:value-type="float" office:value="0.243038048686294" calcext:value-type="float">
            <text:p>0.24</text:p>
          </table:table-cell>
          <table:table-cell table:formula="of:=[.D20]*[.E20]" office:value-type="float" office:value="0.425316585201015" calcext:value-type="float">
            <text:p>0.43</text:p>
          </table:table-cell>
          <table:table-cell table:formula="of:=(RAND()*2-1)*[.$D$8]" office:value-type="float" office:value="0.0770155815842499" calcext:value-type="float">
            <text:p>0.08</text:p>
          </table:table-cell>
          <table:table-cell table:formula="of:=[.$D$5]*[.C20]+[.$D$6]*[.E20]+[.$D$7]*[.F20]+[.G20]" office:value-type="float" office:value="2.83904143455988" calcext:value-type="float">
            <text:p>2.84</text:p>
          </table:table-cell>
          <table:table-cell/>
          <table:table-cell table:formula="of:=[.$K$7]*[.F20]+[.$K$6]*[.E20]+[.$K$5]*[.C20]" office:value-type="float" office:value="2.65991194076544" calcext:value-type="float">
            <text:p>2.66</text:p>
          </table:table-cell>
          <table:table-cell table:style-name="ce32" table:formula="of:=[.$K$8]*[.F20]" office:value-type="float" office:value="1.40354473116335" calcext:value-type="float">
            <text:p>1.4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21]^0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formula="of:=LOG([.D21])" office:value-type="float" office:value="0.301029995663981" calcext:value-type="float">
            <text:p>0.30</text:p>
          </table:table-cell>
          <table:table-cell table:formula="of:=[.D21]*[.E21]" office:value-type="float" office:value="0.602059991327962" calcext:value-type="float">
            <text:p>0.60</text:p>
          </table:table-cell>
          <table:table-cell table:formula="of:=(RAND()*2-1)*[.$D$8]" office:value-type="float" office:value="0.910266077070153" calcext:value-type="float">
            <text:p>0.91</text:p>
          </table:table-cell>
          <table:table-cell table:formula="of:=[.$D$5]*[.C21]+[.$D$6]*[.E21]+[.$D$7]*[.F21]+[.G21]" office:value-type="float" office:value="4.318506042382" calcext:value-type="float">
            <text:p>4.32</text:p>
          </table:table-cell>
          <table:table-cell/>
          <table:table-cell table:formula="of:=[.$K$7]*[.F21]+[.$K$6]*[.E21]+[.$K$5]*[.C21]" office:value-type="float" office:value="3.31540476461809" calcext:value-type="float">
            <text:p>3.32</text:p>
          </table:table-cell>
          <table:table-cell table:style-name="ce32" table:formula="of:=[.$K$8]*[.F21]" office:value-type="float" office:value="1.98679797138228" calcext:value-type="float">
            <text:p>1.99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22]^0" office:value-type="float" office:value="1" calcext:value-type="float">
            <text:p>1.00</text:p>
          </table:table-cell>
          <table:table-cell office:value-type="float" office:value="2.25" calcext:value-type="float">
            <text:p>2.25</text:p>
          </table:table-cell>
          <table:table-cell table:formula="of:=LOG([.D22])" office:value-type="float" office:value="0.352182518111363" calcext:value-type="float">
            <text:p>0.35</text:p>
          </table:table-cell>
          <table:table-cell table:formula="of:=[.D22]*[.E22]" office:value-type="float" office:value="0.792410665750566" calcext:value-type="float">
            <text:p>0.79</text:p>
          </table:table-cell>
          <table:table-cell table:formula="of:=(RAND()*2-1)*[.$D$8]" office:value-type="float" office:value="0.798252941858632" calcext:value-type="float">
            <text:p>0.80</text:p>
          </table:table-cell>
          <table:table-cell table:formula="of:=[.$D$5]*[.C22]+[.$D$6]*[.E22]+[.$D$7]*[.F22]+[.G22]" office:value-type="float" office:value="4.87984997533306" calcext:value-type="float">
            <text:p>4.88</text:p>
          </table:table-cell>
          <table:table-cell/>
          <table:table-cell table:formula="of:=[.$K$7]*[.F22]+[.$K$6]*[.E22]+[.$K$5]*[.C22]" office:value-type="float" office:value="3.99694623637224" calcext:value-type="float">
            <text:p>4.00</text:p>
          </table:table-cell>
          <table:table-cell table:style-name="ce32" table:formula="of:=[.$K$8]*[.F22]" office:value-type="float" office:value="2.61495519697687" calcext:value-type="float">
            <text:p>2.61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23]^0" office:value-type="float" office:value="1" calcext:value-type="float">
            <text:p>1.00</text:p>
          </table:table-cell>
          <table:table-cell office:value-type="float" office:value="2.5" calcext:value-type="float">
            <text:p>2.50</text:p>
          </table:table-cell>
          <table:table-cell table:formula="of:=LOG([.D23])" office:value-type="float" office:value="0.397940008672038" calcext:value-type="float">
            <text:p>0.40</text:p>
          </table:table-cell>
          <table:table-cell table:formula="of:=[.D23]*[.E23]" office:value-type="float" office:value="0.994850021680094" calcext:value-type="float">
            <text:p>0.99</text:p>
          </table:table-cell>
          <table:table-cell table:formula="of:=(RAND()*2-1)*[.$D$8]" office:value-type="float" office:value="-0.62809786639417" calcext:value-type="float">
            <text:p>-0.63</text:p>
          </table:table-cell>
          <table:table-cell table:formula="of:=[.$D$5]*[.C23]+[.$D$6]*[.E23]+[.$D$7]*[.F23]+[.G23]" office:value-type="float" office:value="4.15233221599019" calcext:value-type="float">
            <text:p>4.15</text:p>
          </table:table-cell>
          <table:table-cell/>
          <table:table-cell table:formula="of:=[.$K$7]*[.F23]+[.$K$6]*[.E23]+[.$K$5]*[.C23]" office:value-type="float" office:value="4.70310048377188" calcext:value-type="float">
            <text:p>4.70</text:p>
          </table:table-cell>
          <table:table-cell table:style-name="ce32" table:formula="of:=[.$K$8]*[.F23]" office:value-type="float" office:value="3.28300507154431" calcext:value-type="float">
            <text:p>3.28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D24]^0" office:value-type="float" office:value="1" calcext:value-type="float">
            <text:p>1.00</text:p>
          </table:table-cell>
          <table:table-cell office:value-type="float" office:value="2.75" calcext:value-type="float">
            <text:p>2.75</text:p>
          </table:table-cell>
          <table:table-cell table:formula="of:=LOG([.D24])" office:value-type="float" office:value="0.439332693830263" calcext:value-type="float">
            <text:p>0.44</text:p>
          </table:table-cell>
          <table:table-cell table:formula="of:=[.D24]*[.E24]" office:value-type="float" office:value="1.20816490803322" calcext:value-type="float">
            <text:p>1.21</text:p>
          </table:table-cell>
          <table:table-cell table:formula="of:=(RAND()*2-1)*[.$D$8]" office:value-type="float" office:value="-0.67929106355546" calcext:value-type="float">
            <text:p>-0.68</text:p>
          </table:table-cell>
          <table:table-cell table:formula="of:=[.$D$5]*[.C24]+[.$D$6]*[.E24]+[.$D$7]*[.F24]+[.G24]" office:value-type="float" office:value="4.82386904820473" calcext:value-type="float">
            <text:p>4.82</text:p>
          </table:table-cell>
          <table:table-cell/>
          <table:table-cell table:formula="of:=[.$K$7]*[.F24]+[.$K$6]*[.E24]+[.$K$5]*[.C24]" office:value-type="float" office:value="5.43245334277303" calcext:value-type="float">
            <text:p>5.43</text:p>
          </table:table-cell>
          <table:table-cell table:style-name="ce32" table:formula="of:=[.$K$8]*[.F24]" office:value-type="float" office:value="3.98694419650963" calcext:value-type="float">
            <text:p>3.99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25]^0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table:formula="of:=LOG([.D25])" office:value-type="float" office:value="0.477121254719662" calcext:value-type="float">
            <text:p>0.48</text:p>
          </table:table-cell>
          <table:table-cell table:formula="of:=[.D25]*[.E25]" office:value-type="float" office:value="1.43136376415899" calcext:value-type="float">
            <text:p>1.43</text:p>
          </table:table-cell>
          <table:table-cell table:formula="of:=(RAND()*2-1)*[.$D$8]" office:value-type="float" office:value="-0.269618826650942" calcext:value-type="float">
            <text:p>-0.27</text:p>
          </table:table-cell>
          <table:table-cell table:formula="of:=[.$D$5]*[.C25]+[.$D$6]*[.E25]+[.$D$7]*[.F25]+[.G25]" office:value-type="float" office:value="5.97871497526535" calcext:value-type="float">
            <text:p>5.98</text:p>
          </table:table-cell>
          <table:table-cell/>
          <table:table-cell table:formula="of:=[.$K$7]*[.F25]+[.$K$6]*[.E25]+[.$K$5]*[.C25]" office:value-type="float" office:value="6.18367320267143" calcext:value-type="float">
            <text:p>6.18</text:p>
          </table:table-cell>
          <table:table-cell table:style-name="ce32" table:formula="of:=[.$K$8]*[.F25]" office:value-type="float" office:value="4.72350042172466" calcext:value-type="float">
            <text:p>4.72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D26]^0" office:value-type="float" office:value="1" calcext:value-type="float">
            <text:p>1.00</text:p>
          </table:table-cell>
          <table:table-cell office:value-type="float" office:value="3.25" calcext:value-type="float">
            <text:p>3.25</text:p>
          </table:table-cell>
          <table:table-cell table:formula="of:=LOG([.D26])" office:value-type="float" office:value="0.511883360978874" calcext:value-type="float">
            <text:p>0.51</text:p>
          </table:table-cell>
          <table:table-cell table:formula="of:=[.D26]*[.E26]" office:value-type="float" office:value="1.66362092318134" calcext:value-type="float">
            <text:p>1.66</text:p>
          </table:table-cell>
          <table:table-cell table:formula="of:=(RAND()*2-1)*[.$D$8]" office:value-type="float" office:value="0.972988775169986" calcext:value-type="float">
            <text:p>0.97</text:p>
          </table:table-cell>
          <table:table-cell table:formula="of:=[.$D$5]*[.C26]+[.$D$6]*[.E26]+[.$D$7]*[.F26]+[.G26]" office:value-type="float" office:value="7.98761826667175" calcext:value-type="float">
            <text:p>7.99</text:p>
          </table:table-cell>
          <table:table-cell/>
          <table:table-cell table:formula="of:=[.$K$7]*[.F26]+[.$K$6]*[.E26]+[.$K$5]*[.C26]" office:value-type="float" office:value="6.95553082925839" calcext:value-type="float">
            <text:p>6.96</text:p>
          </table:table-cell>
          <table:table-cell table:style-name="ce32" table:formula="of:=[.$K$8]*[.F26]" office:value-type="float" office:value="5.48994904649843" calcext:value-type="float">
            <text:p>5.49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D27]^0" office:value-type="float" office:value="1" calcext:value-type="float">
            <text:p>1.00</text:p>
          </table:table-cell>
          <table:table-cell office:value-type="float" office:value="3.5" calcext:value-type="float">
            <text:p>3.50</text:p>
          </table:table-cell>
          <table:table-cell table:formula="of:=LOG([.D27])" office:value-type="float" office:value="0.544068044350276" calcext:value-type="float">
            <text:p>0.54</text:p>
          </table:table-cell>
          <table:table-cell table:formula="of:=[.D27]*[.E27]" office:value-type="float" office:value="1.90423815522596" calcext:value-type="float">
            <text:p>1.90</text:p>
          </table:table-cell>
          <table:table-cell table:formula="of:=(RAND()*2-1)*[.$D$8]" office:value-type="float" office:value="-0.603249332264767" calcext:value-type="float">
            <text:p>-0.60</text:p>
          </table:table-cell>
          <table:table-cell table:formula="of:=[.$D$5]*[.C27]+[.$D$6]*[.E27]+[.$D$7]*[.F27]+[.G27]" office:value-type="float" office:value="7.19760122211367" calcext:value-type="float">
            <text:p>7.20</text:p>
          </table:table-cell>
          <table:table-cell/>
          <table:table-cell table:formula="of:=[.$K$7]*[.F27]+[.$K$6]*[.E27]+[.$K$5]*[.C27]" office:value-type="float" office:value="7.74690144147449" calcext:value-type="float">
            <text:p>7.75</text:p>
          </table:table-cell>
          <table:table-cell table:style-name="ce32" table:formula="of:=[.$K$8]*[.F27]" office:value-type="float" office:value="6.28398591224568" calcext:value-type="float">
            <text:p>6.28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28]^0" office:value-type="float" office:value="1" calcext:value-type="float">
            <text:p>1.00</text:p>
          </table:table-cell>
          <table:table-cell office:value-type="float" office:value="3.75" calcext:value-type="float">
            <text:p>3.75</text:p>
          </table:table-cell>
          <table:table-cell table:formula="of:=LOG([.D28])" office:value-type="float" office:value="0.574031267727719" calcext:value-type="float">
            <text:p>0.57</text:p>
          </table:table-cell>
          <table:table-cell table:formula="of:=[.D28]*[.E28]" office:value-type="float" office:value="2.15261725397895" calcext:value-type="float">
            <text:p>2.15</text:p>
          </table:table-cell>
          <table:table-cell table:formula="of:=(RAND()*2-1)*[.$D$8]" office:value-type="float" office:value="0.687087359864056" calcext:value-type="float">
            <text:p>0.69</text:p>
          </table:table-cell>
          <table:table-cell table:formula="of:=[.$D$5]*[.C28]+[.$D$6]*[.E28]+[.$D$7]*[.F28]+[.G28]" office:value-type="float" office:value="9.29300165725634" calcext:value-type="float">
            <text:p>9.29</text:p>
          </table:table-cell>
          <table:table-cell/>
          <table:table-cell table:formula="of:=[.$K$7]*[.F28]+[.$K$6]*[.E28]+[.$K$5]*[.C28]" office:value-type="float" office:value="8.55675930022871" calcext:value-type="float">
            <text:p>8.56</text:p>
          </table:table-cell>
          <table:table-cell table:style-name="ce32" table:formula="of:=[.$K$8]*[.F28]" office:value-type="float" office:value="7.10363693813052" calcext:value-type="float">
            <text:p>7.1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29]^0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table:formula="of:=LOG([.D29])" office:value-type="float" office:value="0.602059991327962" calcext:value-type="float">
            <text:p>0.60</text:p>
          </table:table-cell>
          <table:table-cell table:formula="of:=[.D29]*[.E29]" office:value-type="float" office:value="2.40823996531185" calcext:value-type="float">
            <text:p>2.41</text:p>
          </table:table-cell>
          <table:table-cell table:formula="of:=(RAND()*2-1)*[.$D$8]" office:value-type="float" office:value="0.0558944691814978" calcext:value-type="float">
            <text:p>0.06</text:p>
          </table:table-cell>
          <table:table-cell table:formula="of:=[.$D$5]*[.C29]+[.$D$6]*[.E29]+[.$D$7]*[.F29]+[.G29]" office:value-type="float" office:value="9.48473434777297" calcext:value-type="float">
            <text:p>9.48</text:p>
          </table:table-cell>
          <table:table-cell/>
          <table:table-cell table:formula="of:=[.$K$7]*[.F29]+[.$K$6]*[.E29]+[.$K$5]*[.C29]" office:value-type="float" office:value="9.38416947720395" calcext:value-type="float">
            <text:p>9.38</text:p>
          </table:table-cell>
          <table:table-cell table:style-name="ce32" table:formula="of:=[.$K$8]*[.F29]" office:value-type="float" office:value="7.9471918855291" calcext:value-type="float">
            <text:p>7.95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D30]^0" office:value-type="float" office:value="1" calcext:value-type="float">
            <text:p>1.00</text:p>
          </table:table-cell>
          <table:table-cell office:value-type="float" office:value="4.25" calcext:value-type="float">
            <text:p>4.25</text:p>
          </table:table-cell>
          <table:table-cell table:formula="of:=LOG([.D30])" office:value-type="float" office:value="0.628388930050312" calcext:value-type="float">
            <text:p>0.63</text:p>
          </table:table-cell>
          <table:table-cell table:formula="of:=[.D30]*[.E30]" office:value-type="float" office:value="2.67065295271382" calcext:value-type="float">
            <text:p>2.67</text:p>
          </table:table-cell>
          <table:table-cell table:formula="of:=(RAND()*2-1)*[.$D$8]" office:value-type="float" office:value="0.873388442252414" calcext:value-type="float">
            <text:p>0.87</text:p>
          </table:table-cell>
          <table:table-cell table:formula="of:=[.$D$5]*[.C30]+[.$D$6]*[.E30]+[.$D$7]*[.F30]+[.G30]" office:value-type="float" office:value="11.1421251604945" calcext:value-type="float">
            <text:p>11.14</text:p>
          </table:table-cell>
          <table:table-cell/>
          <table:table-cell table:formula="of:=[.$K$7]*[.F30]+[.$K$6]*[.E30]+[.$K$5]*[.C30]" office:value-type="float" office:value="10.2282789470501" calcext:value-type="float">
            <text:p>10.23</text:p>
          </table:table-cell>
          <table:table-cell table:style-name="ce32" table:formula="of:=[.$K$8]*[.F30]" office:value-type="float" office:value="8.81315474395562" calcext:value-type="float">
            <text:p>8.81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31]^0" office:value-type="float" office:value="1" calcext:value-type="float">
            <text:p>1.00</text:p>
          </table:table-cell>
          <table:table-cell office:value-type="float" office:value="4.5" calcext:value-type="float">
            <text:p>4.50</text:p>
          </table:table-cell>
          <table:table-cell table:formula="of:=LOG([.D31])" office:value-type="float" office:value="0.653212513775344" calcext:value-type="float">
            <text:p>0.65</text:p>
          </table:table-cell>
          <table:table-cell table:formula="of:=[.D31]*[.E31]" office:value-type="float" office:value="2.93945631198905" calcext:value-type="float">
            <text:p>2.94</text:p>
          </table:table-cell>
          <table:table-cell table:formula="of:=(RAND()*2-1)*[.$D$8]" office:value-type="float" office:value="0.114638777005202" calcext:value-type="float">
            <text:p>0.11</text:p>
          </table:table-cell>
          <table:table-cell table:formula="of:=[.$D$5]*[.C31]+[.$D$6]*[.E31]+[.$D$7]*[.F31]+[.G31]" office:value-type="float" office:value="11.239432740523" calcext:value-type="float">
            <text:p>11.24</text:p>
          </table:table-cell>
          <table:table-cell/>
          <table:table-cell table:formula="of:=[.$K$7]*[.F31]+[.$K$6]*[.E31]+[.$K$5]*[.C31]" office:value-type="float" office:value="11.0883079657219" calcext:value-type="float">
            <text:p>11.09</text:p>
          </table:table-cell>
          <table:table-cell table:style-name="ce32" table:formula="of:=[.$K$8]*[.F31]" office:value-type="float" office:value="9.70020582956385" calcext:value-type="float">
            <text:p>9.7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D32]^0" office:value-type="float" office:value="1" calcext:value-type="float">
            <text:p>1.00</text:p>
          </table:table-cell>
          <table:table-cell office:value-type="float" office:value="4.75" calcext:value-type="float">
            <text:p>4.75</text:p>
          </table:table-cell>
          <table:table-cell table:formula="of:=LOG([.D32])" office:value-type="float" office:value="0.676693609624867" calcext:value-type="float">
            <text:p>0.68</text:p>
          </table:table-cell>
          <table:table-cell table:formula="of:=[.D32]*[.E32]" office:value-type="float" office:value="3.21429464571812" calcext:value-type="float">
            <text:p>3.21</text:p>
          </table:table-cell>
          <table:table-cell table:formula="of:=(RAND()*2-1)*[.$D$8]" office:value-type="float" office:value="-0.45015220436607" calcext:value-type="float">
            <text:p>-0.45</text:p>
          </table:table-cell>
          <table:table-cell table:formula="of:=[.$D$5]*[.C32]+[.$D$6]*[.E32]+[.$D$7]*[.F32]+[.G32]" office:value-type="float" office:value="11.546118952038" calcext:value-type="float">
            <text:p>11.55</text:p>
          </table:table-cell>
          <table:table-cell/>
          <table:table-cell table:formula="of:=[.$K$7]*[.F32]+[.$K$6]*[.E32]+[.$K$5]*[.C32]" office:value-type="float" office:value="11.9635421339441" calcext:value-type="float">
            <text:p>11.96</text:p>
          </table:table-cell>
          <table:table-cell table:style-name="ce32" table:formula="of:=[.$K$8]*[.F32]" office:value-type="float" office:value="10.6071723308698" calcext:value-type="float">
            <text:p>10.61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33]^0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formula="of:=LOG([.D33])" office:value-type="float" office:value="0.698970004336019" calcext:value-type="float">
            <text:p>0.70</text:p>
          </table:table-cell>
          <table:table-cell table:formula="of:=[.D33]*[.E33]" office:value-type="float" office:value="3.49485002168009" calcext:value-type="float">
            <text:p>3.49</text:p>
          </table:table-cell>
          <table:table-cell table:formula="of:=(RAND()*2-1)*[.$D$8]" office:value-type="float" office:value="0.920793401349622" calcext:value-type="float">
            <text:p>0.92</text:p>
          </table:table-cell>
          <table:table-cell table:formula="of:=[.$D$5]*[.C33]+[.$D$6]*[.E33]+[.$D$7]*[.F33]+[.G33]" office:value-type="float" office:value="13.8032834750619" calcext:value-type="float">
            <text:p>13.80</text:p>
          </table:table-cell>
          <table:table-cell/>
          <table:table-cell table:formula="of:=[.$K$7]*[.F33]+[.$K$6]*[.E33]+[.$K$5]*[.C33]" office:value-type="float" office:value="12.8533252744061" calcext:value-type="float">
            <text:p>12.85</text:p>
          </table:table-cell>
          <table:table-cell table:style-name="ce32" table:formula="of:=[.$K$8]*[.F33]" office:value-type="float" office:value="11.5330050715443" calcext:value-type="float">
            <text:p>11.53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34]^0"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table:formula="of:=LOG([.D34])" office:value-type="float" office:value="0.778151250383644" calcext:value-type="float">
            <text:p>0.78</text:p>
          </table:table-cell>
          <table:table-cell table:formula="of:=[.D34]*[.E34]" office:value-type="float" office:value="4.66890750230186" calcext:value-type="float">
            <text:p>4.67</text:p>
          </table:table-cell>
          <table:table-cell table:formula="of:=(RAND()*2-1)*[.$D$8]" office:value-type="float" office:value="0.450586767477387" calcext:value-type="float">
            <text:p>0.45</text:p>
          </table:table-cell>
          <table:table-cell table:formula="of:=[.$D$5]*[.C34]+[.$D$6]*[.E34]+[.$D$7]*[.F34]+[.G34]" office:value-type="float" office:value="17.0136117751503" calcext:value-type="float">
            <text:p>17.01</text:p>
          </table:table-cell>
          <table:table-cell/>
          <table:table-cell table:formula="of:=[.$K$7]*[.F34]+[.$K$6]*[.E34]+[.$K$5]*[.C34]" office:value-type="float" office:value="16.5465292077343" calcext:value-type="float">
            <text:p>16.55</text:p>
          </table:table-cell>
          <table:table-cell table:style-name="ce32" table:formula="of:=[.$K$8]*[.F34]" office:value-type="float" office:value="15.4073947575961" calcext:value-type="float">
            <text:p>15.41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D35]^0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table:formula="of:=LOG([.D35])" office:value-type="float" office:value="0.845098040014257" calcext:value-type="float">
            <text:p>0.85</text:p>
          </table:table-cell>
          <table:table-cell table:formula="of:=[.D35]*[.E35]" office:value-type="float" office:value="5.9156862800998" calcext:value-type="float">
            <text:p>5.92</text:p>
          </table:table-cell>
          <table:table-cell table:formula="of:=(RAND()*2-1)*[.$D$8]" office:value-type="float" office:value="0.722228051555225" calcext:value-type="float">
            <text:p>0.72</text:p>
          </table:table-cell>
          <table:table-cell table:formula="of:=[.$D$5]*[.C35]+[.$D$6]*[.E35]+[.$D$7]*[.F35]+[.G35]" office:value-type="float" office:value="21.1594829718831" calcext:value-type="float">
            <text:p>21.16</text:p>
          </table:table-cell>
          <table:table-cell/>
          <table:table-cell table:formula="of:=[.$K$7]*[.F35]+[.$K$6]*[.E35]+[.$K$5]*[.C35]" office:value-type="float" office:value="20.4314706067302" calcext:value-type="float">
            <text:p>20.43</text:p>
          </table:table-cell>
          <table:table-cell table:style-name="ce32" table:formula="of:=[.$K$8]*[.F35]" office:value-type="float" office:value="19.5217647243293" calcext:value-type="float">
            <text:p>19.52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D36]^0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table:formula="of:=LOG([.D36])" office:value-type="float" office:value="0.903089986991943" calcext:value-type="float">
            <text:p>0.90</text:p>
          </table:table-cell>
          <table:table-cell table:formula="of:=[.D36]*[.E36]" office:value-type="float" office:value="7.22471989593555" calcext:value-type="float">
            <text:p>7.22</text:p>
          </table:table-cell>
          <table:table-cell table:formula="of:=(RAND()*2-1)*[.$D$8]" office:value-type="float" office:value="-0.125931776416353" calcext:value-type="float">
            <text:p>-0.13</text:p>
          </table:table-cell>
          <table:table-cell table:formula="of:=[.$D$5]*[.C36]+[.$D$6]*[.E36]+[.$D$7]*[.F36]+[.G36]" office:value-type="float" office:value="24.3544078853742" calcext:value-type="float">
            <text:p>24.35</text:p>
          </table:table-cell>
          <table:table-cell/>
          <table:table-cell table:formula="of:=[.$K$7]*[.F36]+[.$K$6]*[.E36]+[.$K$5]*[.C36]" office:value-type="float" office:value="24.4838340597092" calcext:value-type="float">
            <text:p>24.48</text:p>
          </table:table-cell>
          <table:table-cell table:style-name="ce32" table:formula="of:=[.$K$8]*[.F36]" office:value-type="float" office:value="23.8415756565873" calcext:value-type="float">
            <text:p>23.84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37]^0"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formula="of:=LOG([.D37])" office:value-type="float" office:value="0.954242509439325" calcext:value-type="float">
            <text:p>0.95</text:p>
          </table:table-cell>
          <table:table-cell table:formula="of:=[.D37]*[.E37]" office:value-type="float" office:value="8.58818258495392" calcext:value-type="float">
            <text:p>8.59</text:p>
          </table:table-cell>
          <table:table-cell table:formula="of:=(RAND()*2-1)*[.$D$8]" office:value-type="float" office:value="0.152577842622165" calcext:value-type="float">
            <text:p>0.15</text:p>
          </table:table-cell>
          <table:table-cell table:formula="of:=[.$D$5]*[.C37]+[.$D$6]*[.E37]+[.$D$7]*[.F37]+[.G37]" office:value-type="float" office:value="28.8256106163626" calcext:value-type="float">
            <text:p>28.83</text:p>
          </table:table-cell>
          <table:table-cell/>
          <table:table-cell table:formula="of:=[.$K$7]*[.F37]+[.$K$6]*[.E37]+[.$K$5]*[.C37]" office:value-type="float" office:value="28.6847115752507" calcext:value-type="float">
            <text:p>28.68</text:p>
          </table:table-cell>
          <table:table-cell table:style-name="ce32" table:formula="of:=[.$K$8]*[.F37]" office:value-type="float" office:value="28.3410025303479" calcext:value-type="float">
            <text:p>28.34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D38]^0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LOG([.D38])" office:value-type="float" office:value="1" calcext:value-type="float">
            <text:p>1.00</text:p>
          </table:table-cell>
          <table:table-cell table:formula="of:=[.D38]*[.E38]" office:value-type="float" office:value="10" calcext:value-type="float">
            <text:p>10.00</text:p>
          </table:table-cell>
          <table:table-cell table:formula="of:=(RAND()*2-1)*[.$D$8]" office:value-type="float" office:value="-0.417232772279947" calcext:value-type="float">
            <text:p>-0.42</text:p>
          </table:table-cell>
          <table:table-cell table:formula="of:=[.$D$5]*[.C38]+[.$D$6]*[.E38]+[.$D$7]*[.F38]+[.G38]" office:value-type="float" office:value="32.5827672277201" calcext:value-type="float">
            <text:p>32.58</text:p>
          </table:table-cell>
          <table:table-cell/>
          <table:table-cell table:formula="of:=[.$K$7]*[.F38]+[.$K$6]*[.E38]+[.$K$5]*[.C38]" office:value-type="float" office:value="33.019" calcext:value-type="float">
            <text:p>33.02</text:p>
          </table:table-cell>
          <table:table-cell table:style-name="ce32" table:formula="of:=[.$K$8]*[.F38]" office:value-type="float" office:value="33" calcext:value-type="float">
            <text:p>33.0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D39]^0"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table:formula="of:=LOG([.D39])" office:value-type="float" office:value="1.04139268515823" calcext:value-type="float">
            <text:p>1.04</text:p>
          </table:table-cell>
          <table:table-cell table:formula="of:=[.D39]*[.E39]" office:value-type="float" office:value="11.4553195367405" calcext:value-type="float">
            <text:p>11.46</text:p>
          </table:table-cell>
          <table:table-cell table:formula="of:=(RAND()*2-1)*[.$D$8]" office:value-type="float" office:value="-0.833072079316265" calcext:value-type="float">
            <text:p>-0.83</text:p>
          </table:table-cell>
          <table:table-cell table:formula="of:=[.$D$5]*[.C39]+[.$D$6]*[.E39]+[.$D$7]*[.F39]+[.G39]" office:value-type="float" office:value="36.6156719012217" calcext:value-type="float">
            <text:p>36.62</text:p>
          </table:table-cell>
          <table:table-cell/>
          <table:table-cell table:formula="of:=[.$K$7]*[.F39]+[.$K$6]*[.E39]+[.$K$5]*[.C39]" office:value-type="float" office:value="37.4743668101632" calcext:value-type="float">
            <text:p>37.47</text:p>
          </table:table-cell>
          <table:table-cell table:style-name="ce32" table:formula="of:=[.$K$8]*[.F39]" office:value-type="float" office:value="37.8025544712436" calcext:value-type="float">
            <text:p>37.8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D40]^0"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table:formula="of:=LOG([.D40])" office:value-type="float" office:value="1.07918124604762" calcext:value-type="float">
            <text:p>1.08</text:p>
          </table:table-cell>
          <table:table-cell table:formula="of:=[.D40]*[.E40]" office:value-type="float" office:value="12.9501749525715" calcext:value-type="float">
            <text:p>12.95</text:p>
          </table:table-cell>
          <table:table-cell table:formula="of:=(RAND()*2-1)*[.$D$8]" office:value-type="float" office:value="0.743050376787881" calcext:value-type="float">
            <text:p>0.74</text:p>
          </table:table-cell>
          <table:table-cell table:formula="of:=[.$D$5]*[.C40]+[.$D$6]*[.E40]+[.$D$7]*[.F40]+[.G40]" office:value-type="float" office:value="42.7519377265976" calcext:value-type="float">
            <text:p>42.75</text:p>
          </table:table-cell>
          <table:table-cell/>
          <table:table-cell table:formula="of:=[.$K$7]*[.F40]+[.$K$6]*[.E40]+[.$K$5]*[.C40]" office:value-type="float" office:value="42.0405563491774" calcext:value-type="float">
            <text:p>42.04</text:p>
          </table:table-cell>
          <table:table-cell table:style-name="ce32" table:formula="of:=[.$K$8]*[.F40]" office:value-type="float" office:value="42.7355773434859" calcext:value-type="float">
            <text:p>42.74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D41]^0" office:value-type="float" office:value="1" calcext:value-type="float">
            <text:p>1.00</text:p>
          </table:table-cell>
          <table:table-cell office:value-type="float" office:value="13" calcext:value-type="float">
            <text:p>13.00</text:p>
          </table:table-cell>
          <table:table-cell table:formula="of:=LOG([.D41])" office:value-type="float" office:value="1.11394335230684" calcext:value-type="float">
            <text:p>1.11</text:p>
          </table:table-cell>
          <table:table-cell table:formula="of:=[.D41]*[.E41]" office:value-type="float" office:value="14.4812635799889" calcext:value-type="float">
            <text:p>14.48</text:p>
          </table:table-cell>
          <table:table-cell table:formula="of:=(RAND()*2-1)*[.$D$8]" office:value-type="float" office:value="-0.169586060715336" calcext:value-type="float">
            <text:p>-0.17</text:p>
          </table:table-cell>
          <table:table-cell table:formula="of:=[.$D$5]*[.C41]+[.$D$6]*[.E41]+[.$D$7]*[.F41]+[.G41]" office:value-type="float" office:value="46.502091383865" calcext:value-type="float">
            <text:p>46.50</text:p>
          </table:table-cell>
          <table:table-cell/>
          <table:table-cell table:formula="of:=[.$K$7]*[.F41]+[.$K$6]*[.E41]+[.$K$5]*[.C41]" office:value-type="float" office:value="46.7089083809494" calcext:value-type="float">
            <text:p>46.71</text:p>
          </table:table-cell>
          <table:table-cell table:style-name="ce32" table:formula="of:=[.$K$8]*[.F41]" office:value-type="float" office:value="47.7881698139633" calcext:value-type="float">
            <text:p>47.79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D42]^0" office:value-type="float" office:value="1" calcext:value-type="float">
            <text:p>1.00</text:p>
          </table:table-cell>
          <table:table-cell office:value-type="float" office:value="14" calcext:value-type="float">
            <text:p>14.00</text:p>
          </table:table-cell>
          <table:table-cell table:formula="of:=LOG([.D42])" office:value-type="float" office:value="1.14612803567824" calcext:value-type="float">
            <text:p>1.15</text:p>
          </table:table-cell>
          <table:table-cell table:formula="of:=[.D42]*[.E42]" office:value-type="float" office:value="16.0457924994953" calcext:value-type="float">
            <text:p>16.05</text:p>
          </table:table-cell>
          <table:table-cell table:formula="of:=(RAND()*2-1)*[.$D$8]" office:value-type="float" office:value="0.157111942302014" calcext:value-type="float">
            <text:p>0.16</text:p>
          </table:table-cell>
          <table:table-cell table:formula="of:=[.$D$5]*[.C42]+[.$D$6]*[.E42]+[.$D$7]*[.F42]+[.G42]" office:value-type="float" office:value="51.5867455121444" calcext:value-type="float">
            <text:p>51.59</text:p>
          </table:table-cell>
          <table:table-cell/>
          <table:table-cell table:formula="of:=[.$K$7]*[.F42]+[.$K$6]*[.E42]+[.$K$5]*[.C42]" office:value-type="float" office:value="51.472014055551" calcext:value-type="float">
            <text:p>51.47</text:p>
          </table:table-cell>
          <table:table-cell table:style-name="ce32" table:formula="of:=[.$K$8]*[.F42]" office:value-type="float" office:value="52.9511152483346" calcext:value-type="float">
            <text:p>52.95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D43]^0" office:value-type="float" office:value="1" calcext:value-type="float">
            <text:p>1.00</text:p>
          </table:table-cell>
          <table:table-cell office:value-type="float" office:value="15" calcext:value-type="float">
            <text:p>15.00</text:p>
          </table:table-cell>
          <table:table-cell table:formula="of:=LOG([.D43])" office:value-type="float" office:value="1.17609125905568" calcext:value-type="float">
            <text:p>1.18</text:p>
          </table:table-cell>
          <table:table-cell table:formula="of:=[.D43]*[.E43]" office:value-type="float" office:value="17.6413688858352" calcext:value-type="float">
            <text:p>17.64</text:p>
          </table:table-cell>
          <table:table-cell table:formula="of:=(RAND()*2-1)*[.$D$8]" office:value-type="float" office:value="-0.971360847954201" calcext:value-type="float">
            <text:p>-0.97</text:p>
          </table:table-cell>
          <table:table-cell table:formula="of:=[.$D$5]*[.C43]+[.$D$6]*[.E43]+[.$D$7]*[.F43]+[.G43]" office:value-type="float" office:value="55.3049283276628" calcext:value-type="float">
            <text:p>55.30</text:p>
          </table:table-cell>
          <table:table-cell/>
          <table:table-cell table:formula="of:=[.$K$7]*[.F43]+[.$K$6]*[.E43]+[.$K$5]*[.C43]" office:value-type="float" office:value="56.3234637770659" calcext:value-type="float">
            <text:p>56.32</text:p>
          </table:table-cell>
          <table:table-cell table:style-name="ce32" table:formula="of:=[.$K$8]*[.F43]" office:value-type="float" office:value="58.2165173232562" calcext:value-type="float">
            <text:p>58.22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D44]^0" office:value-type="float" office:value="1" calcext:value-type="float">
            <text:p>1.00</text:p>
          </table:table-cell>
          <table:table-cell office:value-type="float" office:value="16" calcext:value-type="float">
            <text:p>16.00</text:p>
          </table:table-cell>
          <table:table-cell table:formula="of:=LOG([.D44])" office:value-type="float" office:value="1.20411998265592" calcext:value-type="float">
            <text:p>1.20</text:p>
          </table:table-cell>
          <table:table-cell table:formula="of:=[.D44]*[.E44]" office:value-type="float" office:value="19.2659197224948" calcext:value-type="float">
            <text:p>19.27</text:p>
          </table:table-cell>
          <table:table-cell table:formula="of:=(RAND()*2-1)*[.$D$8]" office:value-type="float" office:value="-0.0809390505406066" calcext:value-type="float">
            <text:p>-0.08</text:p>
          </table:table-cell>
          <table:table-cell table:formula="of:=[.$D$5]*[.C44]+[.$D$6]*[.E44]+[.$D$7]*[.F44]+[.G44]" office:value-type="float" office:value="61.1250600822556" calcext:value-type="float">
            <text:p>61.13</text:p>
          </table:table-cell>
          <table:table-cell/>
          <table:table-cell table:formula="of:=[.$K$7]*[.F44]+[.$K$6]*[.E44]+[.$K$5]*[.C44]" office:value-type="float" office:value="61.2576583300212" calcext:value-type="float">
            <text:p>61.26</text:p>
          </table:table-cell>
          <table:table-cell table:style-name="ce32" table:formula="of:=[.$K$8]*[.F44]" office:value-type="float" office:value="63.5775350842328" calcext:value-type="float">
            <text:p>63.58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D45]^0" office:value-type="float" office:value="1" calcext:value-type="float">
            <text:p>1.00</text:p>
          </table:table-cell>
          <table:table-cell office:value-type="float" office:value="17" calcext:value-type="float">
            <text:p>17.00</text:p>
          </table:table-cell>
          <table:table-cell table:formula="of:=LOG([.D45])" office:value-type="float" office:value="1.23044892137827" calcext:value-type="float">
            <text:p>1.23</text:p>
          </table:table-cell>
          <table:table-cell table:formula="of:=[.D45]*[.E45]" office:value-type="float" office:value="20.9176316634307" calcext:value-type="float">
            <text:p>20.92</text:p>
          </table:table-cell>
          <table:table-cell table:formula="of:=(RAND()*2-1)*[.$D$8]" office:value-type="float" office:value="0.752124086210645" calcext:value-type="float">
            <text:p>0.75</text:p>
          </table:table-cell>
          <table:table-cell table:formula="of:=[.$D$5]*[.C45]+[.$D$6]*[.E45]+[.$D$7]*[.F45]+[.G45]" office:value-type="float" office:value="66.9659169192593" calcext:value-type="float">
            <text:p>66.97</text:p>
          </table:table-cell>
          <table:table-cell/>
          <table:table-cell table:formula="of:=[.$K$7]*[.F45]+[.$K$6]*[.E45]+[.$K$5]*[.C45]" office:value-type="float" office:value="66.269664660469" calcext:value-type="float">
            <text:p>66.27</text:p>
          </table:table-cell>
          <table:table-cell table:style-name="ce32" table:formula="of:=[.$K$8]*[.F45]" office:value-type="float" office:value="69.0281844893212" calcext:value-type="float">
            <text:p>69.03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D46]^0" office:value-type="float" office:value="1" calcext:value-type="float">
            <text:p>1.00</text:p>
          </table:table-cell>
          <table:table-cell office:value-type="float" office:value="18" calcext:value-type="float">
            <text:p>18.00</text:p>
          </table:table-cell>
          <table:table-cell table:formula="of:=LOG([.D46])" office:value-type="float" office:value="1.25527250510331" calcext:value-type="float">
            <text:p>1.26</text:p>
          </table:table-cell>
          <table:table-cell table:formula="of:=[.D46]*[.E46]" office:value-type="float" office:value="22.5949050918595" calcext:value-type="float">
            <text:p>22.59</text:p>
          </table:table-cell>
          <table:table-cell table:formula="of:=(RAND()*2-1)*[.$D$8]" office:value-type="float" office:value="-0.98764935573717" calcext:value-type="float">
            <text:p>-0.99</text:p>
          </table:table-cell>
          <table:table-cell table:formula="of:=[.$D$5]*[.C46]+[.$D$6]*[.E46]+[.$D$7]*[.F46]+[.G46]" office:value-type="float" office:value="70.3076109300479" calcext:value-type="float">
            <text:p>70.31</text:p>
          </table:table-cell>
          <table:table-cell/>
          <table:table-cell table:formula="of:=[.$K$7]*[.F46]+[.$K$6]*[.E46]+[.$K$5]*[.C46]" office:value-type="float" office:value="71.3551038866017" calcext:value-type="float">
            <text:p>71.36</text:p>
          </table:table-cell>
          <table:table-cell table:style-name="ce32" table:formula="of:=[.$K$8]*[.F46]" office:value-type="float" office:value="74.5631868031364" calcext:value-type="float">
            <text:p>74.56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D47]^0" office:value-type="float" office:value="1" calcext:value-type="float">
            <text:p>1.00</text:p>
          </table:table-cell>
          <table:table-cell office:value-type="float" office:value="19" calcext:value-type="float">
            <text:p>19.00</text:p>
          </table:table-cell>
          <table:table-cell table:formula="of:=LOG([.D47])" office:value-type="float" office:value="1.27875360095283" calcext:value-type="float">
            <text:p>1.28</text:p>
          </table:table-cell>
          <table:table-cell table:formula="of:=[.D47]*[.E47]" office:value-type="float" office:value="24.2963184181038" calcext:value-type="float">
            <text:p>24.30</text:p>
          </table:table-cell>
          <table:table-cell table:formula="of:=(RAND()*2-1)*[.$D$8]" office:value-type="float" office:value="0.466912669211769" calcext:value-type="float">
            <text:p>0.47</text:p>
          </table:table-cell>
          <table:table-cell table:formula="of:=[.$D$5]*[.C47]+[.$D$6]*[.E47]+[.$D$7]*[.F47]+[.G47]" office:value-type="float" office:value="76.9133751254288" calcext:value-type="float">
            <text:p>76.91</text:p>
          </table:table-cell>
          <table:table-cell/>
          <table:table-cell table:formula="of:=[.$K$7]*[.F47]+[.$K$6]*[.E47]+[.$K$5]*[.C47]" office:value-type="float" office:value="76.5100630323694" calcext:value-type="float">
            <text:p>76.51</text:p>
          </table:table-cell>
          <table:table-cell table:style-name="ce32" table:formula="of:=[.$K$8]*[.F47]" office:value-type="float" office:value="80.1778507797424" calcext:value-type="float">
            <text:p>80.18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D48]^0" office:value-type="float" office:value="1" calcext:value-type="float">
            <text:p>1.00</text:p>
          </table:table-cell>
          <table:table-cell office:value-type="float" office:value="20" calcext:value-type="float">
            <text:p>20.00</text:p>
          </table:table-cell>
          <table:table-cell table:formula="of:=LOG([.D48])" office:value-type="float" office:value="1.30102999566398" calcext:value-type="float">
            <text:p>1.30</text:p>
          </table:table-cell>
          <table:table-cell table:formula="of:=[.D48]*[.E48]" office:value-type="float" office:value="26.0205999132796" calcext:value-type="float">
            <text:p>26.02</text:p>
          </table:table-cell>
          <table:table-cell table:formula="of:=(RAND()*2-1)*[.$D$8]" office:value-type="float" office:value="-0.164006189504481" calcext:value-type="float">
            <text:p>-0.16</text:p>
          </table:table-cell>
          <table:table-cell table:formula="of:=[.$D$5]*[.C48]+[.$D$6]*[.E48]+[.$D$7]*[.F48]+[.G48]" office:value-type="float" office:value="81.4998535416623" calcext:value-type="float">
            <text:p>81.50</text:p>
          </table:table-cell>
          <table:table-cell/>
          <table:table-cell table:formula="of:=[.$K$7]*[.F48]+[.$K$6]*[.E48]+[.$K$5]*[.C48]" office:value-type="float" office:value="81.7310245304731" calcext:value-type="float">
            <text:p>81.73</text:p>
          </table:table-cell>
          <table:table-cell table:style-name="ce32" table:formula="of:=[.$K$8]*[.F48]" office:value-type="float" office:value="85.8679797138228" calcext:value-type="float">
            <text:p>85.87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D49]^0" office:value-type="float" office:value="1" calcext:value-type="float">
            <text:p>1.00</text:p>
          </table:table-cell>
          <table:table-cell office:value-type="float" office:value="21" calcext:value-type="float">
            <text:p>21.00</text:p>
          </table:table-cell>
          <table:table-cell table:formula="of:=LOG([.D49])" office:value-type="float" office:value="1.32221929473392" calcext:value-type="float">
            <text:p>1.32</text:p>
          </table:table-cell>
          <table:table-cell table:formula="of:=[.D49]*[.E49]" office:value-type="float" office:value="27.7666051894123" calcext:value-type="float">
            <text:p>27.77</text:p>
          </table:table-cell>
          <table:table-cell table:formula="of:=(RAND()*2-1)*[.$D$8]" office:value-type="float" office:value="-0.656454025624954" calcext:value-type="float">
            <text:p>-0.66</text:p>
          </table:table-cell>
          <table:table-cell table:formula="of:=[.$D$5]*[.C49]+[.$D$6]*[.E49]+[.$D$7]*[.F49]+[.G49]" office:value-type="float" office:value="86.2878001320798" calcext:value-type="float">
            <text:p>86.29</text:p>
          </table:table-cell>
          <table:table-cell/>
          <table:table-cell table:formula="of:=[.$K$7]*[.F49]+[.$K$6]*[.E49]+[.$K$5]*[.C49]" office:value-type="float" office:value="87.0148092448622" calcext:value-type="float">
            <text:p>87.01</text:p>
          </table:table-cell>
          <table:table-cell table:style-name="ce32" table:formula="of:=[.$K$8]*[.F49]" office:value-type="float" office:value="91.6297971250606" calcext:value-type="float">
            <text:p>91.63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D50]^0" office:value-type="float" office:value="1" calcext:value-type="float">
            <text:p>1.00</text:p>
          </table:table-cell>
          <table:table-cell office:value-type="float" office:value="22" calcext:value-type="float">
            <text:p>22.00</text:p>
          </table:table-cell>
          <table:table-cell table:formula="of:=LOG([.D50])" office:value-type="float" office:value="1.34242268082221" calcext:value-type="float">
            <text:p>1.34</text:p>
          </table:table-cell>
          <table:table-cell table:formula="of:=[.D50]*[.E50]" office:value-type="float" office:value="29.5332989780885" calcext:value-type="float">
            <text:p>29.53</text:p>
          </table:table-cell>
          <table:table-cell table:formula="of:=(RAND()*2-1)*[.$D$8]" office:value-type="float" office:value="0.0975587027485447" calcext:value-type="float">
            <text:p>0.10</text:p>
          </table:table-cell>
          <table:table-cell table:formula="of:=[.$D$5]*[.C50]+[.$D$6]*[.E50]+[.$D$7]*[.F50]+[.G50]" office:value-type="float" office:value="92.3823009986585" calcext:value-type="float">
            <text:p>92.38</text:p>
          </table:table-cell>
          <table:table-cell/>
          <table:table-cell table:formula="of:=[.$K$7]*[.F50]+[.$K$6]*[.E50]+[.$K$5]*[.C50]" office:value-type="float" office:value="92.3585299248416" calcext:value-type="float">
            <text:p>92.36</text:p>
          </table:table-cell>
          <table:table-cell table:style-name="ce32" table:formula="of:=[.$K$8]*[.F50]" office:value-type="float" office:value="97.4598866276922" calcext:value-type="float">
            <text:p>97.46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D51]^0" office:value-type="float" office:value="1" calcext:value-type="float">
            <text:p>1.00</text:p>
          </table:table-cell>
          <table:table-cell office:value-type="float" office:value="23" calcext:value-type="float">
            <text:p>23.00</text:p>
          </table:table-cell>
          <table:table-cell table:formula="of:=LOG([.D51])" office:value-type="float" office:value="1.36172783601759" calcext:value-type="float">
            <text:p>1.36</text:p>
          </table:table-cell>
          <table:table-cell table:formula="of:=[.D51]*[.E51]" office:value-type="float" office:value="31.3197402284046" calcext:value-type="float">
            <text:p>31.32</text:p>
          </table:table-cell>
          <table:table-cell table:formula="of:=(RAND()*2-1)*[.$D$8]" office:value-type="float" office:value="-0.0482944510403169" calcext:value-type="float">
            <text:p>-0.05</text:p>
          </table:table-cell>
          <table:table-cell table:formula="of:=[.$D$5]*[.C51]+[.$D$6]*[.E51]+[.$D$7]*[.F51]+[.G51]" office:value-type="float" office:value="97.6343819062087" calcext:value-type="float">
            <text:p>97.63</text:p>
          </table:table-cell>
          <table:table-cell/>
          <table:table-cell table:formula="of:=[.$K$7]*[.F51]+[.$K$6]*[.E51]+[.$K$5]*[.C51]" office:value-type="float" office:value="97.7595528110119" calcext:value-type="float">
            <text:p>97.76</text:p>
          </table:table-cell>
          <table:table-cell table:style-name="ce32" table:formula="of:=[.$K$8]*[.F51]" office:value-type="float" office:value="103.355142753735" calcext:value-type="float">
            <text:p>103.36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D52]^0" office:value-type="float" office:value="1" calcext:value-type="float">
            <text:p>1.00</text:p>
          </table:table-cell>
          <table:table-cell office:value-type="float" office:value="24" calcext:value-type="float">
            <text:p>24.00</text:p>
          </table:table-cell>
          <table:table-cell table:formula="of:=LOG([.D52])" office:value-type="float" office:value="1.38021124171161" calcext:value-type="float">
            <text:p>1.38</text:p>
          </table:table-cell>
          <table:table-cell table:formula="of:=[.D52]*[.E52]" office:value-type="float" office:value="33.1250698010785" calcext:value-type="float">
            <text:p>33.13</text:p>
          </table:table-cell>
          <table:table-cell table:formula="of:=(RAND()*2-1)*[.$D$8]" office:value-type="float" office:value="0.367739027043079" calcext:value-type="float">
            <text:p>0.37</text:p>
          </table:table-cell>
          <table:table-cell table:formula="of:=[.$D$5]*[.C52]+[.$D$6]*[.E52]+[.$D$7]*[.F52]+[.G52]" office:value-type="float" office:value="103.503370913702" calcext:value-type="float">
            <text:p>103.50</text:p>
          </table:table-cell>
          <table:table-cell/>
          <table:table-cell table:formula="of:=[.$K$7]*[.F52]+[.$K$6]*[.E52]+[.$K$5]*[.C52]" office:value-type="float" office:value="103.215465685333" calcext:value-type="float">
            <text:p>103.22</text:p>
          </table:table-cell>
          <table:table-cell table:style-name="ce32" table:formula="of:=[.$K$8]*[.F52]" office:value-type="float" office:value="109.312730343559" calcext:value-type="float">
            <text:p>109.31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D53]^0" office:value-type="float" office:value="1" calcext:value-type="float">
            <text:p>1.00</text:p>
          </table:table-cell>
          <table:table-cell office:value-type="float" office:value="25" calcext:value-type="float">
            <text:p>25.00</text:p>
          </table:table-cell>
          <table:table-cell table:formula="of:=LOG([.D53])" office:value-type="float" office:value="1.39794000867204" calcext:value-type="float">
            <text:p>1.40</text:p>
          </table:table-cell>
          <table:table-cell table:formula="of:=[.D53]*[.E53]" office:value-type="float" office:value="34.9485002168009" calcext:value-type="float">
            <text:p>34.95</text:p>
          </table:table-cell>
          <table:table-cell table:formula="of:=(RAND()*2-1)*[.$D$8]" office:value-type="float" office:value="-0.22540276050162" calcext:value-type="float">
            <text:p>-0.23</text:p>
          </table:table-cell>
          <table:table-cell table:formula="of:=[.$D$5]*[.C53]+[.$D$6]*[.E53]+[.$D$7]*[.F53]+[.G53]" office:value-type="float" office:value="108.415977907245" calcext:value-type="float">
            <text:p>108.42</text:p>
          </table:table-cell>
          <table:table-cell/>
          <table:table-cell table:formula="of:=[.$K$7]*[.F53]+[.$K$6]*[.E53]+[.$K$5]*[.C53]" office:value-type="float" office:value="108.724051069134" calcext:value-type="float">
            <text:p>108.72</text:p>
          </table:table-cell>
          <table:table-cell table:style-name="ce32" table:formula="of:=[.$K$8]*[.F53]" office:value-type="float" office:value="115.330050715443" calcext:value-type="float">
            <text:p>115.33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D54]^0" office:value-type="float" office:value="1" calcext:value-type="float">
            <text:p>1.00</text:p>
          </table:table-cell>
          <table:table-cell office:value-type="float" office:value="26" calcext:value-type="float">
            <text:p>26.00</text:p>
          </table:table-cell>
          <table:table-cell table:formula="of:=LOG([.D54])" office:value-type="float" office:value="1.41497334797082" calcext:value-type="float">
            <text:p>1.41</text:p>
          </table:table-cell>
          <table:table-cell table:formula="of:=[.D54]*[.E54]" office:value-type="float" office:value="36.7893070472413" calcext:value-type="float">
            <text:p>36.79</text:p>
          </table:table-cell>
          <table:table-cell table:formula="of:=(RAND()*2-1)*[.$D$8]" office:value-type="float" office:value="-0.873979849462849" calcext:value-type="float">
            <text:p>-0.87</text:p>
          </table:table-cell>
          <table:table-cell table:formula="of:=[.$D$5]*[.C54]+[.$D$6]*[.E54]+[.$D$7]*[.F54]+[.G54]" office:value-type="float" office:value="113.323887988203" calcext:value-type="float">
            <text:p>113.32</text:p>
          </table:table-cell>
          <table:table-cell/>
          <table:table-cell table:formula="of:=[.$K$7]*[.F54]+[.$K$6]*[.E54]+[.$K$5]*[.C54]" office:value-type="float" office:value="114.283263573341" calcext:value-type="float">
            <text:p>114.28</text:p>
          </table:table-cell>
          <table:table-cell table:style-name="ce32" table:formula="of:=[.$K$8]*[.F54]" office:value-type="float" office:value="121.404713255896" calcext:value-type="float">
            <text:p>121.40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D55]^0" office:value-type="float" office:value="1" calcext:value-type="float">
            <text:p>1.00</text:p>
          </table:table-cell>
          <table:table-cell office:value-type="float" office:value="27" calcext:value-type="float">
            <text:p>27.00</text:p>
          </table:table-cell>
          <table:table-cell table:formula="of:=LOG([.D55])" office:value-type="float" office:value="1.43136376415899" calcext:value-type="float">
            <text:p>1.43</text:p>
          </table:table-cell>
          <table:table-cell table:formula="of:=[.D55]*[.E55]" office:value-type="float" office:value="38.6468216322927" calcext:value-type="float">
            <text:p>38.65</text:p>
          </table:table-cell>
          <table:table-cell table:formula="of:=(RAND()*2-1)*[.$D$8]" office:value-type="float" office:value="-0.445389125097754" calcext:value-type="float">
            <text:p>-0.45</text:p>
          </table:table-cell>
          <table:table-cell table:formula="of:=[.$D$5]*[.C55]+[.$D$6]*[.E55]+[.$D$7]*[.F55]+[.G55]" office:value-type="float" office:value="119.357803300098" calcext:value-type="float">
            <text:p>119.36</text:p>
          </table:table-cell>
          <table:table-cell/>
          <table:table-cell table:formula="of:=[.$K$7]*[.F55]+[.$K$6]*[.E55]+[.$K$5]*[.C55]" office:value-type="float" office:value="119.891210627461" calcext:value-type="float">
            <text:p>119.89</text:p>
          </table:table-cell>
          <table:table-cell table:style-name="ce32" table:formula="of:=[.$K$8]*[.F55]" office:value-type="float" office:value="127.534511386566" calcext:value-type="float">
            <text:p>127.53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D56]^0" office:value-type="float" office:value="1" calcext:value-type="float">
            <text:p>1.00</text:p>
          </table:table-cell>
          <table:table-cell office:value-type="float" office:value="28" calcext:value-type="float">
            <text:p>28.00</text:p>
          </table:table-cell>
          <table:table-cell table:formula="of:=LOG([.D56])" office:value-type="float" office:value="1.44715803134222" calcext:value-type="float">
            <text:p>1.45</text:p>
          </table:table-cell>
          <table:table-cell table:formula="of:=[.D56]*[.E56]" office:value-type="float" office:value="40.5204248775821" calcext:value-type="float">
            <text:p>40.52</text:p>
          </table:table-cell>
          <table:table-cell table:formula="of:=(RAND()*2-1)*[.$D$8]" office:value-type="float" office:value="-0.409634393093193" calcext:value-type="float">
            <text:p>-0.41</text:p>
          </table:table-cell>
          <table:table-cell table:formula="of:=[.$D$5]*[.C56]+[.$D$6]*[.E56]+[.$D$7]*[.F56]+[.G56]" office:value-type="float" office:value="125.045956302338" calcext:value-type="float">
            <text:p>125.05</text:p>
          </table:table-cell>
          <table:table-cell/>
          <table:table-cell table:formula="of:=[.$K$7]*[.F56]+[.$K$6]*[.E56]+[.$K$5]*[.C56]" office:value-type="float" office:value="125.546135980446" calcext:value-type="float">
            <text:p>125.55</text:p>
          </table:table-cell>
          <table:table-cell table:style-name="ce32" table:formula="of:=[.$K$8]*[.F56]" office:value-type="float" office:value="133.717402096021" calcext:value-type="float">
            <text:p>133.72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D57]^0" office:value-type="float" office:value="1" calcext:value-type="float">
            <text:p>1.00</text:p>
          </table:table-cell>
          <table:table-cell office:value-type="float" office:value="29" calcext:value-type="float">
            <text:p>29.00</text:p>
          </table:table-cell>
          <table:table-cell table:formula="of:=LOG([.D57])" office:value-type="float" office:value="1.46239799789896" calcext:value-type="float">
            <text:p>1.46</text:p>
          </table:table-cell>
          <table:table-cell table:formula="of:=[.D57]*[.E57]" office:value-type="float" office:value="42.4095419390697" calcext:value-type="float">
            <text:p>42.41</text:p>
          </table:table-cell>
          <table:table-cell table:formula="of:=(RAND()*2-1)*[.$D$8]" office:value-type="float" office:value="-0.370895924648441" calcext:value-type="float">
            <text:p>-0.37</text:p>
          </table:table-cell>
          <table:table-cell table:formula="of:=[.$D$5]*[.C57]+[.$D$6]*[.E57]+[.$D$7]*[.F57]+[.G57]" office:value-type="float" office:value="130.782525888359" calcext:value-type="float">
            <text:p>130.78</text:p>
          </table:table-cell>
          <table:table-cell/>
          <table:table-cell table:formula="of:=[.$K$7]*[.F57]+[.$K$6]*[.E57]+[.$K$5]*[.C57]" office:value-type="float" office:value="131.246405492671" calcext:value-type="float">
            <text:p>131.25</text:p>
          </table:table-cell>
          <table:table-cell table:style-name="ce32" table:formula="of:=[.$K$8]*[.F57]" office:value-type="float" office:value="139.95148839893" calcext:value-type="float">
            <text:p>139.95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D58]^0" office:value-type="float" office:value="1" calcext:value-type="float">
            <text:p>1.00</text:p>
          </table:table-cell>
          <table:table-cell office:value-type="float" office:value="30" calcext:value-type="float">
            <text:p>30.00</text:p>
          </table:table-cell>
          <table:table-cell table:formula="of:=LOG([.D58])" office:value-type="float" office:value="1.47712125471966" calcext:value-type="float">
            <text:p>1.48</text:p>
          </table:table-cell>
          <table:table-cell table:formula="of:=[.D58]*[.E58]" office:value-type="float" office:value="44.3136376415899" calcext:value-type="float">
            <text:p>44.31</text:p>
          </table:table-cell>
          <table:table-cell table:formula="of:=(RAND()*2-1)*[.$D$8]" office:value-type="float" office:value="-0.117441614256734" calcext:value-type="float">
            <text:p>-0.12</text:p>
          </table:table-cell>
          <table:table-cell table:formula="of:=[.$D$5]*[.C58]+[.$D$6]*[.E58]+[.$D$7]*[.F58]+[.G58]" office:value-type="float" office:value="136.777713819952" calcext:value-type="float">
            <text:p>136.78</text:p>
          </table:table-cell>
          <table:table-cell/>
          <table:table-cell table:formula="of:=[.$K$7]*[.F58]+[.$K$6]*[.E58]+[.$K$5]*[.C58]" office:value-type="float" office:value="136.990494834964" calcext:value-type="float">
            <text:p>136.99</text:p>
          </table:table-cell>
          <table:table-cell table:style-name="ce32" table:formula="of:=[.$K$8]*[.F58]" office:value-type="float" office:value="146.235004217247" calcext:value-type="float">
            <text:p>146.24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D59]^0" office:value-type="float" office:value="1" calcext:value-type="float">
            <text:p>1.00</text:p>
          </table:table-cell>
          <table:table-cell office:value-type="float" office:value="31" calcext:value-type="float">
            <text:p>31.00</text:p>
          </table:table-cell>
          <table:table-cell table:formula="of:=LOG([.D59])" office:value-type="float" office:value="1.49136169383427" calcext:value-type="float">
            <text:p>1.49</text:p>
          </table:table-cell>
          <table:table-cell table:formula="of:=[.D59]*[.E59]" office:value-type="float" office:value="46.2322125088625" calcext:value-type="float">
            <text:p>46.23</text:p>
          </table:table-cell>
          <table:table-cell table:formula="of:=(RAND()*2-1)*[.$D$8]" office:value-type="float" office:value="-0.331225469578431" calcext:value-type="float">
            <text:p>-0.33</text:p>
          </table:table-cell>
          <table:table-cell table:formula="of:=[.$D$5]*[.C59]+[.$D$6]*[.E59]+[.$D$7]*[.F59]+[.G59]" office:value-type="float" office:value="142.348135444678" calcext:value-type="float">
            <text:p>142.35</text:p>
          </table:table-cell>
          <table:table-cell/>
          <table:table-cell table:formula="of:=[.$K$7]*[.F59]+[.$K$6]*[.E59]+[.$K$5]*[.C59]" office:value-type="float" office:value="142.776978785269" calcext:value-type="float">
            <text:p>142.78</text:p>
          </table:table-cell>
          <table:table-cell table:style-name="ce32" table:formula="of:=[.$K$8]*[.F59]" office:value-type="float" office:value="152.566301279246" calcext:value-type="float">
            <text:p>152.57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D60]^0" office:value-type="float" office:value="1" calcext:value-type="float">
            <text:p>1.00</text:p>
          </table:table-cell>
          <table:table-cell office:value-type="float" office:value="32" calcext:value-type="float">
            <text:p>32.00</text:p>
          </table:table-cell>
          <table:table-cell table:formula="of:=LOG([.D60])" office:value-type="float" office:value="1.50514997831991" calcext:value-type="float">
            <text:p>1.51</text:p>
          </table:table-cell>
          <table:table-cell table:formula="of:=[.D60]*[.E60]" office:value-type="float" office:value="48.164799306237" calcext:value-type="float">
            <text:p>48.16</text:p>
          </table:table-cell>
          <table:table-cell table:formula="of:=(RAND()*2-1)*[.$D$8]" office:value-type="float" office:value="-0.0804473595570648" calcext:value-type="float">
            <text:p>-0.08</text:p>
          </table:table-cell>
          <table:table-cell table:formula="of:=[.$D$5]*[.C60]+[.$D$6]*[.E60]+[.$D$7]*[.F60]+[.G60]" office:value-type="float" office:value="148.424250515794" calcext:value-type="float">
            <text:p>148.42</text:p>
          </table:table-cell>
          <table:table-cell/>
          <table:table-cell table:formula="of:=[.$K$7]*[.F60]+[.$K$6]*[.E60]+[.$K$5]*[.C60]" office:value-type="float" office:value="148.604521871882" calcext:value-type="float">
            <text:p>148.60</text:p>
          </table:table-cell>
          <table:table-cell table:style-name="ce32" table:formula="of:=[.$K$8]*[.F60]" office:value-type="float" office:value="158.943837710582" calcext:value-type="float">
            <text:p>158.94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D61]^0" office:value-type="float" office:value="1" calcext:value-type="float">
            <text:p>1.00</text:p>
          </table:table-cell>
          <table:table-cell office:value-type="float" office:value="33" calcext:value-type="float">
            <text:p>33.00</text:p>
          </table:table-cell>
          <table:table-cell table:formula="of:=LOG([.D61])" office:value-type="float" office:value="1.51851393987789" calcext:value-type="float">
            <text:p>1.52</text:p>
          </table:table-cell>
          <table:table-cell table:formula="of:=[.D61]*[.E61]" office:value-type="float" office:value="50.1109600159703" calcext:value-type="float">
            <text:p>50.11</text:p>
          </table:table-cell>
          <table:table-cell table:formula="of:=(RAND()*2-1)*[.$D$8]" office:value-type="float" office:value="0.687185012034731" calcext:value-type="float">
            <text:p>0.69</text:p>
          </table:table-cell>
          <table:table-cell table:formula="of:=[.$D$5]*[.C61]+[.$D$6]*[.E61]+[.$D$7]*[.F61]+[.G61]" office:value-type="float" office:value="155.057092939701" calcext:value-type="float">
            <text:p>155.06</text:p>
          </table:table-cell>
          <table:table-cell/>
          <table:table-cell table:formula="of:=[.$K$7]*[.F61]+[.$K$6]*[.E61]+[.$K$5]*[.C61]" office:value-type="float" office:value="154.471870158047" calcext:value-type="float">
            <text:p>154.47</text:p>
          </table:table-cell>
          <table:table-cell table:style-name="ce32" table:formula="of:=[.$K$8]*[.F61]" office:value-type="float" office:value="165.366168052702" calcext:value-type="float">
            <text:p>165.37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D62]^0" office:value-type="float" office:value="1" calcext:value-type="float">
            <text:p>1.00</text:p>
          </table:table-cell>
          <table:table-cell office:value-type="float" office:value="34" calcext:value-type="float">
            <text:p>34.00</text:p>
          </table:table-cell>
          <table:table-cell table:formula="of:=LOG([.D62])" office:value-type="float" office:value="1.53147891704226" calcext:value-type="float">
            <text:p>1.53</text:p>
          </table:table-cell>
          <table:table-cell table:formula="of:=[.D62]*[.E62]" office:value-type="float" office:value="52.0702831794367" calcext:value-type="float">
            <text:p>52.07</text:p>
          </table:table-cell>
          <table:table-cell table:formula="of:=(RAND()*2-1)*[.$D$8]" office:value-type="float" office:value="0.220029832399145" calcext:value-type="float">
            <text:p>0.22</text:p>
          </table:table-cell>
          <table:table-cell table:formula="of:=[.$D$5]*[.C62]+[.$D$6]*[.E62]+[.$D$7]*[.F62]+[.G62]" office:value-type="float" office:value="160.493837204794" calcext:value-type="float">
            <text:p>160.49</text:p>
          </table:table-cell>
          <table:table-cell/>
          <table:table-cell table:formula="of:=[.$K$7]*[.F62]+[.$K$6]*[.E62]+[.$K$5]*[.C62]" office:value-type="float" office:value="160.377843999121" calcext:value-type="float">
            <text:p>160.38</text:p>
          </table:table-cell>
          <table:table-cell table:style-name="ce32" table:formula="of:=[.$K$8]*[.F62]" office:value-type="float" office:value="171.831934492141" calcext:value-type="float">
            <text:p>171.83</text:p>
          </table:table-cell>
          <table:table-cell table:style-name="Default"/>
          <table:table-cell table:number-columns-repeated="1637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63]^0" office:value-type="float" office:value="1" calcext:value-type="float">
            <text:p>1.00</text:p>
          </table:table-cell>
          <table:table-cell office:value-type="float" office:value="35" calcext:value-type="float">
            <text:p>35.00</text:p>
          </table:table-cell>
          <table:table-cell table:formula="of:=LOG([.D63])" office:value-type="float" office:value="1.54406804435028" calcext:value-type="float">
            <text:p>1.54</text:p>
          </table:table-cell>
          <table:table-cell table:formula="of:=[.D63]*[.E63]" office:value-type="float" office:value="54.0423815522596" calcext:value-type="float">
            <text:p>54.04</text:p>
          </table:table-cell>
          <table:table-cell table:formula="of:=(RAND()*2-1)*[.$D$8]" office:value-type="float" office:value="0.270368059847061" calcext:value-type="float">
            <text:p>0.27</text:p>
          </table:table-cell>
          <table:table-cell table:formula="of:=[.$D$5]*[.C63]+[.$D$6]*[.E63]+[.$D$7]*[.F63]+[.G63]" office:value-type="float" office:value="166.485648805326" calcext:value-type="float">
            <text:p>166.49</text:p>
          </table:table-cell>
          <table:table-cell/>
          <table:table-cell table:formula="of:=[.$K$7]*[.F63]+[.$K$6]*[.E63]+[.$K$5]*[.C63]" office:value-type="float" office:value="166.321331632576" calcext:value-type="float">
            <text:p>166.32</text:p>
          </table:table-cell>
          <table:table-cell table:style-name="ce32" table:formula="of:=[.$K$8]*[.F63]" office:value-type="float" office:value="178.339859122457" calcext:value-type="float">
            <text:p>178.34</text:p>
          </table:table-cell>
          <table:table-cell table:style-name="Default"/>
          <table:table-cell table:number-columns-repeated="16372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eastSquareCurvedFitTemperature" table:style-name="ta2">
        <table:shapes>
          <draw:frame draw:z-index="0" draw:style-name="gr2" draw:text-style-name="P1" svg:width="10.889in" svg:height="5.3492in" svg:x="10.4142in" svg:y="1.9748in">
            <draw:object draw:notify-on-update-of-ranges="LeastSquareCurvedFitTemperature.I13:LeastSquareCurvedFitTemperature.I49 LeastSquareCurvedFitTemperature.J11:LeastSquareCurvedFitTemperature.J12 LeastSquareCurvedFitTemperature.J13:LeastSquareCurvedFitTemperature.J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number-columns-repeated="11" table:default-cell-style-name="Default"/>
        <table:table-row table:style-name="ro1">
          <table:table-cell table:style-name="ce22"/>
          <table:table-cell table:style-name="ce23" table:number-columns-repeated="3"/>
          <table:table-cell table:style-name="ce22" table:number-columns-repeated="3"/>
          <table:table-cell table:style-name="ce31"/>
          <table:table-cell table:style-name="ce22" table:number-columns-repeated="2"/>
          <table:table-cell table:style-name="ce23"/>
        </table:table-row>
        <table:table-row table:style-name="ro3">
          <table:table-cell table:style-name="ce22"/>
          <table:table-cell table:style-name="ce23" table:number-columns-repeated="3"/>
          <table:table-cell table:style-name="ce28" office:value-type="string" calcext:value-type="string">
            <text:p>Least Squares Curve Fit for a Line</text:p>
          </table:table-cell>
          <table:table-cell table:style-name="ce22" table:number-columns-repeated="2"/>
          <table:table-cell table:style-name="ce31"/>
          <table:table-cell table:style-name="ce22" table:number-columns-repeated="2"/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  <table:table-cell table:style-name="ce22" table:number-columns-repeated="3"/>
          <table:table-cell table:style-name="ce31"/>
          <table:table-cell table:style-name="ce22" table:number-columns-repeated="2"/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  <table:table-cell table:style-name="ce22" table:number-columns-repeated="3"/>
          <table:table-cell table:style-name="ce31" table:formula="of:=SUM([.C13:.C49])" office:value-type="float" office:value="4514" calcext:value-type="float">
            <text:p>4514.00</text:p>
          </table:table-cell>
          <table:table-cell table:style-name="ce22" office:value-type="string" calcext:value-type="string">
            <text:p><text:s/>= SumX</text:p>
          </table:table-cell>
          <table:table-cell table:style-name="ce22"/>
          <table:table-cell table:style-name="ce23"/>
        </table:table-row>
        <table:table-row table:style-name="ro1">
          <table:table-cell table:style-name="ce22"/>
          <table:table-cell table:style-name="ce23"/>
          <table:table-cell table:style-name="ce23" office:value-type="string" calcext:value-type="string">
            <text:p>Derived m =</text:p>
          </table:table-cell>
          <table:table-cell table:style-name="ce25" table:formula="of:=([.H4]*[.H5]-[.B49]*[.H7])/([.H4]*[.H4]-[.B49]*[.H6])" office:value-type="float" office:value="0.528607111819347" calcext:value-type="float">
            <text:p>0.5286</text:p>
          </table:table-cell>
          <table:table-cell table:style-name="ce29" table:formula="of:=5/9" office:value-type="float" office:value="0.555555555555556" calcext:value-type="float">
            <text:p>0.5556</text:p>
          </table:table-cell>
          <table:table-cell table:style-name="ce22" office:value-type="string" calcext:value-type="string">
            <text:p><text:s/>= m</text:p>
          </table:table-cell>
          <table:table-cell table:style-name="ce22"/>
          <table:table-cell table:style-name="ce31" table:formula="of:=SUM([.F13:.F49])" office:value-type="float" office:value="1823.28937986472" calcext:value-type="float">
            <text:p>1823.29</text:p>
          </table:table-cell>
          <table:table-cell table:style-name="ce22" office:value-type="string" calcext:value-type="string">
            <text:p><text:s/>= SumY'</text:p>
          </table:table-cell>
          <table:table-cell table:style-name="ce22"/>
          <table:table-cell table:style-name="ce23"/>
        </table:table-row>
        <table:table-row table:style-name="ro1">
          <table:table-cell table:style-name="ce22"/>
          <table:table-cell table:style-name="ce23"/>
          <table:table-cell table:style-name="ce23" office:value-type="string" calcext:value-type="string">
            <text:p>Derived b =</text:p>
          </table:table-cell>
          <table:table-cell table:style-name="ce25" table:formula="of:=([.H5]-[.D5]*[.H4])/[.B49]" office:value-type="float" office:value="-15.2119762942652" calcext:value-type="float">
            <text:p>-15.2120</text:p>
          </table:table-cell>
          <table:table-cell table:style-name="ce29" table:formula="of:=-32*5/9" office:value-type="float" office:value="-17.7777777777778" calcext:value-type="float">
            <text:p>-17.7778</text:p>
          </table:table-cell>
          <table:table-cell table:style-name="ce22" office:value-type="string" calcext:value-type="string">
            <text:p><text:s/>= b</text:p>
          </table:table-cell>
          <table:table-cell table:style-name="ce22"/>
          <table:table-cell table:style-name="ce31" table:formula="of:=SUM([.G13:.G49])" office:value-type="float" office:value="656158" calcext:value-type="float">
            <text:p>656158.00</text:p>
          </table:table-cell>
          <table:table-cell table:style-name="ce22" office:value-type="string" calcext:value-type="string">
            <text:p><text:s/>= SumX*X</text:p>
          </table:table-cell>
          <table:table-cell table:style-name="ce22"/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<text:s/>= Error Magnitude</text:p>
          </table:table-cell>
          <table:table-cell table:style-name="ce22"/>
          <table:table-cell table:style-name="ce31" table:formula="of:=SUM([.H13:.H49])" office:value-type="float" office:value="278182.924284846" calcext:value-type="float">
            <text:p>278182.92</text:p>
          </table:table-cell>
          <table:table-cell table:style-name="ce22" office:value-type="string" calcext:value-type="string">
            <text:p><text:s/>= SumX*Y</text:p>
          </table:table-cell>
          <table:table-cell table:style-name="ce22"/>
          <table:table-cell table:style-name="ce23"/>
        </table:table-row>
        <table:table-row table:style-name="ro1" table:number-rows-repeated="3">
          <table:table-cell table:style-name="ce22"/>
          <table:table-cell table:style-name="ce23" table:number-columns-repeated="3"/>
          <table:table-cell table:style-name="ce22" table:number-columns-repeated="3"/>
          <table:table-cell table:style-name="ce31"/>
          <table:table-cell table:style-name="ce22" table:number-columns-repeated="2"/>
          <table:table-cell table:style-name="ce23"/>
        </table:table-row>
        <table:table-row table:style-name="ro1">
          <table:table-cell table:style-name="ce22"/>
          <table:table-cell table:style-name="ce23" office:value-type="string" calcext:value-type="string">
            <text:p>Count</text:p>
          </table:table-cell>
          <table:table-cell table:style-name="ce23" office:value-type="string" calcext:value-type="string">
            <text:p>Deg F</text:p>
          </table:table-cell>
          <table:table-cell table:style-name="ce23" office:value-type="string" calcext:value-type="string">
            <text:p>Deg C</text:p>
          </table:table-cell>
          <table:table-cell table:style-name="ce31" office:value-type="string" calcext:value-type="string">
            <text:p>Error</text:p>
          </table:table-cell>
          <table:table-cell table:style-name="ce31" office:value-type="string" calcext:value-type="string">
            <text:p>Measurement</text:p>
          </table:table-cell>
          <table:table-cell table:style-name="ce23" office:value-type="string" calcext:value-type="string">
            <text:p>For Summing</text:p>
          </table:table-cell>
          <table:table-cell table:style-name="ce31" office:value-type="string" calcext:value-type="string">
            <text:p>For Summing</text:p>
          </table:table-cell>
          <table:table-cell table:style-name="ce31" office:value-type="string" calcext:value-type="string">
            <text:p>Calculated</text:p>
          </table:table-cell>
          <table:table-cell office:value-type="string" calcext:value-type="string">
            <text:p>Curve Fit</text:p>
          </table:table-cell>
          <table:table-cell table:style-name="ce23" office:value-type="string" calcext:value-type="string">
            <text:p>Count</text:p>
          </table:table-cell>
        </table:table-row>
        <table:table-row table:style-name="ro1">
          <table:table-cell table:style-name="ce22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 → Linear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Y' –&gt; Noise</text:p>
          </table:table-cell>
          <table:table-cell table:style-name="ce23" office:value-type="string" calcext:value-type="string">
            <text:p>X*X</text:p>
          </table:table-cell>
          <table:table-cell table:style-name="ce31" office:value-type="string" calcext:value-type="string">
            <text:p>X*Y'</text:p>
          </table:table-cell>
          <table:table-cell table:style-name="ce31" office:value-type="string" calcext:value-type="string">
            <text:p>Y → From Data</text:p>
          </table:table-cell>
          <table:table-cell office:value-type="string" calcext:value-type="string">
            <text:p>x</text:p>
          </table:table-cell>
          <table:table-cell table:style-name="ce23" office:value-type="string" calcext:value-type="string">
            <text:p>n</text:p>
          </table:table-cell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6" table:formula="of:=[.$E$5]*[.C13]+[.$E$6]" office:value-type="float" office:value="0" calcext:value-type="float">
            <text:p>0.00</text:p>
          </table:table-cell>
          <table:table-cell table:style-name="ce26" table:formula="of:=RAND()*2*[.$E$7]-[.$E$7]" office:value-type="float" office:value="8.5581986079238" calcext:value-type="float">
            <text:p>8.56</text:p>
          </table:table-cell>
          <table:table-cell table:style-name="ce26" table:formula="of:=[.$E$5]*[.C13]+[.$E$6]+[.E13]" office:value-type="float" office:value="8.5581986079238" calcext:value-type="float">
            <text:p>8.56</text:p>
          </table:table-cell>
          <table:table-cell table:style-name="ce24" table:formula="of:=[.C13]*[.C13]" office:value-type="float" office:value="1024" calcext:value-type="float">
            <text:p>1024</text:p>
          </table:table-cell>
          <table:table-cell table:style-name="ce26" table:formula="of:=[.C13]*[.F13]" office:value-type="float" office:value="273.862355453562" calcext:value-type="float">
            <text:p>273.86</text:p>
          </table:table-cell>
          <table:table-cell table:style-name="ce26" table:formula="of:=[.$D$5]*[.C13]+[.$D$6]" office:value-type="float" office:value="1.70345128395394" calcext:value-type="float">
            <text:p>1.7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table:formula="of:=[.C13]+5" office:value-type="float" office:value="37" calcext:value-type="float">
            <text:p>37</text:p>
          </table:table-cell>
          <table:table-cell table:style-name="ce26" table:formula="of:=[.$E$5]*[.C14]+[.$E$6]" office:value-type="float" office:value="2.77777777777778" calcext:value-type="float">
            <text:p>2.78</text:p>
          </table:table-cell>
          <table:table-cell table:style-name="ce26" table:formula="of:=RAND()*2*[.$E$7]-[.$E$7]" office:value-type="float" office:value="4.59862913309019" calcext:value-type="float">
            <text:p>4.60</text:p>
          </table:table-cell>
          <table:table-cell table:style-name="ce26" table:formula="of:=[.$E$5]*[.C14]+[.$E$6]+[.E14]" office:value-type="float" office:value="7.37640691086796" calcext:value-type="float">
            <text:p>7.38</text:p>
          </table:table-cell>
          <table:table-cell table:style-name="ce24" table:formula="of:=[.C14]*[.C14]" office:value-type="float" office:value="1369" calcext:value-type="float">
            <text:p>1369</text:p>
          </table:table-cell>
          <table:table-cell table:style-name="ce26" table:formula="of:=[.C14]*[.F14]" office:value-type="float" office:value="272.927055702114" calcext:value-type="float">
            <text:p>272.93</text:p>
          </table:table-cell>
          <table:table-cell table:style-name="ce26" table:formula="of:=[.$D$5]*[.C14]+[.$D$6]" office:value-type="float" office:value="4.34648684305067" calcext:value-type="float">
            <text:p>4.35</text:p>
          </table:table-cell>
          <table:table-cell table:style-name="ce24" table:formula="of:=[.J13]+5" office:value-type="float" office:value="37" calcext:value-type="float">
            <text:p>37</text:p>
          </table:table-cell>
          <table:table-cell table:style-name="ce2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" office:value-type="float" office:value="3" calcext:value-type="float">
            <text:p>3</text:p>
          </table:table-cell>
          <table:table-cell table:style-name="ce24" table:formula="of:=[.C14]+5" office:value-type="float" office:value="42" calcext:value-type="float">
            <text:p>42</text:p>
          </table:table-cell>
          <table:table-cell table:style-name="ce26" table:formula="of:=[.$E$5]*[.C15]+[.$E$6]" office:value-type="float" office:value="5.55555555555556" calcext:value-type="float">
            <text:p>5.56</text:p>
          </table:table-cell>
          <table:table-cell table:style-name="ce26" table:formula="of:=RAND()*2*[.$E$7]-[.$E$7]" office:value-type="float" office:value="-3.04209490291983" calcext:value-type="float">
            <text:p>-3.04</text:p>
          </table:table-cell>
          <table:table-cell table:style-name="ce26" table:formula="of:=[.$E$5]*[.C15]+[.$E$6]+[.E15]" office:value-type="float" office:value="2.51346065263572" calcext:value-type="float">
            <text:p>2.51</text:p>
          </table:table-cell>
          <table:table-cell table:style-name="ce24" table:formula="of:=[.C15]*[.C15]" office:value-type="float" office:value="1764" calcext:value-type="float">
            <text:p>1764</text:p>
          </table:table-cell>
          <table:table-cell table:style-name="ce26" table:formula="of:=[.C15]*[.F15]" office:value-type="float" office:value="105.5653474107" calcext:value-type="float">
            <text:p>105.57</text:p>
          </table:table-cell>
          <table:table-cell table:style-name="ce26" table:formula="of:=[.$D$5]*[.C15]+[.$D$6]" office:value-type="float" office:value="6.9895224021474" calcext:value-type="float">
            <text:p>6.99</text:p>
          </table:table-cell>
          <table:table-cell table:style-name="ce24" table:formula="of:=[.J14]+5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table:formula="of:=[.C15]+5" office:value-type="float" office:value="47" calcext:value-type="float">
            <text:p>47</text:p>
          </table:table-cell>
          <table:table-cell table:style-name="ce26" table:formula="of:=[.$E$5]*[.C16]+[.$E$6]" office:value-type="float" office:value="8.33333333333333" calcext:value-type="float">
            <text:p>8.33</text:p>
          </table:table-cell>
          <table:table-cell table:style-name="ce26" table:formula="of:=RAND()*2*[.$E$7]-[.$E$7]" office:value-type="float" office:value="-3.35320047124704" calcext:value-type="float">
            <text:p>-3.35</text:p>
          </table:table-cell>
          <table:table-cell table:style-name="ce26" table:formula="of:=[.$E$5]*[.C16]+[.$E$6]+[.E16]" office:value-type="float" office:value="4.9801328620863" calcext:value-type="float">
            <text:p>4.98</text:p>
          </table:table-cell>
          <table:table-cell table:style-name="ce24" table:formula="of:=[.C16]*[.C16]" office:value-type="float" office:value="2209" calcext:value-type="float">
            <text:p>2209</text:p>
          </table:table-cell>
          <table:table-cell table:style-name="ce26" table:formula="of:=[.C16]*[.F16]" office:value-type="float" office:value="234.066244518056" calcext:value-type="float">
            <text:p>234.07</text:p>
          </table:table-cell>
          <table:table-cell table:style-name="ce26" table:formula="of:=[.$D$5]*[.C16]+[.$D$6]" office:value-type="float" office:value="9.63255796124414" calcext:value-type="float">
            <text:p>9.63</text:p>
          </table:table-cell>
          <table:table-cell table:style-name="ce24" table:formula="of:=[.J15]+5" office:value-type="float" office:value="47" calcext:value-type="float">
            <text:p>47</text:p>
          </table:table-cell>
          <table:table-cell table:style-name="ce2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style-name="ce24" table:formula="of:=[.C16]+5" office:value-type="float" office:value="52" calcext:value-type="float">
            <text:p>52</text:p>
          </table:table-cell>
          <table:table-cell table:style-name="ce26" table:formula="of:=[.$E$5]*[.C17]+[.$E$6]" office:value-type="float" office:value="11.1111111111111" calcext:value-type="float">
            <text:p>11.11</text:p>
          </table:table-cell>
          <table:table-cell table:style-name="ce26" table:formula="of:=RAND()*2*[.$E$7]-[.$E$7]" office:value-type="float" office:value="-7.7966490820808" calcext:value-type="float">
            <text:p>-7.80</text:p>
          </table:table-cell>
          <table:table-cell table:style-name="ce26" table:formula="of:=[.$E$5]*[.C17]+[.$E$6]+[.E17]" office:value-type="float" office:value="3.31446202903031" calcext:value-type="float">
            <text:p>3.31</text:p>
          </table:table-cell>
          <table:table-cell table:style-name="ce24" table:formula="of:=[.C17]*[.C17]" office:value-type="float" office:value="2704" calcext:value-type="float">
            <text:p>2704</text:p>
          </table:table-cell>
          <table:table-cell table:style-name="ce26" table:formula="of:=[.C17]*[.F17]" office:value-type="float" office:value="172.352025509576" calcext:value-type="float">
            <text:p>172.35</text:p>
          </table:table-cell>
          <table:table-cell table:style-name="ce26" table:formula="of:=[.$D$5]*[.C17]+[.$D$6]" office:value-type="float" office:value="12.2755935203409" calcext:value-type="float">
            <text:p>12.28</text:p>
          </table:table-cell>
          <table:table-cell table:style-name="ce24" table:formula="of:=[.J16]+5" office:value-type="float" office:value="52" calcext:value-type="float">
            <text:p>52</text:p>
          </table:table-cell>
          <table:table-cell table:style-name="ce2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table:formula="of:=[.C17]+5" office:value-type="float" office:value="57" calcext:value-type="float">
            <text:p>57</text:p>
          </table:table-cell>
          <table:table-cell table:style-name="ce26" table:formula="of:=[.$E$5]*[.C18]+[.$E$6]" office:value-type="float" office:value="13.8888888888889" calcext:value-type="float">
            <text:p>13.89</text:p>
          </table:table-cell>
          <table:table-cell table:style-name="ce26" table:formula="of:=RAND()*2*[.$E$7]-[.$E$7]" office:value-type="float" office:value="8.09075072433331" calcext:value-type="float">
            <text:p>8.09</text:p>
          </table:table-cell>
          <table:table-cell table:style-name="ce26" table:formula="of:=[.$E$5]*[.C18]+[.$E$6]+[.E18]" office:value-type="float" office:value="21.9796396132222" calcext:value-type="float">
            <text:p>21.98</text:p>
          </table:table-cell>
          <table:table-cell table:style-name="ce24" table:formula="of:=[.C18]*[.C18]" office:value-type="float" office:value="3249" calcext:value-type="float">
            <text:p>3249</text:p>
          </table:table-cell>
          <table:table-cell table:style-name="ce26" table:formula="of:=[.C18]*[.F18]" office:value-type="float" office:value="1252.83945795367" calcext:value-type="float">
            <text:p>1252.84</text:p>
          </table:table-cell>
          <table:table-cell table:style-name="ce26" table:formula="of:=[.$D$5]*[.C18]+[.$D$6]" office:value-type="float" office:value="14.9186290794376" calcext:value-type="float">
            <text:p>14.92</text:p>
          </table:table-cell>
          <table:table-cell table:style-name="ce24" table:formula="of:=[.J17]+5" office:value-type="float" office:value="57" calcext:value-type="float">
            <text:p>57</text:p>
          </table:table-cell>
          <table:table-cell table:style-name="ce24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table:style-name="ce24" table:formula="of:=[.C18]+5" office:value-type="float" office:value="62" calcext:value-type="float">
            <text:p>62</text:p>
          </table:table-cell>
          <table:table-cell table:style-name="ce26" table:formula="of:=[.$E$5]*[.C19]+[.$E$6]" office:value-type="float" office:value="16.6666666666667" calcext:value-type="float">
            <text:p>16.67</text:p>
          </table:table-cell>
          <table:table-cell table:style-name="ce26" table:formula="of:=RAND()*2*[.$E$7]-[.$E$7]" office:value-type="float" office:value="5.95089635601239" calcext:value-type="float">
            <text:p>5.95</text:p>
          </table:table-cell>
          <table:table-cell table:style-name="ce26" table:formula="of:=[.$E$5]*[.C19]+[.$E$6]+[.E19]" office:value-type="float" office:value="22.6175630226791" calcext:value-type="float">
            <text:p>22.62</text:p>
          </table:table-cell>
          <table:table-cell table:style-name="ce24" table:formula="of:=[.C19]*[.C19]" office:value-type="float" office:value="3844" calcext:value-type="float">
            <text:p>3844</text:p>
          </table:table-cell>
          <table:table-cell table:style-name="ce26" table:formula="of:=[.C19]*[.F19]" office:value-type="float" office:value="1402.2889074061" calcext:value-type="float">
            <text:p>1402.29</text:p>
          </table:table-cell>
          <table:table-cell table:style-name="ce26" table:formula="of:=[.$D$5]*[.C19]+[.$D$6]" office:value-type="float" office:value="17.5616646385343" calcext:value-type="float">
            <text:p>17.56</text:p>
          </table:table-cell>
          <table:table-cell table:style-name="ce24" table:formula="of:=[.J18]+5" office:value-type="float" office:value="62" calcext:value-type="float">
            <text:p>62</text:p>
          </table:table-cell>
          <table:table-cell table:style-name="ce24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table:formula="of:=[.C19]+5" office:value-type="float" office:value="67" calcext:value-type="float">
            <text:p>67</text:p>
          </table:table-cell>
          <table:table-cell table:style-name="ce26" table:formula="of:=[.$E$5]*[.C20]+[.$E$6]" office:value-type="float" office:value="19.4444444444444" calcext:value-type="float">
            <text:p>19.44</text:p>
          </table:table-cell>
          <table:table-cell table:style-name="ce26" table:formula="of:=RAND()*2*[.$E$7]-[.$E$7]" office:value-type="float" office:value="2.88327449302221" calcext:value-type="float">
            <text:p>2.88</text:p>
          </table:table-cell>
          <table:table-cell table:style-name="ce26" table:formula="of:=[.$E$5]*[.C20]+[.$E$6]+[.E20]" office:value-type="float" office:value="22.3277189374667" calcext:value-type="float">
            <text:p>22.33</text:p>
          </table:table-cell>
          <table:table-cell table:style-name="ce24" table:formula="of:=[.C20]*[.C20]" office:value-type="float" office:value="4489" calcext:value-type="float">
            <text:p>4489</text:p>
          </table:table-cell>
          <table:table-cell table:style-name="ce26" table:formula="of:=[.C20]*[.F20]" office:value-type="float" office:value="1495.95716881027" calcext:value-type="float">
            <text:p>1495.96</text:p>
          </table:table-cell>
          <table:table-cell table:style-name="ce26" table:formula="of:=[.$D$5]*[.C20]+[.$D$6]" office:value-type="float" office:value="20.2047001976311" calcext:value-type="float">
            <text:p>20.20</text:p>
          </table:table-cell>
          <table:table-cell table:style-name="ce24" table:formula="of:=[.J19]+5" office:value-type="float" office:value="67" calcext:value-type="float">
            <text:p>67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4" office:value-type="float" office:value="9" calcext:value-type="float">
            <text:p>9</text:p>
          </table:table-cell>
          <table:table-cell table:style-name="ce24" table:formula="of:=[.C20]+5" office:value-type="float" office:value="72" calcext:value-type="float">
            <text:p>72</text:p>
          </table:table-cell>
          <table:table-cell table:style-name="ce26" table:formula="of:=[.$E$5]*[.C21]+[.$E$6]" office:value-type="float" office:value="22.2222222222222" calcext:value-type="float">
            <text:p>22.22</text:p>
          </table:table-cell>
          <table:table-cell table:style-name="ce26" table:formula="of:=RAND()*2*[.$E$7]-[.$E$7]" office:value-type="float" office:value="6.64196791495297" calcext:value-type="float">
            <text:p>6.64</text:p>
          </table:table-cell>
          <table:table-cell table:style-name="ce26" table:formula="of:=[.$E$5]*[.C21]+[.$E$6]+[.E21]" office:value-type="float" office:value="28.8641901371752" calcext:value-type="float">
            <text:p>28.86</text:p>
          </table:table-cell>
          <table:table-cell table:style-name="ce24" table:formula="of:=[.C21]*[.C21]" office:value-type="float" office:value="5184" calcext:value-type="float">
            <text:p>5184</text:p>
          </table:table-cell>
          <table:table-cell table:style-name="ce26" table:formula="of:=[.C21]*[.F21]" office:value-type="float" office:value="2078.22168987662" calcext:value-type="float">
            <text:p>2078.22</text:p>
          </table:table-cell>
          <table:table-cell table:style-name="ce26" table:formula="of:=[.$D$5]*[.C21]+[.$D$6]" office:value-type="float" office:value="22.8477357567278" calcext:value-type="float">
            <text:p>22.85</text:p>
          </table:table-cell>
          <table:table-cell table:style-name="ce24" table:formula="of:=[.J20]+5" office:value-type="float" office:value="72" calcext:value-type="float">
            <text:p>72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table:formula="of:=[.C21]+5" office:value-type="float" office:value="77" calcext:value-type="float">
            <text:p>77</text:p>
          </table:table-cell>
          <table:table-cell table:style-name="ce26" table:formula="of:=[.$E$5]*[.C22]+[.$E$6]" office:value-type="float" office:value="25" calcext:value-type="float">
            <text:p>25.00</text:p>
          </table:table-cell>
          <table:table-cell table:style-name="ce26" table:formula="of:=RAND()*2*[.$E$7]-[.$E$7]" office:value-type="float" office:value="2.50558546095645" calcext:value-type="float">
            <text:p>2.51</text:p>
          </table:table-cell>
          <table:table-cell table:style-name="ce26" table:formula="of:=[.$E$5]*[.C22]+[.$E$6]+[.E22]" office:value-type="float" office:value="27.5055854609565" calcext:value-type="float">
            <text:p>27.51</text:p>
          </table:table-cell>
          <table:table-cell table:style-name="ce24" table:formula="of:=[.C22]*[.C22]" office:value-type="float" office:value="5929" calcext:value-type="float">
            <text:p>5929</text:p>
          </table:table-cell>
          <table:table-cell table:style-name="ce26" table:formula="of:=[.C22]*[.F22]" office:value-type="float" office:value="2117.93008049365" calcext:value-type="float">
            <text:p>2117.93</text:p>
          </table:table-cell>
          <table:table-cell table:style-name="ce26" table:formula="of:=[.$D$5]*[.C22]+[.$D$6]" office:value-type="float" office:value="25.4907713158245" calcext:value-type="float">
            <text:p>25.49</text:p>
          </table:table-cell>
          <table:table-cell table:style-name="ce24" table:formula="of:=[.J21]+5" office:value-type="float" office:value="77" calcext:value-type="float">
            <text:p>77</text:p>
          </table:table-cell>
          <table:table-cell table:style-name="ce2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4" office:value-type="float" office:value="11" calcext:value-type="float">
            <text:p>11</text:p>
          </table:table-cell>
          <table:table-cell table:style-name="ce24" table:formula="of:=[.C22]+5" office:value-type="float" office:value="82" calcext:value-type="float">
            <text:p>82</text:p>
          </table:table-cell>
          <table:table-cell table:style-name="ce26" table:formula="of:=[.$E$5]*[.C23]+[.$E$6]" office:value-type="float" office:value="27.7777777777778" calcext:value-type="float">
            <text:p>27.78</text:p>
          </table:table-cell>
          <table:table-cell table:style-name="ce26" table:formula="of:=RAND()*2*[.$E$7]-[.$E$7]" office:value-type="float" office:value="1.36356615770207" calcext:value-type="float">
            <text:p>1.36</text:p>
          </table:table-cell>
          <table:table-cell table:style-name="ce26" table:formula="of:=[.$E$5]*[.C23]+[.$E$6]+[.E23]" office:value-type="float" office:value="29.1413439354799" calcext:value-type="float">
            <text:p>29.14</text:p>
          </table:table-cell>
          <table:table-cell table:style-name="ce24" table:formula="of:=[.C23]*[.C23]" office:value-type="float" office:value="6724" calcext:value-type="float">
            <text:p>6724</text:p>
          </table:table-cell>
          <table:table-cell table:style-name="ce26" table:formula="of:=[.C23]*[.F23]" office:value-type="float" office:value="2389.59020270935" calcext:value-type="float">
            <text:p>2389.59</text:p>
          </table:table-cell>
          <table:table-cell table:style-name="ce26" table:formula="of:=[.$D$5]*[.C23]+[.$D$6]" office:value-type="float" office:value="28.1338068749213" calcext:value-type="float">
            <text:p>28.13</text:p>
          </table:table-cell>
          <table:table-cell table:style-name="ce24" table:formula="of:=[.J22]+5" office:value-type="float" office:value="82" calcext:value-type="float">
            <text:p>82</text:p>
          </table:table-cell>
          <table:table-cell table:style-name="ce24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table:formula="of:=[.C23]+5" office:value-type="float" office:value="87" calcext:value-type="float">
            <text:p>87</text:p>
          </table:table-cell>
          <table:table-cell table:style-name="ce26" table:formula="of:=[.$E$5]*[.C24]+[.$E$6]" office:value-type="float" office:value="30.5555555555556" calcext:value-type="float">
            <text:p>30.56</text:p>
          </table:table-cell>
          <table:table-cell table:style-name="ce26" table:formula="of:=RAND()*2*[.$E$7]-[.$E$7]" office:value-type="float" office:value="-4.54982021215087" calcext:value-type="float">
            <text:p>-4.55</text:p>
          </table:table-cell>
          <table:table-cell table:style-name="ce26" table:formula="of:=[.$E$5]*[.C24]+[.$E$6]+[.E24]" office:value-type="float" office:value="26.0057353434047" calcext:value-type="float">
            <text:p>26.01</text:p>
          </table:table-cell>
          <table:table-cell table:style-name="ce24" table:formula="of:=[.C24]*[.C24]" office:value-type="float" office:value="7569" calcext:value-type="float">
            <text:p>7569</text:p>
          </table:table-cell>
          <table:table-cell table:style-name="ce26" table:formula="of:=[.C24]*[.F24]" office:value-type="float" office:value="2262.49897487621" calcext:value-type="float">
            <text:p>2262.50</text:p>
          </table:table-cell>
          <table:table-cell table:style-name="ce26" table:formula="of:=[.$D$5]*[.C24]+[.$D$6]" office:value-type="float" office:value="30.776842434018" calcext:value-type="float">
            <text:p>30.78</text:p>
          </table:table-cell>
          <table:table-cell table:style-name="ce24" table:formula="of:=[.J23]+5" office:value-type="float" office:value="87" calcext:value-type="float">
            <text:p>87</text:p>
          </table:table-cell>
          <table:table-cell table:style-name="ce24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4" office:value-type="float" office:value="13" calcext:value-type="float">
            <text:p>13</text:p>
          </table:table-cell>
          <table:table-cell table:style-name="ce24" table:formula="of:=[.C24]+5" office:value-type="float" office:value="92" calcext:value-type="float">
            <text:p>92</text:p>
          </table:table-cell>
          <table:table-cell table:style-name="ce26" table:formula="of:=[.$E$5]*[.C25]+[.$E$6]" office:value-type="float" office:value="33.3333333333333" calcext:value-type="float">
            <text:p>33.33</text:p>
          </table:table-cell>
          <table:table-cell table:style-name="ce26" table:formula="of:=RAND()*2*[.$E$7]-[.$E$7]" office:value-type="float" office:value="-0.389208816678512" calcext:value-type="float">
            <text:p>-0.39</text:p>
          </table:table-cell>
          <table:table-cell table:style-name="ce26" table:formula="of:=[.$E$5]*[.C25]+[.$E$6]+[.E25]" office:value-type="float" office:value="32.9441245166548" calcext:value-type="float">
            <text:p>32.94</text:p>
          </table:table-cell>
          <table:table-cell table:style-name="ce24" table:formula="of:=[.C25]*[.C25]" office:value-type="float" office:value="8464" calcext:value-type="float">
            <text:p>8464</text:p>
          </table:table-cell>
          <table:table-cell table:style-name="ce26" table:formula="of:=[.C25]*[.F25]" office:value-type="float" office:value="3030.85945553225" calcext:value-type="float">
            <text:p>3030.86</text:p>
          </table:table-cell>
          <table:table-cell table:style-name="ce26" table:formula="of:=[.$D$5]*[.C25]+[.$D$6]" office:value-type="float" office:value="33.4198779931147" calcext:value-type="float">
            <text:p>33.42</text:p>
          </table:table-cell>
          <table:table-cell table:style-name="ce24" table:formula="of:=[.J24]+5" office:value-type="float" office:value="92" calcext:value-type="float">
            <text:p>92</text:p>
          </table:table-cell>
          <table:table-cell table:style-name="ce24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table:formula="of:=[.C25]+5" office:value-type="float" office:value="97" calcext:value-type="float">
            <text:p>97</text:p>
          </table:table-cell>
          <table:table-cell table:style-name="ce26" table:formula="of:=[.$E$5]*[.C26]+[.$E$6]" office:value-type="float" office:value="36.1111111111111" calcext:value-type="float">
            <text:p>36.11</text:p>
          </table:table-cell>
          <table:table-cell table:style-name="ce26" table:formula="of:=RAND()*2*[.$E$7]-[.$E$7]" office:value-type="float" office:value="-9.75720498942595" calcext:value-type="float">
            <text:p>-9.76</text:p>
          </table:table-cell>
          <table:table-cell table:style-name="ce26" table:formula="of:=[.$E$5]*[.C26]+[.$E$6]+[.E26]" office:value-type="float" office:value="26.3539061216852" calcext:value-type="float">
            <text:p>26.35</text:p>
          </table:table-cell>
          <table:table-cell table:style-name="ce24" table:formula="of:=[.C26]*[.C26]" office:value-type="float" office:value="9409" calcext:value-type="float">
            <text:p>9409</text:p>
          </table:table-cell>
          <table:table-cell table:style-name="ce26" table:formula="of:=[.C26]*[.F26]" office:value-type="float" office:value="2556.32889380346" calcext:value-type="float">
            <text:p>2556.33</text:p>
          </table:table-cell>
          <table:table-cell table:style-name="ce26" table:formula="of:=[.$D$5]*[.C26]+[.$D$6]" office:value-type="float" office:value="36.0629135522115" calcext:value-type="float">
            <text:p>36.06</text:p>
          </table:table-cell>
          <table:table-cell table:style-name="ce24" table:formula="of:=[.J25]+5" office:value-type="float" office:value="97" calcext:value-type="float">
            <text:p>97</text:p>
          </table:table-cell>
          <table:table-cell table:style-name="ce2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4" office:value-type="float" office:value="15" calcext:value-type="float">
            <text:p>15</text:p>
          </table:table-cell>
          <table:table-cell table:style-name="ce24" table:formula="of:=[.C26]+5" office:value-type="float" office:value="102" calcext:value-type="float">
            <text:p>102</text:p>
          </table:table-cell>
          <table:table-cell table:style-name="ce26" table:formula="of:=[.$E$5]*[.C27]+[.$E$6]" office:value-type="float" office:value="38.8888888888889" calcext:value-type="float">
            <text:p>38.89</text:p>
          </table:table-cell>
          <table:table-cell table:style-name="ce26" table:formula="of:=RAND()*2*[.$E$7]-[.$E$7]" office:value-type="float" office:value="-3.23159614475019" calcext:value-type="float">
            <text:p>-3.23</text:p>
          </table:table-cell>
          <table:table-cell table:style-name="ce26" table:formula="of:=[.$E$5]*[.C27]+[.$E$6]+[.E27]" office:value-type="float" office:value="35.6572927441387" calcext:value-type="float">
            <text:p>35.66</text:p>
          </table:table-cell>
          <table:table-cell table:style-name="ce24" table:formula="of:=[.C27]*[.C27]" office:value-type="float" office:value="10404" calcext:value-type="float">
            <text:p>10404</text:p>
          </table:table-cell>
          <table:table-cell table:style-name="ce26" table:formula="of:=[.C27]*[.F27]" office:value-type="float" office:value="3637.04385990215" calcext:value-type="float">
            <text:p>3637.04</text:p>
          </table:table-cell>
          <table:table-cell table:style-name="ce26" table:formula="of:=[.$D$5]*[.C27]+[.$D$6]" office:value-type="float" office:value="38.7059491113082" calcext:value-type="float">
            <text:p>38.71</text:p>
          </table:table-cell>
          <table:table-cell table:style-name="ce24" table:formula="of:=[.J26]+5" office:value-type="float" office:value="102" calcext:value-type="float">
            <text:p>102</text:p>
          </table:table-cell>
          <table:table-cell table:style-name="ce24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table:formula="of:=[.C27]+5" office:value-type="float" office:value="107" calcext:value-type="float">
            <text:p>107</text:p>
          </table:table-cell>
          <table:table-cell table:style-name="ce26" table:formula="of:=[.$E$5]*[.C28]+[.$E$6]" office:value-type="float" office:value="41.6666666666667" calcext:value-type="float">
            <text:p>41.67</text:p>
          </table:table-cell>
          <table:table-cell table:style-name="ce26" table:formula="of:=RAND()*2*[.$E$7]-[.$E$7]" office:value-type="float" office:value="-8.72462667328232" calcext:value-type="float">
            <text:p>-8.72</text:p>
          </table:table-cell>
          <table:table-cell table:style-name="ce26" table:formula="of:=[.$E$5]*[.C28]+[.$E$6]+[.E28]" office:value-type="float" office:value="32.9420399933844" calcext:value-type="float">
            <text:p>32.94</text:p>
          </table:table-cell>
          <table:table-cell table:style-name="ce24" table:formula="of:=[.C28]*[.C28]" office:value-type="float" office:value="11449" calcext:value-type="float">
            <text:p>11449</text:p>
          </table:table-cell>
          <table:table-cell table:style-name="ce26" table:formula="of:=[.C28]*[.F28]" office:value-type="float" office:value="3524.79827929213" calcext:value-type="float">
            <text:p>3524.80</text:p>
          </table:table-cell>
          <table:table-cell table:style-name="ce26" table:formula="of:=[.$D$5]*[.C28]+[.$D$6]" office:value-type="float" office:value="41.3489846704049" calcext:value-type="float">
            <text:p>41.35</text:p>
          </table:table-cell>
          <table:table-cell table:style-name="ce24" table:formula="of:=[.J27]+5" office:value-type="float" office:value="107" calcext:value-type="float">
            <text:p>107</text:p>
          </table:table-cell>
          <table:table-cell table:style-name="ce2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4" office:value-type="float" office:value="17" calcext:value-type="float">
            <text:p>17</text:p>
          </table:table-cell>
          <table:table-cell table:style-name="ce24" table:formula="of:=[.C28]+5" office:value-type="float" office:value="112" calcext:value-type="float">
            <text:p>112</text:p>
          </table:table-cell>
          <table:table-cell table:style-name="ce26" table:formula="of:=[.$E$5]*[.C29]+[.$E$6]" office:value-type="float" office:value="44.4444444444445" calcext:value-type="float">
            <text:p>44.44</text:p>
          </table:table-cell>
          <table:table-cell table:style-name="ce26" table:formula="of:=RAND()*2*[.$E$7]-[.$E$7]" office:value-type="float" office:value="6.38832789973045" calcext:value-type="float">
            <text:p>6.39</text:p>
          </table:table-cell>
          <table:table-cell table:style-name="ce26" table:formula="of:=[.$E$5]*[.C29]+[.$E$6]+[.E29]" office:value-type="float" office:value="50.8327723441749" calcext:value-type="float">
            <text:p>50.83</text:p>
          </table:table-cell>
          <table:table-cell table:style-name="ce24" table:formula="of:=[.C29]*[.C29]" office:value-type="float" office:value="12544" calcext:value-type="float">
            <text:p>12544</text:p>
          </table:table-cell>
          <table:table-cell table:style-name="ce26" table:formula="of:=[.C29]*[.F29]" office:value-type="float" office:value="5693.27050254759" calcext:value-type="float">
            <text:p>5693.27</text:p>
          </table:table-cell>
          <table:table-cell table:style-name="ce26" table:formula="of:=[.$D$5]*[.C29]+[.$D$6]" office:value-type="float" office:value="43.9920202295017" calcext:value-type="float">
            <text:p>43.99</text:p>
          </table:table-cell>
          <table:table-cell table:style-name="ce24" table:formula="of:=[.J28]+5" office:value-type="float" office:value="112" calcext:value-type="float">
            <text:p>112</text:p>
          </table:table-cell>
          <table:table-cell table:style-name="ce2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table:formula="of:=[.C29]+5" office:value-type="float" office:value="117" calcext:value-type="float">
            <text:p>117</text:p>
          </table:table-cell>
          <table:table-cell table:style-name="ce26" table:formula="of:=[.$E$5]*[.C30]+[.$E$6]" office:value-type="float" office:value="47.2222222222222" calcext:value-type="float">
            <text:p>47.22</text:p>
          </table:table-cell>
          <table:table-cell table:style-name="ce26" table:formula="of:=RAND()*2*[.$E$7]-[.$E$7]" office:value-type="float" office:value="9.98543666570583" calcext:value-type="float">
            <text:p>9.99</text:p>
          </table:table-cell>
          <table:table-cell table:style-name="ce26" table:formula="of:=[.$E$5]*[.C30]+[.$E$6]+[.E30]" office:value-type="float" office:value="57.2076588879281" calcext:value-type="float">
            <text:p>57.21</text:p>
          </table:table-cell>
          <table:table-cell table:style-name="ce24" table:formula="of:=[.C30]*[.C30]" office:value-type="float" office:value="13689" calcext:value-type="float">
            <text:p>13689</text:p>
          </table:table-cell>
          <table:table-cell table:style-name="ce26" table:formula="of:=[.C30]*[.F30]" office:value-type="float" office:value="6693.29608988759" calcext:value-type="float">
            <text:p>6693.30</text:p>
          </table:table-cell>
          <table:table-cell table:style-name="ce26" table:formula="of:=[.$D$5]*[.C30]+[.$D$6]" office:value-type="float" office:value="46.6350557885984" calcext:value-type="float">
            <text:p>46.64</text:p>
          </table:table-cell>
          <table:table-cell table:style-name="ce24" table:formula="of:=[.J29]+5" office:value-type="float" office:value="117" calcext:value-type="float">
            <text:p>117</text:p>
          </table:table-cell>
          <table:table-cell table:style-name="ce24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table:style-name="ce24" table:formula="of:=[.C30]+5" office:value-type="float" office:value="122" calcext:value-type="float">
            <text:p>122</text:p>
          </table:table-cell>
          <table:table-cell table:style-name="ce26" table:formula="of:=[.$E$5]*[.C31]+[.$E$6]" office:value-type="float" office:value="50" calcext:value-type="float">
            <text:p>50.00</text:p>
          </table:table-cell>
          <table:table-cell table:style-name="ce26" table:formula="of:=RAND()*2*[.$E$7]-[.$E$7]" office:value-type="float" office:value="-9.01186735972664" calcext:value-type="float">
            <text:p>-9.01</text:p>
          </table:table-cell>
          <table:table-cell table:style-name="ce26" table:formula="of:=[.$E$5]*[.C31]+[.$E$6]+[.E31]" office:value-type="float" office:value="40.9881326402734" calcext:value-type="float">
            <text:p>40.99</text:p>
          </table:table-cell>
          <table:table-cell table:style-name="ce24" table:formula="of:=[.C31]*[.C31]" office:value-type="float" office:value="14884" calcext:value-type="float">
            <text:p>14884</text:p>
          </table:table-cell>
          <table:table-cell table:style-name="ce26" table:formula="of:=[.C31]*[.F31]" office:value-type="float" office:value="5000.55218211335" calcext:value-type="float">
            <text:p>5000.55</text:p>
          </table:table-cell>
          <table:table-cell table:style-name="ce26" table:formula="of:=[.$D$5]*[.C31]+[.$D$6]" office:value-type="float" office:value="49.2780913476951" calcext:value-type="float">
            <text:p>49.28</text:p>
          </table:table-cell>
          <table:table-cell table:style-name="ce24" table:formula="of:=[.J30]+5" office:value-type="float" office:value="122" calcext:value-type="float">
            <text:p>122</text:p>
          </table:table-cell>
          <table:table-cell table:style-name="ce24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table:formula="of:=[.C31]+5" office:value-type="float" office:value="127" calcext:value-type="float">
            <text:p>127</text:p>
          </table:table-cell>
          <table:table-cell table:style-name="ce26" table:formula="of:=[.$E$5]*[.C32]+[.$E$6]" office:value-type="float" office:value="52.7777777777778" calcext:value-type="float">
            <text:p>52.78</text:p>
          </table:table-cell>
          <table:table-cell table:style-name="ce26" table:formula="of:=RAND()*2*[.$E$7]-[.$E$7]" office:value-type="float" office:value="3.3440665068948" calcext:value-type="float">
            <text:p>3.34</text:p>
          </table:table-cell>
          <table:table-cell table:style-name="ce26" table:formula="of:=[.$E$5]*[.C32]+[.$E$6]+[.E32]" office:value-type="float" office:value="56.1218442846726" calcext:value-type="float">
            <text:p>56.12</text:p>
          </table:table-cell>
          <table:table-cell table:style-name="ce24" table:formula="of:=[.C32]*[.C32]" office:value-type="float" office:value="16129" calcext:value-type="float">
            <text:p>16129</text:p>
          </table:table-cell>
          <table:table-cell table:style-name="ce26" table:formula="of:=[.C32]*[.F32]" office:value-type="float" office:value="7127.47422415342" calcext:value-type="float">
            <text:p>7127.47</text:p>
          </table:table-cell>
          <table:table-cell table:style-name="ce26" table:formula="of:=[.$D$5]*[.C32]+[.$D$6]" office:value-type="float" office:value="51.9211269067919" calcext:value-type="float">
            <text:p>51.92</text:p>
          </table:table-cell>
          <table:table-cell table:style-name="ce24" table:formula="of:=[.J31]+5" office:value-type="float" office:value="127" calcext:value-type="float">
            <text:p>127</text:p>
          </table:table-cell>
          <table:table-cell table:style-name="ce2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4" office:value-type="float" office:value="21" calcext:value-type="float">
            <text:p>21</text:p>
          </table:table-cell>
          <table:table-cell table:style-name="ce24" table:formula="of:=[.C32]+5" office:value-type="float" office:value="132" calcext:value-type="float">
            <text:p>132</text:p>
          </table:table-cell>
          <table:table-cell table:style-name="ce26" table:formula="of:=[.$E$5]*[.C33]+[.$E$6]" office:value-type="float" office:value="55.5555555555556" calcext:value-type="float">
            <text:p>55.56</text:p>
          </table:table-cell>
          <table:table-cell table:style-name="ce26" table:formula="of:=RAND()*2*[.$E$7]-[.$E$7]" office:value-type="float" office:value="-5.03393286381076" calcext:value-type="float">
            <text:p>-5.03</text:p>
          </table:table-cell>
          <table:table-cell table:style-name="ce26" table:formula="of:=[.$E$5]*[.C33]+[.$E$6]+[.E33]" office:value-type="float" office:value="50.5216226917448" calcext:value-type="float">
            <text:p>50.52</text:p>
          </table:table-cell>
          <table:table-cell table:style-name="ce24" table:formula="of:=[.C33]*[.C33]" office:value-type="float" office:value="17424" calcext:value-type="float">
            <text:p>17424</text:p>
          </table:table-cell>
          <table:table-cell table:style-name="ce26" table:formula="of:=[.C33]*[.F33]" office:value-type="float" office:value="6668.85419531032" calcext:value-type="float">
            <text:p>6668.85</text:p>
          </table:table-cell>
          <table:table-cell table:style-name="ce26" table:formula="of:=[.$D$5]*[.C33]+[.$D$6]" office:value-type="float" office:value="54.5641624658886" calcext:value-type="float">
            <text:p>54.56</text:p>
          </table:table-cell>
          <table:table-cell table:style-name="ce24" table:formula="of:=[.J32]+5" office:value-type="float" office:value="132" calcext:value-type="float">
            <text:p>132</text:p>
          </table:table-cell>
          <table:table-cell table:style-name="ce24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table:formula="of:=[.C33]+5" office:value-type="float" office:value="137" calcext:value-type="float">
            <text:p>137</text:p>
          </table:table-cell>
          <table:table-cell table:style-name="ce26" table:formula="of:=[.$E$5]*[.C34]+[.$E$6]" office:value-type="float" office:value="58.3333333333333" calcext:value-type="float">
            <text:p>58.33</text:p>
          </table:table-cell>
          <table:table-cell table:style-name="ce26" table:formula="of:=RAND()*2*[.$E$7]-[.$E$7]" office:value-type="float" office:value="-6.06172382196995" calcext:value-type="float">
            <text:p>-6.06</text:p>
          </table:table-cell>
          <table:table-cell table:style-name="ce26" table:formula="of:=[.$E$5]*[.C34]+[.$E$6]+[.E34]" office:value-type="float" office:value="52.2716095113634" calcext:value-type="float">
            <text:p>52.27</text:p>
          </table:table-cell>
          <table:table-cell table:style-name="ce24" table:formula="of:=[.C34]*[.C34]" office:value-type="float" office:value="18769" calcext:value-type="float">
            <text:p>18769</text:p>
          </table:table-cell>
          <table:table-cell table:style-name="ce26" table:formula="of:=[.C34]*[.F34]" office:value-type="float" office:value="7161.21050305679" calcext:value-type="float">
            <text:p>7161.21</text:p>
          </table:table-cell>
          <table:table-cell table:style-name="ce26" table:formula="of:=[.$D$5]*[.C34]+[.$D$6]" office:value-type="float" office:value="57.2071980249853" calcext:value-type="float">
            <text:p>57.21</text:p>
          </table:table-cell>
          <table:table-cell table:style-name="ce24" table:formula="of:=[.J33]+5" office:value-type="float" office:value="137" calcext:value-type="float">
            <text:p>137</text:p>
          </table:table-cell>
          <table:table-cell table:style-name="ce24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4" office:value-type="float" office:value="23" calcext:value-type="float">
            <text:p>23</text:p>
          </table:table-cell>
          <table:table-cell table:style-name="ce24" table:formula="of:=[.C34]+5" office:value-type="float" office:value="142" calcext:value-type="float">
            <text:p>142</text:p>
          </table:table-cell>
          <table:table-cell table:style-name="ce26" table:formula="of:=[.$E$5]*[.C35]+[.$E$6]" office:value-type="float" office:value="61.1111111111111" calcext:value-type="float">
            <text:p>61.11</text:p>
          </table:table-cell>
          <table:table-cell table:style-name="ce26" table:formula="of:=RAND()*2*[.$E$7]-[.$E$7]" office:value-type="float" office:value="-9.16576802397418" calcext:value-type="float">
            <text:p>-9.17</text:p>
          </table:table-cell>
          <table:table-cell table:style-name="ce26" table:formula="of:=[.$E$5]*[.C35]+[.$E$6]+[.E35]" office:value-type="float" office:value="51.945343087137" calcext:value-type="float">
            <text:p>51.95</text:p>
          </table:table-cell>
          <table:table-cell table:style-name="ce24" table:formula="of:=[.C35]*[.C35]" office:value-type="float" office:value="20164" calcext:value-type="float">
            <text:p>20164</text:p>
          </table:table-cell>
          <table:table-cell table:style-name="ce26" table:formula="of:=[.C35]*[.F35]" office:value-type="float" office:value="7376.23871837345" calcext:value-type="float">
            <text:p>7376.24</text:p>
          </table:table-cell>
          <table:table-cell table:style-name="ce26" table:formula="of:=[.$D$5]*[.C35]+[.$D$6]" office:value-type="float" office:value="59.8502335840821" calcext:value-type="float">
            <text:p>59.85</text:p>
          </table:table-cell>
          <table:table-cell table:style-name="ce24" table:formula="of:=[.J34]+5" office:value-type="float" office:value="142" calcext:value-type="float">
            <text:p>142</text:p>
          </table:table-cell>
          <table:table-cell table:style-name="ce24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table:formula="of:=[.C35]+5" office:value-type="float" office:value="147" calcext:value-type="float">
            <text:p>147</text:p>
          </table:table-cell>
          <table:table-cell table:style-name="ce26" table:formula="of:=[.$E$5]*[.C36]+[.$E$6]" office:value-type="float" office:value="63.8888888888889" calcext:value-type="float">
            <text:p>63.89</text:p>
          </table:table-cell>
          <table:table-cell table:style-name="ce26" table:formula="of:=RAND()*2*[.$E$7]-[.$E$7]" office:value-type="float" office:value="-3.08485152673679" calcext:value-type="float">
            <text:p>-3.08</text:p>
          </table:table-cell>
          <table:table-cell table:style-name="ce26" table:formula="of:=[.$E$5]*[.C36]+[.$E$6]+[.E36]" office:value-type="float" office:value="60.8040373621522" calcext:value-type="float">
            <text:p>60.80</text:p>
          </table:table-cell>
          <table:table-cell table:style-name="ce24" table:formula="of:=[.C36]*[.C36]" office:value-type="float" office:value="21609" calcext:value-type="float">
            <text:p>21609</text:p>
          </table:table-cell>
          <table:table-cell table:style-name="ce26" table:formula="of:=[.C36]*[.F36]" office:value-type="float" office:value="8938.19349223637" calcext:value-type="float">
            <text:p>8938.19</text:p>
          </table:table-cell>
          <table:table-cell table:style-name="ce26" table:formula="of:=[.$D$5]*[.C36]+[.$D$6]" office:value-type="float" office:value="62.4932691431788" calcext:value-type="float">
            <text:p>62.49</text:p>
          </table:table-cell>
          <table:table-cell table:style-name="ce24" table:formula="of:=[.J35]+5" office:value-type="float" office:value="147" calcext:value-type="float">
            <text:p>147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4" office:value-type="float" office:value="25" calcext:value-type="float">
            <text:p>25</text:p>
          </table:table-cell>
          <table:table-cell table:style-name="ce24" table:formula="of:=[.C36]+5" office:value-type="float" office:value="152" calcext:value-type="float">
            <text:p>152</text:p>
          </table:table-cell>
          <table:table-cell table:style-name="ce26" table:formula="of:=[.$E$5]*[.C37]+[.$E$6]" office:value-type="float" office:value="66.6666666666667" calcext:value-type="float">
            <text:p>66.67</text:p>
          </table:table-cell>
          <table:table-cell table:style-name="ce26" table:formula="of:=RAND()*2*[.$E$7]-[.$E$7]" office:value-type="float" office:value="6.9195112245397" calcext:value-type="float">
            <text:p>6.92</text:p>
          </table:table-cell>
          <table:table-cell table:style-name="ce26" table:formula="of:=[.$E$5]*[.C37]+[.$E$6]+[.E37]" office:value-type="float" office:value="73.5861778912064" calcext:value-type="float">
            <text:p>73.59</text:p>
          </table:table-cell>
          <table:table-cell table:style-name="ce24" table:formula="of:=[.C37]*[.C37]" office:value-type="float" office:value="23104" calcext:value-type="float">
            <text:p>23104</text:p>
          </table:table-cell>
          <table:table-cell table:style-name="ce26" table:formula="of:=[.C37]*[.F37]" office:value-type="float" office:value="11185.0990394634" calcext:value-type="float">
            <text:p>11185.10</text:p>
          </table:table-cell>
          <table:table-cell table:style-name="ce26" table:formula="of:=[.$D$5]*[.C37]+[.$D$6]" office:value-type="float" office:value="65.1363047022755" calcext:value-type="float">
            <text:p>65.14</text:p>
          </table:table-cell>
          <table:table-cell table:style-name="ce24" table:formula="of:=[.J36]+5" office:value-type="float" office:value="152" calcext:value-type="float">
            <text:p>152</text:p>
          </table:table-cell>
          <table:table-cell table:style-name="ce24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table:formula="of:=[.C37]+5" office:value-type="float" office:value="157" calcext:value-type="float">
            <text:p>157</text:p>
          </table:table-cell>
          <table:table-cell table:style-name="ce26" table:formula="of:=[.$E$5]*[.C38]+[.$E$6]" office:value-type="float" office:value="69.4444444444445" calcext:value-type="float">
            <text:p>69.44</text:p>
          </table:table-cell>
          <table:table-cell table:style-name="ce26" table:formula="of:=RAND()*2*[.$E$7]-[.$E$7]" office:value-type="float" office:value="5.07022486674494" calcext:value-type="float">
            <text:p>5.07</text:p>
          </table:table-cell>
          <table:table-cell table:style-name="ce26" table:formula="of:=[.$E$5]*[.C38]+[.$E$6]+[.E38]" office:value-type="float" office:value="74.5146693111894" calcext:value-type="float">
            <text:p>74.51</text:p>
          </table:table-cell>
          <table:table-cell table:style-name="ce24" table:formula="of:=[.C38]*[.C38]" office:value-type="float" office:value="24649" calcext:value-type="float">
            <text:p>24649</text:p>
          </table:table-cell>
          <table:table-cell table:style-name="ce26" table:formula="of:=[.C38]*[.F38]" office:value-type="float" office:value="11698.8030818567" calcext:value-type="float">
            <text:p>11698.80</text:p>
          </table:table-cell>
          <table:table-cell table:style-name="ce26" table:formula="of:=[.$D$5]*[.C38]+[.$D$6]" office:value-type="float" office:value="67.7793402613723" calcext:value-type="float">
            <text:p>67.78</text:p>
          </table:table-cell>
          <table:table-cell table:style-name="ce24" table:formula="of:=[.J37]+5" office:value-type="float" office:value="157" calcext:value-type="float">
            <text:p>157</text:p>
          </table:table-cell>
          <table:table-cell table:style-name="ce2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4" office:value-type="float" office:value="27" calcext:value-type="float">
            <text:p>27</text:p>
          </table:table-cell>
          <table:table-cell table:style-name="ce24" table:formula="of:=[.C38]+5" office:value-type="float" office:value="162" calcext:value-type="float">
            <text:p>162</text:p>
          </table:table-cell>
          <table:table-cell table:style-name="ce26" table:formula="of:=[.$E$5]*[.C39]+[.$E$6]" office:value-type="float" office:value="72.2222222222222" calcext:value-type="float">
            <text:p>72.22</text:p>
          </table:table-cell>
          <table:table-cell table:style-name="ce26" table:formula="of:=RAND()*2*[.$E$7]-[.$E$7]" office:value-type="float" office:value="-8.02343818036391" calcext:value-type="float">
            <text:p>-8.02</text:p>
          </table:table-cell>
          <table:table-cell table:style-name="ce26" table:formula="of:=[.$E$5]*[.C39]+[.$E$6]+[.E39]" office:value-type="float" office:value="64.1987840418584" calcext:value-type="float">
            <text:p>64.20</text:p>
          </table:table-cell>
          <table:table-cell table:style-name="ce24" table:formula="of:=[.C39]*[.C39]" office:value-type="float" office:value="26244" calcext:value-type="float">
            <text:p>26244</text:p>
          </table:table-cell>
          <table:table-cell table:style-name="ce26" table:formula="of:=[.C39]*[.F39]" office:value-type="float" office:value="10400.2030147811" calcext:value-type="float">
            <text:p>10400.20</text:p>
          </table:table-cell>
          <table:table-cell table:style-name="ce26" table:formula="of:=[.$D$5]*[.C39]+[.$D$6]" office:value-type="float" office:value="70.422375820469" calcext:value-type="float">
            <text:p>70.42</text:p>
          </table:table-cell>
          <table:table-cell table:style-name="ce24" table:formula="of:=[.J38]+5" office:value-type="float" office:value="162" calcext:value-type="float">
            <text:p>162</text:p>
          </table:table-cell>
          <table:table-cell table:style-name="ce24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table:formula="of:=[.C39]+5" office:value-type="float" office:value="167" calcext:value-type="float">
            <text:p>167</text:p>
          </table:table-cell>
          <table:table-cell table:style-name="ce26" table:formula="of:=[.$E$5]*[.C40]+[.$E$6]" office:value-type="float" office:value="75" calcext:value-type="float">
            <text:p>75.00</text:p>
          </table:table-cell>
          <table:table-cell table:style-name="ce26" table:formula="of:=RAND()*2*[.$E$7]-[.$E$7]" office:value-type="float" office:value="-8.2894182700512" calcext:value-type="float">
            <text:p>-8.29</text:p>
          </table:table-cell>
          <table:table-cell table:style-name="ce26" table:formula="of:=[.$E$5]*[.C40]+[.$E$6]+[.E40]" office:value-type="float" office:value="66.7105817299489" calcext:value-type="float">
            <text:p>66.71</text:p>
          </table:table-cell>
          <table:table-cell table:style-name="ce24" table:formula="of:=[.C40]*[.C40]" office:value-type="float" office:value="27889" calcext:value-type="float">
            <text:p>27889</text:p>
          </table:table-cell>
          <table:table-cell table:style-name="ce26" table:formula="of:=[.C40]*[.F40]" office:value-type="float" office:value="11140.6671489015" calcext:value-type="float">
            <text:p>11140.67</text:p>
          </table:table-cell>
          <table:table-cell table:style-name="ce26" table:formula="of:=[.$D$5]*[.C40]+[.$D$6]" office:value-type="float" office:value="73.0654113795657" calcext:value-type="float">
            <text:p>73.07</text:p>
          </table:table-cell>
          <table:table-cell table:style-name="ce24" table:formula="of:=[.J39]+5" office:value-type="float" office:value="167" calcext:value-type="float">
            <text:p>167</text:p>
          </table:table-cell>
          <table:table-cell table:style-name="ce24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4" office:value-type="float" office:value="29" calcext:value-type="float">
            <text:p>29</text:p>
          </table:table-cell>
          <table:table-cell table:style-name="ce24" table:formula="of:=[.C40]+5" office:value-type="float" office:value="172" calcext:value-type="float">
            <text:p>172</text:p>
          </table:table-cell>
          <table:table-cell table:style-name="ce26" table:formula="of:=[.$E$5]*[.C41]+[.$E$6]" office:value-type="float" office:value="77.7777777777778" calcext:value-type="float">
            <text:p>77.78</text:p>
          </table:table-cell>
          <table:table-cell table:style-name="ce26" table:formula="of:=RAND()*2*[.$E$7]-[.$E$7]" office:value-type="float" office:value="-5.10082389453646" calcext:value-type="float">
            <text:p>-5.10</text:p>
          </table:table-cell>
          <table:table-cell table:style-name="ce26" table:formula="of:=[.$E$5]*[.C41]+[.$E$6]+[.E41]" office:value-type="float" office:value="72.6769538832414" calcext:value-type="float">
            <text:p>72.68</text:p>
          </table:table-cell>
          <table:table-cell table:style-name="ce24" table:formula="of:=[.C41]*[.C41]" office:value-type="float" office:value="29584" calcext:value-type="float">
            <text:p>29584</text:p>
          </table:table-cell>
          <table:table-cell table:style-name="ce26" table:formula="of:=[.C41]*[.F41]" office:value-type="float" office:value="12500.4360679175" calcext:value-type="float">
            <text:p>12500.44</text:p>
          </table:table-cell>
          <table:table-cell table:style-name="ce26" table:formula="of:=[.$D$5]*[.C41]+[.$D$6]" office:value-type="float" office:value="75.7084469386625" calcext:value-type="float">
            <text:p>75.71</text:p>
          </table:table-cell>
          <table:table-cell table:style-name="ce24" table:formula="of:=[.J40]+5" office:value-type="float" office:value="172" calcext:value-type="float">
            <text:p>172</text:p>
          </table:table-cell>
          <table:table-cell table:style-name="ce24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table:formula="of:=[.C41]+5" office:value-type="float" office:value="177" calcext:value-type="float">
            <text:p>177</text:p>
          </table:table-cell>
          <table:table-cell table:style-name="ce26" table:formula="of:=[.$E$5]*[.C42]+[.$E$6]" office:value-type="float" office:value="80.5555555555556" calcext:value-type="float">
            <text:p>80.56</text:p>
          </table:table-cell>
          <table:table-cell table:style-name="ce26" table:formula="of:=RAND()*2*[.$E$7]-[.$E$7]" office:value-type="float" office:value="7.52847393126958" calcext:value-type="float">
            <text:p>7.53</text:p>
          </table:table-cell>
          <table:table-cell table:style-name="ce26" table:formula="of:=[.$E$5]*[.C42]+[.$E$6]+[.E42]" office:value-type="float" office:value="88.0840294868252" calcext:value-type="float">
            <text:p>88.08</text:p>
          </table:table-cell>
          <table:table-cell table:style-name="ce24" table:formula="of:=[.C42]*[.C42]" office:value-type="float" office:value="31329" calcext:value-type="float">
            <text:p>31329</text:p>
          </table:table-cell>
          <table:table-cell table:style-name="ce26" table:formula="of:=[.C42]*[.F42]" office:value-type="float" office:value="15590.8732191681" calcext:value-type="float">
            <text:p>15590.87</text:p>
          </table:table-cell>
          <table:table-cell table:style-name="ce26" table:formula="of:=[.$D$5]*[.C42]+[.$D$6]" office:value-type="float" office:value="78.3514824977592" calcext:value-type="float">
            <text:p>78.35</text:p>
          </table:table-cell>
          <table:table-cell table:style-name="ce24" table:formula="of:=[.J41]+5" office:value-type="float" office:value="177" calcext:value-type="float">
            <text:p>177</text:p>
          </table:table-cell>
          <table:table-cell table:style-name="ce2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4" office:value-type="float" office:value="31" calcext:value-type="float">
            <text:p>31</text:p>
          </table:table-cell>
          <table:table-cell table:style-name="ce24" table:formula="of:=[.C42]+5" office:value-type="float" office:value="182" calcext:value-type="float">
            <text:p>182</text:p>
          </table:table-cell>
          <table:table-cell table:style-name="ce26" table:formula="of:=[.$E$5]*[.C43]+[.$E$6]" office:value-type="float" office:value="83.3333333333333" calcext:value-type="float">
            <text:p>83.33</text:p>
          </table:table-cell>
          <table:table-cell table:style-name="ce26" table:formula="of:=RAND()*2*[.$E$7]-[.$E$7]" office:value-type="float" office:value="0.300082993663439" calcext:value-type="float">
            <text:p>0.30</text:p>
          </table:table-cell>
          <table:table-cell table:style-name="ce26" table:formula="of:=[.$E$5]*[.C43]+[.$E$6]+[.E43]" office:value-type="float" office:value="83.6334163269968" calcext:value-type="float">
            <text:p>83.63</text:p>
          </table:table-cell>
          <table:table-cell table:style-name="ce24" table:formula="of:=[.C43]*[.C43]" office:value-type="float" office:value="33124" calcext:value-type="float">
            <text:p>33124</text:p>
          </table:table-cell>
          <table:table-cell table:style-name="ce26" table:formula="of:=[.C43]*[.F43]" office:value-type="float" office:value="15221.2817715134" calcext:value-type="float">
            <text:p>15221.28</text:p>
          </table:table-cell>
          <table:table-cell table:style-name="ce26" table:formula="of:=[.$D$5]*[.C43]+[.$D$6]" office:value-type="float" office:value="80.9945180568559" calcext:value-type="float">
            <text:p>80.99</text:p>
          </table:table-cell>
          <table:table-cell table:style-name="ce24" table:formula="of:=[.J42]+5" office:value-type="float" office:value="182" calcext:value-type="float">
            <text:p>182</text:p>
          </table:table-cell>
          <table:table-cell table:style-name="ce24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table:formula="of:=[.C43]+5" office:value-type="float" office:value="187" calcext:value-type="float">
            <text:p>187</text:p>
          </table:table-cell>
          <table:table-cell table:style-name="ce26" table:formula="of:=[.$E$5]*[.C44]+[.$E$6]" office:value-type="float" office:value="86.1111111111111" calcext:value-type="float">
            <text:p>86.11</text:p>
          </table:table-cell>
          <table:table-cell table:style-name="ce26" table:formula="of:=RAND()*2*[.$E$7]-[.$E$7]" office:value-type="float" office:value="9.87923693903421" calcext:value-type="float">
            <text:p>9.88</text:p>
          </table:table-cell>
          <table:table-cell table:style-name="ce26" table:formula="of:=[.$E$5]*[.C44]+[.$E$6]+[.E44]" office:value-type="float" office:value="95.9903480501454" calcext:value-type="float">
            <text:p>95.99</text:p>
          </table:table-cell>
          <table:table-cell table:style-name="ce24" table:formula="of:=[.C44]*[.C44]" office:value-type="float" office:value="34969" calcext:value-type="float">
            <text:p>34969</text:p>
          </table:table-cell>
          <table:table-cell table:style-name="ce26" table:formula="of:=[.C44]*[.F44]" office:value-type="float" office:value="17950.1950853772" calcext:value-type="float">
            <text:p>17950.20</text:p>
          </table:table-cell>
          <table:table-cell table:style-name="ce26" table:formula="of:=[.$D$5]*[.C44]+[.$D$6]" office:value-type="float" office:value="83.6375536159527" calcext:value-type="float">
            <text:p>83.64</text:p>
          </table:table-cell>
          <table:table-cell table:style-name="ce24" table:formula="of:=[.J43]+5" office:value-type="float" office:value="187" calcext:value-type="float">
            <text:p>187</text:p>
          </table:table-cell>
          <table:table-cell table:style-name="ce24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4" office:value-type="float" office:value="33" calcext:value-type="float">
            <text:p>33</text:p>
          </table:table-cell>
          <table:table-cell table:style-name="ce24" table:formula="of:=[.C44]+5" office:value-type="float" office:value="192" calcext:value-type="float">
            <text:p>192</text:p>
          </table:table-cell>
          <table:table-cell table:style-name="ce26" table:formula="of:=[.$E$5]*[.C45]+[.$E$6]" office:value-type="float" office:value="88.8888888888889" calcext:value-type="float">
            <text:p>88.89</text:p>
          </table:table-cell>
          <table:table-cell table:style-name="ce26" table:formula="of:=RAND()*2*[.$E$7]-[.$E$7]" office:value-type="float" office:value="-8.48890831607968" calcext:value-type="float">
            <text:p>-8.49</text:p>
          </table:table-cell>
          <table:table-cell table:style-name="ce26" table:formula="of:=[.$E$5]*[.C45]+[.$E$6]+[.E45]" office:value-type="float" office:value="80.3999805728093" calcext:value-type="float">
            <text:p>80.40</text:p>
          </table:table-cell>
          <table:table-cell table:style-name="ce24" table:formula="of:=[.C45]*[.C45]" office:value-type="float" office:value="36864" calcext:value-type="float">
            <text:p>36864</text:p>
          </table:table-cell>
          <table:table-cell table:style-name="ce26" table:formula="of:=[.C45]*[.F45]" office:value-type="float" office:value="15436.7962699794" calcext:value-type="float">
            <text:p>15436.80</text:p>
          </table:table-cell>
          <table:table-cell table:style-name="ce26" table:formula="of:=[.$D$5]*[.C45]+[.$D$6]" office:value-type="float" office:value="86.2805891750494" calcext:value-type="float">
            <text:p>86.28</text:p>
          </table:table-cell>
          <table:table-cell table:style-name="ce24" table:formula="of:=[.J44]+5" office:value-type="float" office:value="192" calcext:value-type="float">
            <text:p>192</text:p>
          </table:table-cell>
          <table:table-cell table:style-name="ce24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table:formula="of:=[.C45]+5" office:value-type="float" office:value="197" calcext:value-type="float">
            <text:p>197</text:p>
          </table:table-cell>
          <table:table-cell table:style-name="ce26" table:formula="of:=[.$E$5]*[.C46]+[.$E$6]" office:value-type="float" office:value="91.6666666666667" calcext:value-type="float">
            <text:p>91.67</text:p>
          </table:table-cell>
          <table:table-cell table:style-name="ce26" table:formula="of:=RAND()*2*[.$E$7]-[.$E$7]" office:value-type="float" office:value="3.80893056208379" calcext:value-type="float">
            <text:p>3.81</text:p>
          </table:table-cell>
          <table:table-cell table:style-name="ce26" table:formula="of:=[.$E$5]*[.C46]+[.$E$6]+[.E46]" office:value-type="float" office:value="95.4755972287505" calcext:value-type="float">
            <text:p>95.48</text:p>
          </table:table-cell>
          <table:table-cell table:style-name="ce24" table:formula="of:=[.C46]*[.C46]" office:value-type="float" office:value="38809" calcext:value-type="float">
            <text:p>38809</text:p>
          </table:table-cell>
          <table:table-cell table:style-name="ce26" table:formula="of:=[.C46]*[.F46]" office:value-type="float" office:value="18808.6926540639" calcext:value-type="float">
            <text:p>18808.69</text:p>
          </table:table-cell>
          <table:table-cell table:style-name="ce26" table:formula="of:=[.$D$5]*[.C46]+[.$D$6]" office:value-type="float" office:value="88.9236247341461" calcext:value-type="float">
            <text:p>88.92</text:p>
          </table:table-cell>
          <table:table-cell table:style-name="ce24" table:formula="of:=[.J45]+5" office:value-type="float" office:value="197" calcext:value-type="float">
            <text:p>197</text:p>
          </table:table-cell>
          <table:table-cell table:style-name="ce24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24" office:value-type="float" office:value="35" calcext:value-type="float">
            <text:p>35</text:p>
          </table:table-cell>
          <table:table-cell table:style-name="ce24" table:formula="of:=[.C46]+5" office:value-type="float" office:value="202" calcext:value-type="float">
            <text:p>202</text:p>
          </table:table-cell>
          <table:table-cell table:style-name="ce26" table:formula="of:=[.$E$5]*[.C47]+[.$E$6]" office:value-type="float" office:value="94.4444444444445" calcext:value-type="float">
            <text:p>94.44</text:p>
          </table:table-cell>
          <table:table-cell table:style-name="ce26" table:formula="of:=RAND()*2*[.$E$7]-[.$E$7]" office:value-type="float" office:value="-7.02675208855987" calcext:value-type="float">
            <text:p>-7.03</text:p>
          </table:table-cell>
          <table:table-cell table:style-name="ce26" table:formula="of:=[.$E$5]*[.C47]+[.$E$6]+[.E47]" office:value-type="float" office:value="87.4176923558847" calcext:value-type="float">
            <text:p>87.42</text:p>
          </table:table-cell>
          <table:table-cell table:style-name="ce24" table:formula="of:=[.C47]*[.C47]" office:value-type="float" office:value="40804" calcext:value-type="float">
            <text:p>40804</text:p>
          </table:table-cell>
          <table:table-cell table:style-name="ce26" table:formula="of:=[.C47]*[.F47]" office:value-type="float" office:value="17658.3738558887" calcext:value-type="float">
            <text:p>17658.37</text:p>
          </table:table-cell>
          <table:table-cell table:style-name="ce26" table:formula="of:=[.$D$5]*[.C47]+[.$D$6]" office:value-type="float" office:value="91.5666602932429" calcext:value-type="float">
            <text:p>91.57</text:p>
          </table:table-cell>
          <table:table-cell table:style-name="ce24" table:formula="of:=[.J46]+5" office:value-type="float" office:value="202" calcext:value-type="float">
            <text:p>202</text:p>
          </table:table-cell>
          <table:table-cell table:style-name="ce2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4" office:value-type="float" office:value="36" calcext:value-type="float">
            <text:p>36</text:p>
          </table:table-cell>
          <table:table-cell table:style-name="ce24" table:formula="of:=[.C47]+5" office:value-type="float" office:value="207" calcext:value-type="float">
            <text:p>207</text:p>
          </table:table-cell>
          <table:table-cell table:style-name="ce26" table:formula="of:=[.$E$5]*[.C48]+[.$E$6]" office:value-type="float" office:value="97.2222222222222" calcext:value-type="float">
            <text:p>97.22</text:p>
          </table:table-cell>
          <table:table-cell table:style-name="ce26" table:formula="of:=RAND()*2*[.$E$7]-[.$E$7]" office:value-type="float" office:value="-0.842579028174624" calcext:value-type="float">
            <text:p>-0.84</text:p>
          </table:table-cell>
          <table:table-cell table:style-name="ce26" table:formula="of:=[.$E$5]*[.C48]+[.$E$6]+[.E48]" office:value-type="float" office:value="96.3796431940477" calcext:value-type="float">
            <text:p>96.38</text:p>
          </table:table-cell>
          <table:table-cell table:style-name="ce24" table:formula="of:=[.C48]*[.C48]" office:value-type="float" office:value="42849" calcext:value-type="float">
            <text:p>42849</text:p>
          </table:table-cell>
          <table:table-cell table:style-name="ce26" table:formula="of:=[.C48]*[.F48]" office:value-type="float" office:value="19950.5861411679" calcext:value-type="float">
            <text:p>19950.59</text:p>
          </table:table-cell>
          <table:table-cell table:style-name="ce26" table:formula="of:=[.$D$5]*[.C48]+[.$D$6]" office:value-type="float" office:value="94.2096958523396" calcext:value-type="float">
            <text:p>94.21</text:p>
          </table:table-cell>
          <table:table-cell table:style-name="ce24" table:formula="of:=[.J47]+5" office:value-type="float" office:value="207" calcext:value-type="float">
            <text:p>207</text:p>
          </table:table-cell>
          <table:table-cell table:style-name="ce24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24" office:value-type="float" office:value="37" calcext:value-type="float">
            <text:p>37</text:p>
          </table:table-cell>
          <table:table-cell table:style-name="ce24" table:formula="of:=[.C48]+5" office:value-type="float" office:value="212" calcext:value-type="float">
            <text:p>212</text:p>
          </table:table-cell>
          <table:table-cell table:style-name="ce26" table:formula="of:=[.$E$5]*[.C49]+[.$E$6]" office:value-type="float" office:value="100" calcext:value-type="float">
            <text:p>100.00</text:p>
          </table:table-cell>
          <table:table-cell table:style-name="ce26" table:formula="of:=RAND()*2*[.$E$7]-[.$E$7]" office:value-type="float" office:value="-9.55331590642224" calcext:value-type="float">
            <text:p>-9.55</text:p>
          </table:table-cell>
          <table:table-cell table:style-name="ce26" table:formula="of:=[.$E$5]*[.C49]+[.$E$6]+[.E49]" office:value-type="float" office:value="90.4466840935778" calcext:value-type="float">
            <text:p>90.45</text:p>
          </table:table-cell>
          <table:table-cell table:style-name="ce24" table:formula="of:=[.C49]*[.C49]" office:value-type="float" office:value="44944" calcext:value-type="float">
            <text:p>44944</text:p>
          </table:table-cell>
          <table:table-cell table:style-name="ce26" table:formula="of:=[.C49]*[.F49]" office:value-type="float" office:value="19174.6970278385" calcext:value-type="float">
            <text:p>19174.70</text:p>
          </table:table-cell>
          <table:table-cell table:style-name="ce26" table:formula="of:=[.$D$5]*[.C49]+[.$D$6]" office:value-type="float" office:value="96.8527314114363" calcext:value-type="float">
            <text:p>96.85</text:p>
          </table:table-cell>
          <table:table-cell table:style-name="ce24" table:formula="of:=[.J48]+5" office:value-type="float" office:value="212" calcext:value-type="float">
            <text:p>212</text:p>
          </table:table-cell>
          <table:table-cell table:style-name="ce24" office:value-type="float" office:value="37" calcext:value-type="float">
            <text:p>37</text:p>
          </table:table-cell>
        </table:table-row>
        <table:table-row table:style-name="ro1" table:number-rows-repeated="11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econdPolynomial.J14:SecondPolynomial.J6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9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21:51:15.346772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  <meta:initial-creator>Mark Lehr</meta:initial-creator>
    <meta:creation-date>2021-09-29T18:37:52Z</meta:creation-date>
    <dc:date>2024-04-17T21:52:44.090944271</dc:date>
    <meta:editing-cycles>7</meta:editing-cycles>
    <meta:editing-duration>PT55M28S</meta:editing-duration>
    <meta:document-statistic meta:table-count="3" meta:cell-count="13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158466" svg:stroke-linecap="round" draw:fill="none" draw:fill-color="#1584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38c3ff" svg:stroke-linecap="round" draw:fill="none" draw:fill-color="#38c3ff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089cm" svg:height="13.047cm" xlink:href=".." xlink:type="simple" chart:class="chart:line" chart:style-name="ch1">
        <chart:title svg:x="9.26cm" svg:y="0.396cm" chart:style-name="ch2">
          <text:p>2nd Order Polynomial</text:p>
        </chart:title>
        <chart:legend chart:legend-position="end" svg:x="20.496cm" svg:y="5.145cm" style:legend-expansion="custom" svg:width="2.556cm" svg:height="3.035cm" style:legend-expansion-aspect-ratio="0.842174629324547" chart:style-name="ch3"/>
        <chart:plot-area chart:style-name="ch4" table:cell-range-address="SecondPolynomial.I13:SecondPolynomial.J64" chart:data-source-has-labels="row" svg:x="0.461cm" svg:y="1.445cm" svg:width="19.613cm" svg:height="11.342cm">
          <chart:coordinate-region svg:x="1.598cm" svg:y="1.606cm" svg:width="18.314cm" svg:height="10.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econdPolynomial.I14:SecondPolynomial.I64" chart:label-cell-address="SecondPolynomial.I13:SecondPolynomial.I13" chart:class="chart:line">
            <chart:data-point chart:repeated="51"/>
          </chart:series>
          <chart:series chart:style-name="ch9" chart:values-cell-range-address="SecondPolynomial.J14:SecondPolynomial.J64" chart:label-cell-address="SecondPolynomial.J13:SecondPolynomial.J13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e Fit</text:p>
                <draw:g>
                  <svg:desc>SecondPolynomial.I13:SecondPolynomial.I13</svg:desc>
                </draw:g>
              </table:table-cell>
              <table:table-cell office:value-type="string">
                <text:p>C'''g(N^2)</text:p>
                <draw:g>
                  <svg:desc>SecondPolynomial.J13:SecondPolynomial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225">
                <text:p>1.8225</text:p>
                <draw:g>
                  <svg:desc>SecondPolynomial.I14:SecondPolynomial.I64</svg:desc>
                </draw:g>
              </table:table-cell>
              <table:table-cell office:value-type="float" office:value="0.20625">
                <text:p>0.20625</text:p>
                <draw:g>
                  <svg:desc>SecondPolynomial.J14:SecondPolynomial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">
                <text:p>2.88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25">
                <text:p>4.3125</text:p>
              </table:table-cell>
              <table:table-cell office:value-type="float" office:value="1.85625">
                <text:p>1.8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2">
                <text:p>6.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3025">
                <text:p>8.3025</text:p>
              </table:table-cell>
              <table:table-cell office:value-type="float" office:value="5.15625">
                <text:p>5.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6">
                <text:p>10.86</text:p>
              </table:table-cell>
              <table:table-cell office:value-type="float" office:value="7.425">
                <text:p>7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7925">
                <text:p>13.7925</text:p>
              </table:table-cell>
              <table:table-cell office:value-type="float" office:value="10.10625">
                <text:p>10.1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">
                <text:p>17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7825">
                <text:p>20.7825</text:p>
              </table:table-cell>
              <table:table-cell office:value-type="float" office:value="16.70625">
                <text:p>16.7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84">
                <text:p>24.84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2725">
                <text:p>29.2725</text:p>
              </table:table-cell>
              <table:table-cell office:value-type="float" office:value="24.95625">
                <text:p>24.9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08">
                <text:p>34.0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2625">
                <text:p>39.2625</text:p>
              </table:table-cell>
              <table:table-cell office:value-type="float" office:value="34.85625">
                <text:p>34.8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82">
                <text:p>44.82</text:p>
              </table:table-cell>
              <table:table-cell office:value-type="float" office:value="40.425">
                <text:p>40.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525">
                <text:p>50.7525</text:p>
              </table:table-cell>
              <table:table-cell office:value-type="float" office:value="46.40625">
                <text:p>46.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06">
                <text:p>57.0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7425">
                <text:p>63.7425</text:p>
              </table:table-cell>
              <table:table-cell office:value-type="float" office:value="59.60625">
                <text:p>59.6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.8">
                <text:p>70.8</text:p>
              </table:table-cell>
              <table:table-cell office:value-type="float" office:value="66.825">
                <text:p>66.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2325">
                <text:p>78.2325</text:p>
              </table:table-cell>
              <table:table-cell office:value-type="float" office:value="74.45625">
                <text:p>74.4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04">
                <text:p>86.0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.02">
                <text:p>121.02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">
                <text:p>162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.98">
                <text:p>208.98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.96">
                <text:p>261.96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.94">
                <text:p>320.9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.92">
                <text:p>385.92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.9">
                <text:p>456.9</text:p>
              </table:table-cell>
              <table:table-cell office:value-type="float" office:value="475.2">
                <text:p>475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3.88">
                <text:p>533.88</text:p>
              </table:table-cell>
              <table:table-cell office:value-type="float" office:value="557.7">
                <text:p>55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6.86">
                <text:p>616.86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5.84">
                <text:p>705.84</text:p>
              </table:table-cell>
              <table:table-cell office:value-type="float" office:value="742.5">
                <text:p>74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0.82">
                <text:p>800.82</text:p>
              </table:table-cell>
              <table:table-cell office:value-type="float" office:value="844.8">
                <text:p>84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1.8">
                <text:p>901.8</text:p>
              </table:table-cell>
              <table:table-cell office:value-type="float" office:value="953.7">
                <text:p>953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8.78">
                <text:p>1008.78</text:p>
              </table:table-cell>
              <table:table-cell office:value-type="float" office:value="1069.2">
                <text:p>106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.76">
                <text:p>1121.76</text:p>
              </table:table-cell>
              <table:table-cell office:value-type="float" office:value="1191.3">
                <text:p>1191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0.74">
                <text:p>1240.7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5.72">
                <text:p>1365.72</text:p>
              </table:table-cell>
              <table:table-cell office:value-type="float" office:value="1455.3">
                <text:p>1455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6.7">
                <text:p>1496.7</text:p>
              </table:table-cell>
              <table:table-cell office:value-type="float" office:value="1597.2">
                <text:p>159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.68">
                <text:p>1633.68</text:p>
              </table:table-cell>
              <table:table-cell office:value-type="float" office:value="1745.7">
                <text:p>174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6.66">
                <text:p>1776.66</text:p>
              </table:table-cell>
              <table:table-cell office:value-type="float" office:value="1900.8">
                <text:p>190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5.64">
                <text:p>1925.64</text:p>
              </table:table-cell>
              <table:table-cell office:value-type="float" office:value="2062.5">
                <text:p>206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0.62">
                <text:p>2080.62</text:p>
              </table:table-cell>
              <table:table-cell office:value-type="float" office:value="2230.8">
                <text:p>223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41.6">
                <text:p>2241.6</text:p>
              </table:table-cell>
              <table:table-cell office:value-type="float" office:value="2405.7">
                <text:p>2405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8.58">
                <text:p>2408.58</text:p>
              </table:table-cell>
              <table:table-cell office:value-type="float" office:value="2587.2">
                <text:p>258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81.56">
                <text:p>2581.56</text:p>
              </table:table-cell>
              <table:table-cell office:value-type="float" office:value="2775.3">
                <text:p>2775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0.54">
                <text:p>2760.5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45.52">
                <text:p>2945.52</text:p>
              </table:table-cell>
              <table:table-cell office:value-type="float" office:value="3171.3">
                <text:p>317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36.5">
                <text:p>3136.5</text:p>
              </table:table-cell>
              <table:table-cell office:value-type="float" office:value="3379.2">
                <text:p>3379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33.48">
                <text:p>3333.48</text:p>
              </table:table-cell>
              <table:table-cell office:value-type="float" office:value="3593.7">
                <text:p>3593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36.46">
                <text:p>3536.46</text:p>
              </table:table-cell>
              <table:table-cell office:value-type="float" office:value="3814.8">
                <text:p>3814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45.44">
                <text:p>3745.44</text:p>
              </table:table-cell>
              <table:table-cell office:value-type="float" office:value="4042.5">
                <text:p>404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158466" svg:stroke-linecap="round" draw:fill="none" draw:fill-color="#1584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38c3ff" svg:stroke-linecap="round" draw:fill="none" draw:fill-color="#38c3ff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698cm" svg:height="15.56cm" xlink:href="." xlink:type="simple" chart:class="chart:line" chart:style-name="ch1">
        <chart:title svg:x="12.094cm" svg:y="0.447cm" chart:style-name="ch2">
          <text:p>NLogN</text:p>
        </chart:title>
        <chart:legend chart:legend-position="end" svg:x="22.703cm" svg:y="5.953cm" style:legend-expansion="custom" svg:width="2.994cm" svg:height="3.462cm" style:legend-expansion-aspect-ratio="0.864818024263432" chart:style-name="ch3"/>
        <chart:plot-area chart:style-name="ch4" chart:data-source-has-labels="both" svg:x="0.513cm" svg:y="1.547cm" svg:width="22.118cm" svg:height="13.702cm">
          <chart:coordinate-region svg:x="1.083cm" svg:y="1.708cm" svg:width="21.387cm" svg:height="12.97cm"/>
          <chart:axis chart:dimension="x" chart:name="primary-x" chart:style-name="ch5" chartooo:axis-type="text">
            <chart:categories table:cell-range-address="local-table.$A$2:.$A$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2" chart:label-cell-address="local-table.$B$1" chart:class="chart:line">
            <chart:data-point chart:repeated="51"/>
          </chart:series>
          <chart:series chart:style-name="ch9" chart:values-cell-range-address="local-table.$C$2:.$C$52" chart:label-cell-address="local-table.$C$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e Fit</text:p>
              </table:table-cell>
              <table:table-cell office:value-type="string">
                <text:p>C'''g(N^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9234693481075">
                <text:p>-0.89234693481075</text:p>
              </table:table-cell>
              <table:table-cell office:value-type="float" office:value="-0.526802492411967">
                <text:p>-0.5268024924119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42296741574036">
                <text:p>-0.242296741574036</text:p>
              </table:table-cell>
              <table:table-cell office:value-type="float" office:value="-0.526802492411967">
                <text:p>-0.526802492411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861775685533">
                <text:p>0.30861775685533</text:p>
              </table:table-cell>
              <table:table-cell office:value-type="float" office:value="-0.327964183596787">
                <text:p>-0.32796418359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9899">
                <text:p>0.85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306430775995">
                <text:p>1.43306430775995</text:p>
              </table:table-cell>
              <table:table-cell office:value-type="float" office:value="0.423981306910247">
                <text:p>0.423981306910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361855856603">
                <text:p>2.03361855856603</text:p>
              </table:table-cell>
              <table:table-cell office:value-type="float" office:value="0.924479110042327">
                <text:p>0.92447911004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6236699187216">
                <text:p>2.66236699187216</text:p>
              </table:table-cell>
              <table:table-cell office:value-type="float" office:value="1.48860804820355">
                <text:p>1.48860804820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18531386586">
                <text:p>3.318531386586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80268906808">
                <text:p>4.00080268906808</text:p>
              </table:table-cell>
              <table:table-cell office:value-type="float" office:value="2.77343733012698">
                <text:p>2.7734373301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0773813015336">
                <text:p>4.70773813015336</text:p>
              </table:table-cell>
              <table:table-cell office:value-type="float" office:value="3.48197507588033">
                <text:p>3.48197507588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3791810779367">
                <text:p>5.43791810779367</text:p>
              </table:table-cell>
              <table:table-cell office:value-type="float" office:value="4.22857717811628">
                <text:p>4.22857717811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9000661376269">
                <text:p>6.19000661376269</text:p>
              </table:table-cell>
              <table:table-cell office:value-type="float" office:value="5.00977317455646">
                <text:p>5.00977317455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6277078439252">
                <text:p>6.96277078439252</text:p>
              </table:table-cell>
              <table:table-cell office:value-type="float" office:value="5.8226732311347">
                <text:p>5.8226732311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508279224812">
                <text:p>7.75508279224812</text:p>
              </table:table-cell>
              <table:table-cell office:value-type="float" office:value="6.66483354329088">
                <text:p>6.66483354329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659143049368">
                <text:p>8.5659143049368</text:p>
              </table:table-cell>
              <table:table-cell office:value-type="float" office:value="7.53416038892631">
                <text:p>7.53416038892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9432815987057">
                <text:p>9.39432815987057</text:p>
              </table:table-cell>
              <table:table-cell office:value-type="float" office:value="8.42883987859147">
                <text:p>8.42883987859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39469386752">
                <text:p>10.239469386752</text:p>
              </table:table-cell>
              <table:table-cell office:value-type="float" office:value="9.34728533449838">
                <text:p>9.34728533449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1005565331487">
                <text:p>11.1005565331487</text:p>
              </table:table-cell>
              <table:table-cell office:value-type="float" office:value="10.2880970919617">
                <text:p>10.2880970919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68736872869">
                <text:p>11.9768736872869</text:p>
              </table:table-cell>
              <table:table-cell office:value-type="float" office:value="11.2500312600134">
                <text:p>11.250031260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8677633233901">
                <text:p>12.8677633233901</text:p>
              </table:table-cell>
              <table:table-cell office:value-type="float" office:value="12.2319750758803">
                <text:p>12.2319750758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5656058209432">
                <text:p>16.5656058209432</text:p>
              </table:table-cell>
              <table:table-cell office:value-type="float" office:value="16.3411762580565">
                <text:p>16.3411762580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4554830381246">
                <text:p>20.4554830381246</text:p>
              </table:table-cell>
              <table:table-cell office:value-type="float" office:value="20.7049019803493">
                <text:p>20.7049019803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5130358999016">
                <text:p>24.5130358999016</text:p>
              </table:table-cell>
              <table:table-cell office:value-type="float" office:value="25.2865196357744">
                <text:p>25.2865196357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7193239631092">
                <text:p>28.7193239631092</text:p>
              </table:table-cell>
              <table:table-cell office:value-type="float" office:value="30.0586390473387">
                <text:p>30.0586390473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059219">
                <text:p>33.059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5203685273574">
                <text:p>37.5203685273574</text:p>
              </table:table-cell>
              <table:table-cell office:value-type="float" office:value="40.0936183785917">
                <text:p>40.0936183785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0925006221154">
                <text:p>42.0925006221154</text:p>
              </table:table-cell>
              <table:table-cell office:value-type="float" office:value="45.3256123340002">
                <text:p>45.325612334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7669415354892">
                <text:p>46.7669415354892</text:p>
              </table:table-cell>
              <table:table-cell office:value-type="float" office:value="50.6844225299611">
                <text:p>50.6844225299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5362710133633">
                <text:p>51.5362710133633</text:p>
              </table:table-cell>
              <table:table-cell office:value-type="float" office:value="56.1602737482337">
                <text:p>56.1602737482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3940697059902">
                <text:p>56.3940697059902</text:p>
              </table:table-cell>
              <table:table-cell office:value-type="float" office:value="61.7447911004233">
                <text:p>61.7447911004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334729960124">
                <text:p>61.334729960124</text:p>
              </table:table-cell>
              <table:table-cell office:value-type="float" office:value="67.4307190287318">
                <text:p>67.4307190287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.3533113504317">
                <text:p>66.3533113504317</text:p>
              </table:table-cell>
              <table:table-cell office:value-type="float" office:value="73.2117108220073">
                <text:p>73.2117108220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.4454284998652">
                <text:p>71.4454284998652</text:p>
              </table:table-cell>
              <table:table-cell office:value-type="float" office:value="79.0821678215083">
                <text:p>79.0821678215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607162665769">
                <text:p>76.607162665769</text:p>
              </table:table-cell>
              <table:table-cell office:value-type="float" office:value="85.0371144633631">
                <text:p>85.0371144633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.8349911267296">
                <text:p>81.8349911267296</text:p>
              </table:table-cell>
              <table:table-cell office:value-type="float" office:value="91.0720996964787">
                <text:p>91.0720996964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.125730112377">
                <text:p>87.125730112377</text:p>
              </table:table-cell>
              <table:table-cell office:value-type="float" office:value="97.1831181629431">
                <text:p>97.1831181629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4764881826093">
                <text:p>92.4764881826093</text:p>
              </table:table-cell>
              <table:table-cell office:value-type="float" office:value="103.36654642331">
                <text:p>103.36654642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8846277723784">
                <text:p>97.8846277723784</text:p>
              </table:table-cell>
              <table:table-cell office:value-type="float" office:value="109.619090799416">
                <text:p>109.619090799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347733191319">
                <text:p>103.347733191319</text:p>
              </table:table-cell>
              <table:table-cell office:value-type="float" office:value="115.937744303775">
                <text:p>115.937744303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863583779794">
                <text:p>108.863583779794</text:p>
              </table:table-cell>
              <table:table-cell office:value-type="float" office:value="122.319750758803">
                <text:p>122.319750758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4.430131223917">
                <text:p>114.430131223917</text:p>
              </table:table-cell>
              <table:table-cell office:value-type="float" office:value="128.762574665344">
                <text:p>128.762574665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.045480254791">
                <text:p>120.045480254791</text:p>
              </table:table-cell>
              <table:table-cell office:value-type="float" office:value="135.263875713024">
                <text:p>135.263875713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.707872124049">
                <text:p>125.707872124049</text:p>
              </table:table-cell>
              <table:table-cell office:value-type="float" office:value="141.821487071537">
                <text:p>141.8214870715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.415670374169">
                <text:p>131.415670374169</text:p>
              </table:table-cell>
              <table:table-cell office:value-type="float" office:value="148.433396786744">
                <text:p>148.433396786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.167348518826">
                <text:p>137.167348518826</text:p>
              </table:table-cell>
              <table:table-cell office:value-type="float" office:value="155.097731745565">
                <text:p>155.097731745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2.961479323397">
                <text:p>142.961479323397</text:p>
              </table:table-cell>
              <table:table-cell office:value-type="float" office:value="161.812743781019">
                <text:p>161.812743781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.796725434126">
                <text:p>148.796725434126</text:p>
              </table:table-cell>
              <table:table-cell office:value-type="float" office:value="168.576797571829">
                <text:p>168.576797571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.671831150426">
                <text:p>154.671831150426</text:p>
              </table:table-cell>
              <table:table-cell office:value-type="float" office:value="175.388360055896">
                <text:p>175.388360055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.585615171235">
                <text:p>160.585615171235</text:p>
              </table:table-cell>
              <table:table-cell office:value-type="float" office:value="182.245991128028">
                <text:p>182.245991128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.536964175503">
                <text:p>166.536964175503</text:p>
              </table:table-cell>
              <table:table-cell office:value-type="float" office:value="189.148335432909">
                <text:p>189.148335432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666666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draw:stroke="none" draw:stroke-dash="Double_20_Dash_20_Dot_20_Dot_20__28_Rounded_29_" svg:stroke-color="#b3b3b3" svg:stroke-linecap="round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label-position="top"/>
      <style:graphic-properties svg:stroke-width="0.08cm" svg:stroke-color="#38c3ff" draw:fill-color="#38c3ff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59cm" svg:height="13.588cm" xlink:href=".." xlink:type="simple" chart:class="chart:line" chart:style-name="ch1">
        <chart:title svg:x="10.256cm" svg:y="0.406cm" chart:style-name="ch2">
          <text:p>Temperature Least Square Curve</text:p>
        </chart:title>
        <chart:legend chart:legend-position="end" svg:x="25.331cm" svg:y="2.635cm" style:legend-expansion="custom" svg:width="2.141cm" svg:height="7.375cm" style:legend-expansion-aspect-ratio="0.290305084745763" chart:style-name="ch3"/>
        <chart:plot-area chart:style-name="ch4" table:cell-range-address="LeastSquareCurvedFitTemperature.I11:LeastSquareCurvedFitTemperature.J49" chart:data-source-has-labels="both" svg:x="1.499cm" svg:y="1.199cm" svg:width="23.417cm" svg:height="11.474cm">
          <chart:coordinate-region svg:x="2.317cm" svg:y="1.398cm" svg:width="22.458cm" svg:height="10.136cm"/>
          <chart:axis chart:dimension="x" chart:name="primary-x" chart:style-name="ch5" chartooo:axis-type="auto">
            <chartooo:date-scale/>
            <chart:title svg:x="12.41cm" svg:y="12.944cm" chart:style-name="ch6">
              <text:p>Degrees F</text:p>
            </chart:title>
            <chart:categories table:cell-range-address="LeastSquareCurvedFitTemperature.I13:LeastSquareCurvedFitTemperature.I49"/>
          </chart:axis>
          <chart:axis chart:dimension="y" chart:name="primary-y" chart:style-name="ch7">
            <chart:title svg:x="0.386cm" svg:y="7.758cm" chart:style-name="ch8">
              <text:p>Degrees C</text:p>
            </chart:title>
            <chart:grid chart:style-name="ch9" chart:class="major"/>
          </chart:axis>
          <chart:series chart:style-name="ch10" chart:values-cell-range-address="LeastSquareCurvedFitTemperature.J13:LeastSquareCurvedFitTemperature.J49" chart:label-cell-address="LeastSquareCurvedFitTemperature.J11:LeastSquareCurvedFitTemperature.J12" chart:class="chart:line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e Fit x</text:p>
                <text:list>
                  <text:list-item>
                    <text:p>Curve Fit</text:p>
                  </text:list-item>
                  <text:list-item>
                    <text:p>x</text:p>
                  </text:list-item>
                </text:list>
                <draw:g>
                  <svg:desc>LeastSquareCurvedFitTemperature.J11:LeastSquareCurvedFitTemperature.J12</svg:desc>
                </draw:g>
              </table:table-cell>
            </table:table-row>
          </table:table-header-rows>
          <table:table-rows>
            <table:table-row>
              <table:table-cell office:value-type="float" office:value="1.70345128395394">
                <text:p>1.70345128395394</text:p>
                <draw:g>
                  <svg:desc>LeastSquareCurvedFitTemperature.I13:LeastSquareCurvedFitTemperature.I49</svg:desc>
                </draw:g>
              </table:table-cell>
              <table:table-cell office:value-type="float" office:value="32">
                <text:p>32</text:p>
                <draw:g>
                  <svg:desc>LeastSquareCurvedFitTemperature.J13:LeastSquareCurvedFitTemperature.J49</svg:desc>
                </draw:g>
              </table:table-cell>
            </table:table-row>
            <table:table-row>
              <table:table-cell office:value-type="float" office:value="4.34648684305067">
                <text:p>4.346486843050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.9895224021474">
                <text:p>6.98952240214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.63255796124414">
                <text:p>9.63255796124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.2755935203409">
                <text:p>12.27559352034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4.9186290794376">
                <text:p>14.91862907943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7.5616646385343">
                <text:p>17.56166463853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.2047001976311">
                <text:p>20.20470019763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2.8477357567278">
                <text:p>22.84773575672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5.4907713158245">
                <text:p>25.49077131582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8.1338068749213">
                <text:p>28.13380687492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0.776842434018">
                <text:p>30.776842434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3.4198779931147">
                <text:p>33.41987799311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6.0629135522115">
                <text:p>36.06291355221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8.7059491113082">
                <text:p>38.70594911130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.3489846704049">
                <text:p>41.34898467040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.9920202295017">
                <text:p>43.99202022950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6.6350557885984">
                <text:p>46.6350557885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9.2780913476951">
                <text:p>49.278091347695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1.9211269067919">
                <text:p>51.92112690679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54.5641624658886">
                <text:p>54.56416246588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7.2071980249853">
                <text:p>57.20719802498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9.8502335840821">
                <text:p>59.850233584082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2.4932691431788">
                <text:p>62.493269143178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5.1363047022755">
                <text:p>65.13630470227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7.7793402613723">
                <text:p>67.77934026137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0.422375820469">
                <text:p>70.4223758204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3.0654113795657">
                <text:p>73.06541137956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75.7084469386625">
                <text:p>75.70844693866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8.3514824977592">
                <text:p>78.35148249775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0.9945180568559">
                <text:p>80.99451805685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3.6375536159527">
                <text:p>83.637553615952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86.2805891750494">
                <text:p>86.28058917504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88.9236247341461">
                <text:p>88.923624734146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1.5666602932429">
                <text:p>91.566660293242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4.2096958523396">
                <text:p>94.2096958523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96.8527314114363">
                <text:p>96.8527314114363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